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float" office:value="220611">
            <text:p>220611</text:p>
          </table:table-cell>
          <table:table-cell office:value-type="string">
            <text:p>Chivas Regal Bout.70cl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50">
            <text:p>6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table:style-name="ce1" office:value-type="string">
            <text:p>total:182470.86 </text:p>
            <text:p> </text:p>
          </table:table-cell>
        </table:table-row>
        <table:table-row table:style-name="ro2">
          <table:table-cell office:value-type="float" office:value="220622">
            <text:p>220622</text:p>
          </table:table-cell>
          <table:table-cell office:value-type="string">
            <text:p>Chivas Royal Salute 70cl</text:p>
          </table:table-cell>
          <table:table-cell office:value-type="float" office:value="30">
            <text:p>30</text:p>
          </table:table-cell>
          <table:table-cell office:value-type="float" office:value="75.9">
            <text:p>75.9</text:p>
          </table:table-cell>
          <table:table-cell office:value-type="float" office:value="2277">
            <text:p>227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220625">
            <text:p>220625</text:p>
          </table:table-cell>
          <table:table-cell office:value-type="string">
            <text:p>Ballantine 1L(220624/626)</text:p>
          </table:table-cell>
          <table:table-cell office:value-type="float" office:value="184">
            <text:p>184</text:p>
          </table:table-cell>
          <table:table-cell office:value-type="float" office:value="8.69">
            <text:p>8.69</text:p>
          </table:table-cell>
          <table:table-cell office:value-type="float" office:value="1598.96">
            <text:p>1598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31">
            <text:p>220631</text:p>
          </table:table-cell>
          <table:table-cell office:value-type="string">
            <text:p>Teacher 1L00(220630)</text:p>
          </table:table-cell>
          <table:table-cell office:value-type="float" office:value="19">
            <text:p>19</text:p>
          </table:table-cell>
          <table:table-cell office:value-type="float" office:value="6.71">
            <text:p>6.71</text:p>
          </table:table-cell>
          <table:table-cell office:value-type="float" office:value="127.49">
            <text:p>127.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33">
            <text:p>220633</text:p>
          </table:table-cell>
          <table:table-cell office:value-type="string">
            <text:p>Whyte Mackay bout.1L00</text:p>
          </table:table-cell>
          <table:table-cell office:value-type="float" office:value="21">
            <text:p>21</text:p>
          </table:table-cell>
          <table:table-cell office:value-type="float" office:value="6.2">
            <text:p>6.2</text:p>
          </table:table-cell>
          <table:table-cell office:value-type="float" office:value="130.2">
            <text:p>130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35">
            <text:p>220635</text:p>
          </table:table-cell>
          <table:table-cell office:value-type="string">
            <text:p>Bells bout.100cl</text:p>
          </table:table-cell>
          <table:table-cell office:value-type="float" office:value="48">
            <text:p>48</text:p>
          </table:table-cell>
          <table:table-cell office:value-type="float" office:value="4.09">
            <text:p>4.09</text:p>
          </table:table-cell>
          <table:table-cell office:value-type="float" office:value="196.32">
            <text:p>196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2">
          <table:table-cell office:value-type="float" office:value="220635">
            <text:p>220635</text:p>
          </table:table-cell>
          <table:table-cell office:value-type="string">
            <text:p>Bells bout.100cl</text:p>
          </table:table-cell>
          <table:table-cell office:value-type="float" office:value="48">
            <text:p>48</text:p>
          </table:table-cell>
          <table:table-cell office:value-type="float" office:value="4.09">
            <text:p>4.09</text:p>
          </table:table-cell>
          <table:table-cell office:value-type="float" office:value="196.32">
            <text:p>196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2">
          <table:table-cell office:value-type="float" office:value="220641">
            <text:p>220641</text:p>
          </table:table-cell>
          <table:table-cell office:value-type="string">
            <text:p>Chivas Regal 1LOO</text:p>
          </table:table-cell>
          <table:table-cell office:value-type="float" office:value="85">
            <text:p>85</text:p>
          </table:table-cell>
          <table:table-cell office:value-type="float" office:value="18.91">
            <text:p>18.91</text:p>
          </table:table-cell>
          <table:table-cell office:value-type="float" office:value="1607.35">
            <text:p>1607.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/>
        </table:table-row>
        <table:table-row table:style-name="ro2">
          <table:table-cell office:value-type="float" office:value="220644">
            <text:p>220644</text:p>
          </table:table-cell>
          <table:table-cell office:value-type="string">
            <text:p>Chivas Regal 18 ans 0L70</text:p>
          </table:table-cell>
          <table:table-cell office:value-type="float" office:value="42">
            <text:p>42</text:p>
          </table:table-cell>
          <table:table-cell office:value-type="float" office:value="23.7">
            <text:p>23.7</text:p>
          </table:table-cell>
          <table:table-cell office:value-type="float" office:value="995.4">
            <text:p>995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8.16">
            <text:p>8.16</text:p>
          </table:table-cell>
          <table:table-cell/>
        </table:table-row>
        <table:table-row table:style-name="ro1">
          <table:table-cell office:value-type="float" office:value="220650">
            <text:p>220650</text:p>
          </table:table-cell>
          <table:table-cell office:value-type="string">
            <text:p>J.Walker Red Label Bout1LOO</text:p>
          </table:table-cell>
          <table:table-cell office:value-type="float" office:value="632">
            <text:p>632</text:p>
          </table:table-cell>
          <table:table-cell office:value-type="float" office:value="8.08">
            <text:p>8.08</text:p>
          </table:table-cell>
          <table:table-cell office:value-type="float" office:value="5106.56">
            <text:p>5106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52">
            <text:p>220652</text:p>
          </table:table-cell>
          <table:table-cell office:value-type="string">
            <text:p>J &amp; B bout.1LOO</text:p>
          </table:table-cell>
          <table:table-cell office:value-type="float" office:value="37">
            <text:p>37</text:p>
          </table:table-cell>
          <table:table-cell office:value-type="float" office:value="7.92">
            <text:p>7.92</text:p>
          </table:table-cell>
          <table:table-cell office:value-type="float" office:value="293.04">
            <text:p>293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</table:table-row>
        <table:table-row table:style-name="ro2">
          <table:table-cell office:value-type="float" office:value="220658">
            <text:p>220658</text:p>
          </table:table-cell>
          <table:table-cell office:value-type="string">
            <text:p>Long John 1LOO(220666)</text:p>
          </table:table-cell>
          <table:table-cell office:value-type="float" office:value="69">
            <text:p>69</text:p>
          </table:table-cell>
          <table:table-cell office:value-type="float" office:value="4.5">
            <text:p>4.5</text:p>
          </table:table-cell>
          <table:table-cell office:value-type="float" office:value="310.5">
            <text:p>310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0659">
            <text:p>220659</text:p>
          </table:table-cell>
          <table:table-cell office:value-type="string">
            <text:p>Whisky Laphroaig10Y1L(220687)</text:p>
          </table:table-cell>
          <table:table-cell office:value-type="float" office:value="183">
            <text:p>183</text:p>
          </table:table-cell>
          <table:table-cell office:value-type="float" office:value="1.83">
            <text:p>1.83</text:p>
          </table:table-cell>
          <table:table-cell office:value-type="float" office:value="334.89">
            <text:p>334.8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2">
          <table:table-cell office:value-type="float" office:value="220662">
            <text:p>220662</text:p>
          </table:table-cell>
          <table:table-cell office:value-type="string">
            <text:p>Clan Campbell 100 cl(220661)</text:p>
          </table:table-cell>
          <table:table-cell office:value-type="float" office:value="88">
            <text:p>88</text:p>
          </table:table-cell>
          <table:table-cell office:value-type="float" office:value="6.8">
            <text:p>6.8</text:p>
          </table:table-cell>
          <table:table-cell office:value-type="float" office:value="598.4">
            <text:p>598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0667">
            <text:p>220667</text:p>
          </table:table-cell>
          <table:table-cell office:value-type="string">
            <text:p>William Lawson bout.1L00</text:p>
          </table:table-cell>
          <table:table-cell office:value-type="float" office:value="27">
            <text:p>27</text:p>
          </table:table-cell>
          <table:table-cell office:value-type="float" office:value="6.64">
            <text:p>6.64</text:p>
          </table:table-cell>
          <table:table-cell office:value-type="float" office:value="179.28">
            <text:p>179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70">
            <text:p>220670</text:p>
          </table:table-cell>
          <table:table-cell office:value-type="string">
            <text:p>Dewars Wh.Label Bout.1L00</text:p>
          </table:table-cell>
          <table:table-cell office:value-type="float" office:value="26">
            <text:p>26</text:p>
          </table:table-cell>
          <table:table-cell office:value-type="float" office:value="7.51">
            <text:p>7.51</text:p>
          </table:table-cell>
          <table:table-cell office:value-type="float" office:value="195.26">
            <text:p>195.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72">
            <text:p>220672</text:p>
          </table:table-cell>
          <table:table-cell office:value-type="string">
            <text:p>Whisky Caol Ila 12years1L00</text:p>
          </table:table-cell>
          <table:table-cell office:value-type="float" office:value="13">
            <text:p>13</text:p>
          </table:table-cell>
          <table:table-cell office:value-type="float" office:value="30.29">
            <text:p>30.29</text:p>
          </table:table-cell>
          <table:table-cell office:value-type="float" office:value="393.77">
            <text:p>393.7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0673">
            <text:p>220673</text:p>
          </table:table-cell>
          <table:table-cell office:value-type="string">
            <text:p>Cragganmore 12 years 1l00</text:p>
          </table:table-cell>
          <table:table-cell office:value-type="float" office:value="13">
            <text:p>13</text:p>
          </table:table-cell>
          <table:table-cell office:value-type="float" office:value="23.16">
            <text:p>23.16</text:p>
          </table:table-cell>
          <table:table-cell office:value-type="float" office:value="301.08">
            <text:p>301.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74">
            <text:p>220674</text:p>
          </table:table-cell>
          <table:table-cell office:value-type="string">
            <text:p>The Glenlivet 12 Years 70cl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75">
            <text:p>220675</text:p>
          </table:table-cell>
          <table:table-cell office:value-type="string">
            <text:p>Dalwhinnie 15 years 1L00</text:p>
          </table:table-cell>
          <table:table-cell office:value-type="float" office:value="4">
            <text:p>4</text:p>
          </table:table-cell>
          <table:table-cell office:value-type="float" office:value="28.49">
            <text:p>28.49</text:p>
          </table:table-cell>
          <table:table-cell office:value-type="float" office:value="113.96">
            <text:p>113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2">
          <table:table-cell office:value-type="float" office:value="220676">
            <text:p>220676</text:p>
          </table:table-cell>
          <table:table-cell office:value-type="string">
            <text:p>Talisker 10 years 1L00</text:p>
          </table:table-cell>
          <table:table-cell office:value-type="float" office:value="13">
            <text:p>13</text:p>
          </table:table-cell>
          <table:table-cell office:value-type="float" office:value="23.99">
            <text:p>23.99</text:p>
          </table:table-cell>
          <table:table-cell office:value-type="float" office:value="311.87">
            <text:p>311.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0677">
            <text:p>220677</text:p>
          </table:table-cell>
          <table:table-cell office:value-type="string">
            <text:p>Glenkinchie 10 years 1L00</text:p>
          </table:table-cell>
          <table:table-cell office:value-type="float" office:value="4">
            <text:p>4</text:p>
          </table:table-cell>
          <table:table-cell office:value-type="float" office:value="24.45">
            <text:p>24.45</text:p>
          </table:table-cell>
          <table:table-cell office:value-type="float" office:value="97.8">
            <text:p>97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78">
            <text:p>220678</text:p>
          </table:table-cell>
          <table:table-cell office:value-type="string">
            <text:p>FamousGrouseGoldRes12Y1L220679</text:p>
          </table:table-cell>
          <table:table-cell office:value-type="float" office:value="6">
            <text:p>6</text:p>
          </table:table-cell>
          <table:table-cell office:value-type="float" office:value="15.29">
            <text:p>15.29</text:p>
          </table:table-cell>
          <table:table-cell office:value-type="float" office:value="91.74">
            <text:p>91.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79">
            <text:p>220679</text:p>
          </table:table-cell>
          <table:table-cell office:value-type="string">
            <text:p>FamousGrouseGoldRes12Y1L220678</text:p>
          </table:table-cell>
          <table:table-cell office:value-type="float" office:value="16">
            <text:p>16</text:p>
          </table:table-cell>
          <table:table-cell office:value-type="float" office:value="17.3">
            <text:p>17.3</text:p>
          </table:table-cell>
          <table:table-cell office:value-type="float" office:value="276.8">
            <text:p>276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0680">
            <text:p>220680</text:p>
          </table:table-cell>
          <table:table-cell office:value-type="string">
            <text:p>RSFBlack &amp; White litre</text:p>
          </table:table-cell>
          <table:table-cell office:value-type="float" office:value="75">
            <text:p>75</text:p>
          </table:table-cell>
          <table:table-cell office:value-type="float" office:value="6.81">
            <text:p>6.81</text:p>
          </table:table-cell>
          <table:table-cell office:value-type="float" office:value="510.75">
            <text:p>510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80">
            <text:p>220680</text:p>
          </table:table-cell>
          <table:table-cell office:value-type="string">
            <text:p>Black &amp; White litre</text:p>
          </table:table-cell>
          <table:table-cell office:value-type="float" office:value="75">
            <text:p>75</text:p>
          </table:table-cell>
          <table:table-cell office:value-type="float" office:value="6.81">
            <text:p>6.81</text:p>
          </table:table-cell>
          <table:table-cell office:value-type="float" office:value="510.75">
            <text:p>510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81">
            <text:p>220681</text:p>
          </table:table-cell>
          <table:table-cell office:value-type="string">
            <text:p>Famous Grouse 1LOO</text:p>
          </table:table-cell>
          <table:table-cell office:value-type="float" office:value="60">
            <text:p>60</text:p>
          </table:table-cell>
          <table:table-cell office:value-type="float" office:value="6.51">
            <text:p>6.51</text:p>
          </table:table-cell>
          <table:table-cell office:value-type="float" office:value="390.6">
            <text:p>390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682">
            <text:p>220682</text:p>
          </table:table-cell>
          <table:table-cell office:value-type="string">
            <text:p>Grants bout.1L00</text:p>
          </table:table-cell>
          <table:table-cell office:value-type="float" office:value="37">
            <text:p>37</text:p>
          </table:table-cell>
          <table:table-cell office:value-type="float" office:value="6.33">
            <text:p>6.33</text:p>
          </table:table-cell>
          <table:table-cell office:value-type="float" office:value="234.21">
            <text:p>234.2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/>
        </table:table-row>
        <table:table-row table:style-name="ro2">
          <table:table-cell office:value-type="float" office:value="220682">
            <text:p>220682</text:p>
          </table:table-cell>
          <table:table-cell office:value-type="string">
            <text:p>Grants 1LOO(220656)</text:p>
          </table:table-cell>
          <table:table-cell office:value-type="float" office:value="37">
            <text:p>37</text:p>
          </table:table-cell>
          <table:table-cell office:value-type="float" office:value="6.33">
            <text:p>6.33</text:p>
          </table:table-cell>
          <table:table-cell office:value-type="float" office:value="234.21">
            <text:p>234.2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/>
        </table:table-row>
        <table:table-row table:style-name="ro2">
          <table:table-cell office:value-type="float" office:value="220684">
            <text:p>220684</text:p>
          </table:table-cell>
          <table:table-cell office:value-type="string">
            <text:p>Glenfiddich Bout.1L00</text:p>
          </table:table-cell>
          <table:table-cell office:value-type="float" office:value="16">
            <text:p>16</text:p>
          </table:table-cell>
          <table:table-cell office:value-type="float" office:value="25.96">
            <text:p>25.96</text:p>
          </table:table-cell>
          <table:table-cell office:value-type="float" office:value="415.36">
            <text:p>415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85">
            <text:p>220685</text:p>
          </table:table-cell>
          <table:table-cell office:value-type="string">
            <text:p>Whisky Aberlour Bout.100cl</text:p>
          </table:table-cell>
          <table:table-cell office:value-type="float" office:value="26">
            <text:p>26</text:p>
          </table:table-cell>
          <table:table-cell office:value-type="float" office:value="20.6">
            <text:p>20.6</text:p>
          </table:table-cell>
          <table:table-cell office:value-type="float" office:value="535.6">
            <text:p>535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3">
          <table:table-cell office:value-type="float" office:value="220686">
            <text:p>220686</text:p>
          </table:table-cell>
          <table:table-cell office:value-type="string">
            <text:p>RSFTheMacallan 12Y100cl(220706</text:p>
          </table:table-cell>
          <table:table-cell office:value-type="float" office:value="12">
            <text:p>12</text:p>
          </table:table-cell>
          <table:table-cell office:value-type="float" office:value="8.97">
            <text:p>8.97</text:p>
          </table:table-cell>
          <table:table-cell office:value-type="float" office:value="107.64">
            <text:p>107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87">
            <text:p>220687</text:p>
          </table:table-cell>
          <table:table-cell office:value-type="string">
            <text:p>Whisky Laphroaig 10Y1L(220659)</text:p>
          </table:table-cell>
          <table:table-cell office:value-type="float" office:value="12">
            <text:p>12</text:p>
          </table:table-cell>
          <table:table-cell office:value-type="float" office:value="5.33">
            <text:p>5.33</text:p>
          </table:table-cell>
          <table:table-cell office:value-type="float" office:value="63.96">
            <text:p>63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0688">
            <text:p>220688</text:p>
          </table:table-cell>
          <table:table-cell office:value-type="string">
            <text:p>J.Walker Black Label1L(220692)</text:p>
          </table:table-cell>
          <table:table-cell office:value-type="float" office:value="3">
            <text:p>3</text:p>
          </table:table-cell>
          <table:table-cell office:value-type="float" office:value="43.28">
            <text:p>43.28</text:p>
          </table:table-cell>
          <table:table-cell office:value-type="float" office:value="129.84">
            <text:p>129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0689">
            <text:p>220689</text:p>
          </table:table-cell>
          <table:table-cell office:value-type="string">
            <text:p>Ballantine Gold Seal12Y 1L</text:p>
          </table:table-cell>
          <table:table-cell office:value-type="float" office:value="29">
            <text:p>29</text:p>
          </table:table-cell>
          <table:table-cell office:value-type="float" office:value="15.35">
            <text:p>15.35</text:p>
          </table:table-cell>
          <table:table-cell office:value-type="float" office:value="445.15">
            <text:p>445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/>
        </table:table-row>
        <table:table-row table:style-name="ro3">
          <table:table-cell office:value-type="float" office:value="220689">
            <text:p>220689</text:p>
          </table:table-cell>
          <table:table-cell office:value-type="string">
            <text:p>Ballantine Gold Seal12ans1LOO</text:p>
          </table:table-cell>
          <table:table-cell office:value-type="float" office:value="29">
            <text:p>29</text:p>
          </table:table-cell>
          <table:table-cell office:value-type="float" office:value="15.35">
            <text:p>15.35</text:p>
          </table:table-cell>
          <table:table-cell office:value-type="float" office:value="445.15">
            <text:p>445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/>
        </table:table-row>
        <table:table-row table:style-name="ro2">
          <table:table-cell office:value-type="float" office:value="220690">
            <text:p>220690</text:p>
          </table:table-cell>
          <table:table-cell office:value-type="string">
            <text:p>Dimple Haig litre</text:p>
          </table:table-cell>
          <table:table-cell office:value-type="float" office:value="12">
            <text:p>12</text:p>
          </table:table-cell>
          <table:table-cell office:value-type="float" office:value="22.13">
            <text:p>22.13</text:p>
          </table:table-cell>
          <table:table-cell office:value-type="float" office:value="265.56">
            <text:p>265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2">
          <table:table-cell office:value-type="float" office:value="220690">
            <text:p>220690</text:p>
          </table:table-cell>
          <table:table-cell office:value-type="string">
            <text:p>Dimple Haig litre</text:p>
          </table:table-cell>
          <table:table-cell office:value-type="float" office:value="12">
            <text:p>12</text:p>
          </table:table-cell>
          <table:table-cell office:value-type="float" office:value="22.13">
            <text:p>22.13</text:p>
          </table:table-cell>
          <table:table-cell office:value-type="float" office:value="265.56">
            <text:p>265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0691">
            <text:p>220691</text:p>
          </table:table-cell>
          <table:table-cell office:value-type="string">
            <text:p>DewarsSpecialRes.12Y1L(220698</text:p>
          </table:table-cell>
          <table:table-cell office:value-type="float" office:value="1">
            <text:p>1</text:p>
          </table:table-cell>
          <table:table-cell table:number-columns-repeated="2" office:value-type="float" office:value="21.84">
            <text:p>21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0693">
            <text:p>220693</text:p>
          </table:table-cell>
          <table:table-cell office:value-type="string">
            <text:p>Whisky Smokehead Malt70cl</text:p>
          </table:table-cell>
          <table:table-cell office:value-type="float" office:value="12">
            <text:p>12</text:p>
          </table:table-cell>
          <table:table-cell office:value-type="float" office:value="24.15">
            <text:p>24.15</text:p>
          </table:table-cell>
          <table:table-cell office:value-type="float" office:value="289.8">
            <text:p>289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95">
            <text:p>220695</text:p>
          </table:table-cell>
          <table:table-cell office:value-type="string">
            <text:p>J.Walker Swing Bout.70cl</text:p>
          </table:table-cell>
          <table:table-cell office:value-type="float" office:value="5">
            <text:p>5</text:p>
          </table:table-cell>
          <table:table-cell office:value-type="float" office:value="20.36">
            <text:p>20.36</text:p>
          </table:table-cell>
          <table:table-cell office:value-type="float" office:value="101.8">
            <text:p>101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698">
            <text:p>220698</text:p>
          </table:table-cell>
          <table:table-cell office:value-type="string">
            <text:p>DewarsSpecialRes.12Y 1L(220691</text:p>
          </table:table-cell>
          <table:table-cell office:value-type="float" office:value="7">
            <text:p>7</text:p>
          </table:table-cell>
          <table:table-cell office:value-type="float" office:value="20.75">
            <text:p>20.75</text:p>
          </table:table-cell>
          <table:table-cell office:value-type="float" office:value="145.25">
            <text:p>145.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02">
            <text:p>220702</text:p>
          </table:table-cell>
          <table:table-cell office:value-type="string">
            <text:p>GlenmorangieS.Malt10Y1L(220701</text:p>
          </table:table-cell>
          <table:table-cell office:value-type="float" office:value="19">
            <text:p>19</text:p>
          </table:table-cell>
          <table:table-cell office:value-type="float" office:value="25.61">
            <text:p>25.61</text:p>
          </table:table-cell>
          <table:table-cell office:value-type="float" office:value="486.59">
            <text:p>486.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03">
            <text:p>220703</text:p>
          </table:table-cell>
          <table:table-cell office:value-type="string">
            <text:p>Glen Grant Pure Malt 100 cl</text:p>
          </table:table-cell>
          <table:table-cell office:value-type="float" office:value="21">
            <text:p>21</text:p>
          </table:table-cell>
          <table:table-cell office:value-type="float" office:value="14.95">
            <text:p>14.95</text:p>
          </table:table-cell>
          <table:table-cell office:value-type="float" office:value="313.95">
            <text:p>313.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03">
            <text:p>220703</text:p>
          </table:table-cell>
          <table:table-cell office:value-type="string">
            <text:p>Glen Grant Pure Malt 100 cl</text:p>
          </table:table-cell>
          <table:table-cell office:value-type="float" office:value="21">
            <text:p>21</text:p>
          </table:table-cell>
          <table:table-cell office:value-type="float" office:value="14.95">
            <text:p>14.95</text:p>
          </table:table-cell>
          <table:table-cell office:value-type="float" office:value="313.95">
            <text:p>313.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708">
            <text:p>220708</text:p>
          </table:table-cell>
          <table:table-cell office:value-type="string">
            <text:p>RSFKnockando Malt 100 cl</text:p>
          </table:table-cell>
          <table:table-cell office:value-type="float" office:value="3">
            <text:p>3</text:p>
          </table:table-cell>
          <table:table-cell office:value-type="float" office:value="19.05">
            <text:p>19.05</text:p>
          </table:table-cell>
          <table:table-cell office:value-type="float" office:value="57.15">
            <text:p>57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708">
            <text:p>220708</text:p>
          </table:table-cell>
          <table:table-cell office:value-type="string">
            <text:p>Knockando Malt 100 cl</text:p>
          </table:table-cell>
          <table:table-cell office:value-type="float" office:value="3">
            <text:p>3</text:p>
          </table:table-cell>
          <table:table-cell office:value-type="float" office:value="19.05">
            <text:p>19.05</text:p>
          </table:table-cell>
          <table:table-cell office:value-type="float" office:value="57.15">
            <text:p>57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716">
            <text:p>220716</text:p>
          </table:table-cell>
          <table:table-cell office:value-type="string">
            <text:p>J.Walker Blue Label 100 cl</text:p>
          </table:table-cell>
          <table:table-cell office:value-type="float" office:value="6">
            <text:p>6</text:p>
          </table:table-cell>
          <table:table-cell office:value-type="float" office:value="133.37">
            <text:p>133.37</text:p>
          </table:table-cell>
          <table:table-cell office:value-type="float" office:value="800.22">
            <text:p>800.2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0717">
            <text:p>220717</text:p>
          </table:table-cell>
          <table:table-cell office:value-type="string">
            <text:p>J.W.BlueLabelKingGeorgesV70cl</text:p>
          </table:table-cell>
          <table:table-cell office:value-type="float" office:value="5">
            <text:p>5</text:p>
          </table:table-cell>
          <table:table-cell office:value-type="float" office:value="273.69">
            <text:p>273.69</text:p>
          </table:table-cell>
          <table:table-cell office:value-type="float" office:value="1368.45">
            <text:p>1368.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19">
            <text:p>220719</text:p>
          </table:table-cell>
          <table:table-cell office:value-type="string">
            <text:p>J.Walker PureMalt (Green)100cl</text:p>
          </table:table-cell>
          <table:table-cell office:value-type="float" office:value="1">
            <text:p>1</text:p>
          </table:table-cell>
          <table:table-cell table:number-columns-repeated="2" office:value-type="float" office:value="24.64">
            <text:p>24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220720">
            <text:p>220720</text:p>
          </table:table-cell>
          <table:table-cell office:value-type="string">
            <text:p>Bushmills Malt 10Y 1LOO</text:p>
          </table:table-cell>
          <table:table-cell office:value-type="float" office:value="27">
            <text:p>27</text:p>
          </table:table-cell>
          <table:table-cell office:value-type="float" office:value="14.12">
            <text:p>14.12</text:p>
          </table:table-cell>
          <table:table-cell office:value-type="float" office:value="381.24">
            <text:p>381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0722">
            <text:p>220722</text:p>
          </table:table-cell>
          <table:table-cell office:value-type="string">
            <text:p>Bushmills Malt 16 ans70cl</text:p>
          </table:table-cell>
          <table:table-cell office:value-type="float" office:value="9">
            <text:p>9</text:p>
          </table:table-cell>
          <table:table-cell office:value-type="float" office:value="15.78">
            <text:p>15.78</text:p>
          </table:table-cell>
          <table:table-cell office:value-type="float" office:value="142.02">
            <text:p>142.0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24">
            <text:p>220724</text:p>
          </table:table-cell>
          <table:table-cell office:value-type="string">
            <text:p>Kilbeggan Irish Whisky100 cl</text:p>
          </table:table-cell>
          <table:table-cell office:value-type="float" office:value="12">
            <text:p>12</text:p>
          </table:table-cell>
          <table:table-cell office:value-type="float" office:value="7.6">
            <text:p>7.6</text:p>
          </table:table-cell>
          <table:table-cell office:value-type="float" office:value="91.2">
            <text:p>91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26">
            <text:p>220726</text:p>
          </table:table-cell>
          <table:table-cell office:value-type="string">
            <text:p>Connemara Classic Malt70 cl</text:p>
          </table:table-cell>
          <table:table-cell office:value-type="float" office:value="6">
            <text:p>6</text:p>
          </table:table-cell>
          <table:table-cell office:value-type="float" office:value="24.45">
            <text:p>24.45</text:p>
          </table:table-cell>
          <table:table-cell office:value-type="float" office:value="146.7">
            <text:p>146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0733">
            <text:p>220733</text:p>
          </table:table-cell>
          <table:table-cell office:value-type="string">
            <text:p>Glenfiddich Solera 15Y1LOO</text:p>
          </table:table-cell>
          <table:table-cell office:value-type="float" office:value="2">
            <text:p>2</text:p>
          </table:table-cell>
          <table:table-cell office:value-type="float" office:value="36.36">
            <text:p>36.36</text:p>
          </table:table-cell>
          <table:table-cell office:value-type="float" office:value="72.72">
            <text:p>72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33">
            <text:p>220733</text:p>
          </table:table-cell>
          <table:table-cell office:value-type="string">
            <text:p>BIS GlenfiddichSolera 15Y100cl</text:p>
          </table:table-cell>
          <table:table-cell office:value-type="float" office:value="2">
            <text:p>2</text:p>
          </table:table-cell>
          <table:table-cell office:value-type="float" office:value="36.36">
            <text:p>36.36</text:p>
          </table:table-cell>
          <table:table-cell office:value-type="float" office:value="72.72">
            <text:p>72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35">
            <text:p>220735</text:p>
          </table:table-cell>
          <table:table-cell office:value-type="string">
            <text:p>Glenfiddich Anc.Reserve18Y75cl</text:p>
          </table:table-cell>
          <table:table-cell office:value-type="float" office:value="8">
            <text:p>8</text:p>
          </table:table-cell>
          <table:table-cell office:value-type="float" office:value="23.3">
            <text:p>23.3</text:p>
          </table:table-cell>
          <table:table-cell office:value-type="float" office:value="186.4">
            <text:p>186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736">
            <text:p>220736</text:p>
          </table:table-cell>
          <table:table-cell office:value-type="string">
            <text:p>The Glenlivet 15 ans 0L70</text:p>
          </table:table-cell>
          <table:table-cell office:value-type="float" office:value="11">
            <text:p>11</text:p>
          </table:table-cell>
          <table:table-cell office:value-type="float" office:value="27.43">
            <text:p>27.43</text:p>
          </table:table-cell>
          <table:table-cell office:value-type="float" office:value="301.73">
            <text:p>301.7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738">
            <text:p>220738</text:p>
          </table:table-cell>
          <table:table-cell office:value-type="string">
            <text:p>The Glenlivet 18 ans 0L70</text:p>
          </table:table-cell>
          <table:table-cell office:value-type="float" office:value="4">
            <text:p>4</text:p>
          </table:table-cell>
          <table:table-cell office:value-type="float" office:value="30.94">
            <text:p>30.94</text:p>
          </table:table-cell>
          <table:table-cell office:value-type="float" office:value="123.76">
            <text:p>123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739">
            <text:p>220739</text:p>
          </table:table-cell>
          <table:table-cell office:value-type="string">
            <text:p>Jameson 18 ans 70 cl</text:p>
          </table:table-cell>
          <table:table-cell office:value-type="float" office:value="13">
            <text:p>13</text:p>
          </table:table-cell>
          <table:table-cell office:value-type="float" office:value="39.06">
            <text:p>39.06</text:p>
          </table:table-cell>
          <table:table-cell office:value-type="float" office:value="507.78">
            <text:p>507.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42">
            <text:p>220742</text:p>
          </table:table-cell>
          <table:table-cell office:value-type="string">
            <text:p>Highland Park 12Y 1L(220743)</text:p>
          </table:table-cell>
          <table:table-cell office:value-type="float" office:value="6">
            <text:p>6</text:p>
          </table:table-cell>
          <table:table-cell office:value-type="float" office:value="19.57">
            <text:p>19.57</text:p>
          </table:table-cell>
          <table:table-cell office:value-type="float" office:value="117.42">
            <text:p>117.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43">
            <text:p>220743</text:p>
          </table:table-cell>
          <table:table-cell office:value-type="string">
            <text:p>Highland Park 12Y 1L(220742)</text:p>
          </table:table-cell>
          <table:table-cell office:value-type="float" office:value="10">
            <text:p>10</text:p>
          </table:table-cell>
          <table:table-cell office:value-type="float" office:value="21.22">
            <text:p>21.22</text:p>
          </table:table-cell>
          <table:table-cell office:value-type="float" office:value="212.2">
            <text:p>212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43">
            <text:p>220743</text:p>
          </table:table-cell>
          <table:table-cell office:value-type="string">
            <text:p>Famous Vint.Malt12Y1L(220745)</text:p>
          </table:table-cell>
          <table:table-cell office:value-type="float" office:value="10">
            <text:p>10</text:p>
          </table:table-cell>
          <table:table-cell office:value-type="float" office:value="21.22">
            <text:p>21.22</text:p>
          </table:table-cell>
          <table:table-cell office:value-type="float" office:value="212.2">
            <text:p>212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44">
            <text:p>220744</text:p>
          </table:table-cell>
          <table:table-cell office:value-type="string">
            <text:p>Glenfiddich HavanaRes.21Y70C</text:p>
          </table:table-cell>
          <table:table-cell office:value-type="float" office:value="17">
            <text:p>17</text:p>
          </table:table-cell>
          <table:table-cell office:value-type="float" office:value="32.2">
            <text:p>32.2</text:p>
          </table:table-cell>
          <table:table-cell office:value-type="float" office:value="547.4">
            <text:p>547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4.56">
            <text:p>4.56</text:p>
          </table:table-cell>
          <table:table-cell/>
        </table:table-row>
        <table:table-row table:style-name="ro1">
          <table:table-cell office:value-type="float" office:value="220745">
            <text:p>220745</text:p>
          </table:table-cell>
          <table:table-cell office:value-type="string">
            <text:p>Famous Grouse Malt 12Y 1LOO</text:p>
          </table:table-cell>
          <table:table-cell office:value-type="float" office:value="19">
            <text:p>19</text:p>
          </table:table-cell>
          <table:table-cell office:value-type="float" office:value="25.61">
            <text:p>25.61</text:p>
          </table:table-cell>
          <table:table-cell office:value-type="float" office:value="486.59">
            <text:p>486.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46">
            <text:p>220746</text:p>
          </table:table-cell>
          <table:table-cell office:value-type="string">
            <text:p>RSFJ.WalkerBlackL.TWIN PACK2X1</text:p>
          </table:table-cell>
          <table:table-cell office:value-type="float" office:value="17">
            <text:p>17</text:p>
          </table:table-cell>
          <table:table-cell office:value-type="float" office:value="8.76">
            <text:p>8.76</text:p>
          </table:table-cell>
          <table:table-cell office:value-type="float" office:value="148.92">
            <text:p>148.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0752">
            <text:p>220752</text:p>
          </table:table-cell>
          <table:table-cell office:value-type="string">
            <text:p>Dalwhinnie Distil.Edition1L</text:p>
          </table:table-cell>
          <table:table-cell office:value-type="float" office:value="2">
            <text:p>2</text:p>
          </table:table-cell>
          <table:table-cell office:value-type="float" office:value="9.74">
            <text:p>9.74</text:p>
          </table:table-cell>
          <table:table-cell office:value-type="float" office:value="19.48">
            <text:p>19.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53">
            <text:p>220753</text:p>
          </table:table-cell>
          <table:table-cell office:value-type="string">
            <text:p>Glenkinchie Distil.Edition1L</text:p>
          </table:table-cell>
          <table:table-cell office:value-type="float" office:value="3">
            <text:p>3</text:p>
          </table:table-cell>
          <table:table-cell office:value-type="float" office:value="33.79">
            <text:p>33.79</text:p>
          </table:table-cell>
          <table:table-cell office:value-type="float" office:value="101.37">
            <text:p>101.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54">
            <text:p>220754</text:p>
          </table:table-cell>
          <table:table-cell office:value-type="string">
            <text:p>Lagavulin Distillers Edition1L</text:p>
          </table:table-cell>
          <table:table-cell office:value-type="float" office:value="3">
            <text:p>3</text:p>
          </table:table-cell>
          <table:table-cell office:value-type="float" office:value="6.07">
            <text:p>6.07</text:p>
          </table:table-cell>
          <table:table-cell office:value-type="float" office:value="18.21">
            <text:p>18.2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755">
            <text:p>220755</text:p>
          </table:table-cell>
          <table:table-cell office:value-type="string">
            <text:p>Oban Distillers Edition 1LOO</text:p>
          </table:table-cell>
          <table:table-cell office:value-type="float" office:value="3">
            <text:p>3</text:p>
          </table:table-cell>
          <table:table-cell office:value-type="float" office:value="9.44">
            <text:p>9.44</text:p>
          </table:table-cell>
          <table:table-cell office:value-type="float" office:value="28.32">
            <text:p>28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0757">
            <text:p>220757</text:p>
          </table:table-cell>
          <table:table-cell office:value-type="string">
            <text:p>RS Glenkinchie 1991 1L(220753)</text:p>
          </table:table-cell>
          <table:table-cell office:value-type="float" office:value="2">
            <text:p>2</text:p>
          </table:table-cell>
          <table:table-cell office:value-type="float" office:value="30.37">
            <text:p>30.37</text:p>
          </table:table-cell>
          <table:table-cell office:value-type="float" office:value="60.74">
            <text:p>60.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803">
            <text:p>220803</text:p>
          </table:table-cell>
          <table:table-cell office:value-type="string">
            <text:p>Ballantine Bout.2L00(220802)</text:p>
          </table:table-cell>
          <table:table-cell office:value-type="float" office:value="14">
            <text:p>14</text:p>
          </table:table-cell>
          <table:table-cell office:value-type="float" office:value="18.73">
            <text:p>18.73</text:p>
          </table:table-cell>
          <table:table-cell office:value-type="float" office:value="262.22">
            <text:p>262.2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868">
            <text:p>220868</text:p>
          </table:table-cell>
          <table:table-cell office:value-type="string">
            <text:p>Whyte and Mackay 4l50</text:p>
          </table:table-cell>
          <table:table-cell office:value-type="float" office:value="3">
            <text:p>3</text:p>
          </table:table-cell>
          <table:table-cell office:value-type="float" office:value="43.15">
            <text:p>43.15</text:p>
          </table:table-cell>
          <table:table-cell office:value-type="float" office:value="129.45">
            <text:p>129.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936">
            <text:p>220936</text:p>
          </table:table-cell>
          <table:table-cell office:value-type="string">
            <text:p>Old Black Bush Bout.1L00</text:p>
          </table:table-cell>
          <table:table-cell office:value-type="float" office:value="34">
            <text:p>34</text:p>
          </table:table-cell>
          <table:table-cell office:value-type="float" office:value="11.73">
            <text:p>11.73</text:p>
          </table:table-cell>
          <table:table-cell office:value-type="float" office:value="398.82">
            <text:p>398.8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963">
            <text:p>220963</text:p>
          </table:table-cell>
          <table:table-cell office:value-type="string">
            <text:p>Jameson Bout.1L00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913">
            <text:p>9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970">
            <text:p>220970</text:p>
          </table:table-cell>
          <table:table-cell office:value-type="string">
            <text:p>Bushmills Original 100 cl</text:p>
          </table:table-cell>
          <table:table-cell office:value-type="float" office:value="21">
            <text:p>21</text:p>
          </table:table-cell>
          <table:table-cell office:value-type="float" office:value="8.91">
            <text:p>8.91</text:p>
          </table:table-cell>
          <table:table-cell office:value-type="float" office:value="187.11">
            <text:p>187.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1002">
            <text:p>221002</text:p>
          </table:table-cell>
          <table:table-cell office:value-type="string">
            <text:p>Canadian Club 1L(221004)</text:p>
          </table:table-cell>
          <table:table-cell office:value-type="float" office:value="36">
            <text:p>36</text:p>
          </table:table-cell>
          <table:table-cell office:value-type="float" office:value="7.01">
            <text:p>7.01</text:p>
          </table:table-cell>
          <table:table-cell office:value-type="float" office:value="252.36">
            <text:p>252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1076">
            <text:p>221076</text:p>
          </table:table-cell>
          <table:table-cell office:value-type="string">
            <text:p>Jack Daniel Noir Bout.1L00</text:p>
          </table:table-cell>
          <table:table-cell office:value-type="float" office:value="172">
            <text:p>172</text:p>
          </table:table-cell>
          <table:table-cell office:value-type="float" office:value="16.12">
            <text:p>16.12</text:p>
          </table:table-cell>
          <table:table-cell office:value-type="float" office:value="2772.64">
            <text:p>2772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/>
        </table:table-row>
        <table:table-row table:style-name="ro1">
          <table:table-cell office:value-type="float" office:value="221180">
            <text:p>221180</text:p>
          </table:table-cell>
          <table:table-cell office:value-type="string">
            <text:p>Seagram Crown Royal 100 cl</text:p>
          </table:table-cell>
          <table:table-cell office:value-type="float" office:value="17">
            <text:p>17</text:p>
          </table:table-cell>
          <table:table-cell office:value-type="float" office:value="9.32">
            <text:p>9.32</text:p>
          </table:table-cell>
          <table:table-cell office:value-type="float" office:value="158.44">
            <text:p>158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1182">
            <text:p>221182</text:p>
          </table:table-cell>
          <table:table-cell office:value-type="string">
            <text:p>Whisky Seagram VO bout.100 cl</text:p>
          </table:table-cell>
          <table:table-cell office:value-type="float" office:value="12">
            <text:p>12</text:p>
          </table:table-cell>
          <table:table-cell office:value-type="float" office:value="6.31">
            <text:p>6.31</text:p>
          </table:table-cell>
          <table:table-cell office:value-type="float" office:value="75.72">
            <text:p>75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191">
            <text:p>221191</text:p>
          </table:table-cell>
          <table:table-cell office:value-type="string">
            <text:p>Southern Confort 1L(221190)</text:p>
          </table:table-cell>
          <table:table-cell office:value-type="float" office:value="44">
            <text:p>44</text:p>
          </table:table-cell>
          <table:table-cell office:value-type="float" office:value="9.43">
            <text:p>9.43</text:p>
          </table:table-cell>
          <table:table-cell office:value-type="float" office:value="414.92">
            <text:p>414.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210">
            <text:p>221210</text:p>
          </table:table-cell>
          <table:table-cell office:value-type="string">
            <text:p>Four Roses bout.100cl</text:p>
          </table:table-cell>
          <table:table-cell office:value-type="float" office:value="15">
            <text:p>15</text:p>
          </table:table-cell>
          <table:table-cell office:value-type="float" office:value="11.4">
            <text:p>11.4</text:p>
          </table:table-cell>
          <table:table-cell office:value-type="float" office:value="171">
            <text:p>1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2">
          <table:table-cell office:value-type="float" office:value="221210">
            <text:p>221210</text:p>
          </table:table-cell>
          <table:table-cell office:value-type="string">
            <text:p>Four Roses bout.100cl</text:p>
          </table:table-cell>
          <table:table-cell office:value-type="float" office:value="15">
            <text:p>15</text:p>
          </table:table-cell>
          <table:table-cell office:value-type="float" office:value="11.4">
            <text:p>11.4</text:p>
          </table:table-cell>
          <table:table-cell office:value-type="float" office:value="171">
            <text:p>1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1212">
            <text:p>221212</text:p>
          </table:table-cell>
          <table:table-cell office:value-type="string">
            <text:p>Four Roses Single Barrel 70cl</text:p>
          </table:table-cell>
          <table:table-cell office:value-type="float" office:value="18">
            <text:p>18</text:p>
          </table:table-cell>
          <table:table-cell office:value-type="float" office:value="20.78">
            <text:p>20.78</text:p>
          </table:table-cell>
          <table:table-cell office:value-type="float" office:value="374.04">
            <text:p>374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302">
            <text:p>221302</text:p>
          </table:table-cell>
          <table:table-cell office:value-type="string">
            <text:p>Bardinet Brand.Gold Napoleon70</text:p>
          </table:table-cell>
          <table:table-cell office:value-type="float" office:value="94">
            <text:p>94</text:p>
          </table:table-cell>
          <table:table-cell office:value-type="float" office:value="1.7">
            <text:p>1.7</text:p>
          </table:table-cell>
          <table:table-cell office:value-type="float" office:value="159.8">
            <text:p>159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340">
            <text:p>221340</text:p>
          </table:table-cell>
          <table:table-cell office:value-type="string">
            <text:p>Brandy Berville XO Bout.70 cl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</table:table-row>
        <table:table-row table:style-name="ro2">
          <table:table-cell office:value-type="float" office:value="221503">
            <text:p>221503</text:p>
          </table:table-cell>
          <table:table-cell office:value-type="string">
            <text:p>Gin Beefeater 1L (221502)</text:p>
          </table:table-cell>
          <table:table-cell office:value-type="float" office:value="65">
            <text:p>65</text:p>
          </table:table-cell>
          <table:table-cell office:value-type="float" office:value="6.2">
            <text:p>6.2</text:p>
          </table:table-cell>
          <table:table-cell office:value-type="float" office:value="403">
            <text:p>4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504">
            <text:p>221504</text:p>
          </table:table-cell>
          <table:table-cell office:value-type="string">
            <text:p>Gin Beefeater Crt de 12X1LOO</text:p>
          </table:table-cell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  <table:table-cell office:value-type="float" office:value="103.4">
            <text:p>103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550">
            <text:p>221550</text:p>
          </table:table-cell>
          <table:table-cell office:value-type="string">
            <text:p>Gin Gordon Bout.1L00</text:p>
          </table:table-cell>
          <table:table-cell office:value-type="float" office:value="44">
            <text:p>44</text:p>
          </table:table-cell>
          <table:table-cell office:value-type="float" office:value="5.2">
            <text:p>5.2</text:p>
          </table:table-cell>
          <table:table-cell office:value-type="float" office:value="228.8">
            <text:p>22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/>
        </table:table-row>
        <table:table-row table:style-name="ro1">
          <table:table-cell office:value-type="float" office:value="221620">
            <text:p>221620</text:p>
          </table:table-cell>
          <table:table-cell office:value-type="string">
            <text:p>Gin Tanqueray Bout.100cl</text:p>
          </table:table-cell>
          <table:table-cell office:value-type="float" office:value="23">
            <text:p>23</text:p>
          </table:table-cell>
          <table:table-cell office:value-type="float" office:value="7.97">
            <text:p>7.97</text:p>
          </table:table-cell>
          <table:table-cell office:value-type="float" office:value="183.31">
            <text:p>183.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1620">
            <text:p>221620</text:p>
          </table:table-cell>
          <table:table-cell office:value-type="string">
            <text:p>Gin Tanqueray Bout.100cl</text:p>
          </table:table-cell>
          <table:table-cell office:value-type="float" office:value="23">
            <text:p>23</text:p>
          </table:table-cell>
          <table:table-cell office:value-type="float" office:value="7.97">
            <text:p>7.97</text:p>
          </table:table-cell>
          <table:table-cell office:value-type="float" office:value="183.31">
            <text:p>183.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1622">
            <text:p>221622</text:p>
          </table:table-cell>
          <table:table-cell office:value-type="string">
            <text:p>Gin Tanqueray No10 1LOO</text:p>
          </table:table-cell>
          <table:table-cell office:value-type="float" office:value="13">
            <text:p>13</text:p>
          </table:table-cell>
          <table:table-cell office:value-type="float" office:value="16.01">
            <text:p>16.01</text:p>
          </table:table-cell>
          <table:table-cell office:value-type="float" office:value="208.13">
            <text:p>208.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2">
          <table:table-cell office:value-type="float" office:value="221643">
            <text:p>221643</text:p>
          </table:table-cell>
          <table:table-cell office:value-type="string">
            <text:p>Gin Gilbey s 1L00</text:p>
          </table:table-cell>
          <table:table-cell office:value-type="float" office:value="20">
            <text:p>20</text:p>
          </table:table-cell>
          <table:table-cell office:value-type="float" office:value="3.7">
            <text:p>3.7</text:p>
          </table:table-cell>
          <table:table-cell office:value-type="float" office:value="74">
            <text:p>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2">
          <table:table-cell office:value-type="float" office:value="221643">
            <text:p>221643</text:p>
          </table:table-cell>
          <table:table-cell office:value-type="string">
            <text:p>Gin Gilbey s 1L00</text:p>
          </table:table-cell>
          <table:table-cell office:value-type="float" office:value="20">
            <text:p>20</text:p>
          </table:table-cell>
          <table:table-cell office:value-type="float" office:value="3.7">
            <text:p>3.7</text:p>
          </table:table-cell>
          <table:table-cell office:value-type="float" office:value="74">
            <text:p>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221646">
            <text:p>221646</text:p>
          </table:table-cell>
          <table:table-cell office:value-type="string">
            <text:p>Gin Bombay Sapphire1L(221645)</text:p>
          </table:table-cell>
          <table:table-cell office:value-type="float" office:value="85">
            <text:p>85</text:p>
          </table:table-cell>
          <table:table-cell office:value-type="float" office:value="9.97">
            <text:p>9.97</text:p>
          </table:table-cell>
          <table:table-cell office:value-type="float" office:value="847.45">
            <text:p>847.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691">
            <text:p>221691</text:p>
          </table:table-cell>
          <table:table-cell office:value-type="string">
            <text:p>Metaxa Five Stars 1l00</text:p>
          </table:table-cell>
          <table:table-cell office:value-type="float" office:value="18">
            <text:p>18</text:p>
          </table:table-cell>
          <table:table-cell office:value-type="float" office:value="8.74">
            <text:p>8.74</text:p>
          </table:table-cell>
          <table:table-cell office:value-type="float" office:value="157.32">
            <text:p>157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694">
            <text:p>221694</text:p>
          </table:table-cell>
          <table:table-cell office:value-type="string">
            <text:p>Metaxa +++++++ 100 cl</text:p>
          </table:table-cell>
          <table:table-cell office:value-type="float" office:value="6">
            <text:p>6</text:p>
          </table:table-cell>
          <table:table-cell office:value-type="float" office:value="10.35">
            <text:p>10.35</text:p>
          </table:table-cell>
          <table:table-cell office:value-type="float" office:value="62.1">
            <text:p>62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1700">
            <text:p>221700</text:p>
          </table:table-cell>
          <table:table-cell office:value-type="string">
            <text:p>Alcool 96perc.1L(221701)</text:p>
          </table:table-cell>
          <table:table-cell office:value-type="float" office:value="25">
            <text:p>25</text:p>
          </table:table-cell>
          <table:table-cell office:value-type="float" office:value="1.98">
            <text:p>1.98</text:p>
          </table:table-cell>
          <table:table-cell office:value-type="float" office:value="49.5">
            <text:p>49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700">
            <text:p>221700</text:p>
          </table:table-cell>
          <table:table-cell office:value-type="string">
            <text:p>Alcool 96Perc. bout. 100cl</text:p>
          </table:table-cell>
          <table:table-cell office:value-type="float" office:value="25">
            <text:p>25</text:p>
          </table:table-cell>
          <table:table-cell office:value-type="float" office:value="1.98">
            <text:p>1.98</text:p>
          </table:table-cell>
          <table:table-cell office:value-type="float" office:value="49.5">
            <text:p>49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852">
            <text:p>221852</text:p>
          </table:table-cell>
          <table:table-cell office:value-type="string">
            <text:p>Jaegermeister bout.1L00</text:p>
          </table:table-cell>
          <table:table-cell office:value-type="float" office:value="6">
            <text:p>6</text:p>
          </table:table-cell>
          <table:table-cell office:value-type="float" office:value="8.06">
            <text:p>8.06</text:p>
          </table:table-cell>
          <table:table-cell office:value-type="float" office:value="48.36">
            <text:p>48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859">
            <text:p>221859</text:p>
          </table:table-cell>
          <table:table-cell office:value-type="string">
            <text:p>Tequila Sauza Gold 100cl</text:p>
          </table:table-cell>
          <table:table-cell office:value-type="float" office:value="13">
            <text:p>13</text:p>
          </table:table-cell>
          <table:table-cell office:value-type="float" office:value="7.97">
            <text:p>7.97</text:p>
          </table:table-cell>
          <table:table-cell office:value-type="float" office:value="103.61">
            <text:p>103.6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860">
            <text:p>221860</text:p>
          </table:table-cell>
          <table:table-cell office:value-type="string">
            <text:p>Tequila Sauza Blanco100cl</text:p>
          </table:table-cell>
          <table:table-cell office:value-type="float" office:value="6">
            <text:p>6</text:p>
          </table:table-cell>
          <table:table-cell office:value-type="float" office:value="8.13">
            <text:p>8.13</text:p>
          </table:table-cell>
          <table:table-cell office:value-type="float" office:value="48.78">
            <text:p>48.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873">
            <text:p>221873</text:p>
          </table:table-cell>
          <table:table-cell office:value-type="string">
            <text:p>Tequila Sierra Silver 1L00</text:p>
          </table:table-cell>
          <table:table-cell office:value-type="float" office:value="7">
            <text:p>7</text:p>
          </table:table-cell>
          <table:table-cell office:value-type="float" office:value="7.92">
            <text:p>7.92</text:p>
          </table:table-cell>
          <table:table-cell office:value-type="float" office:value="55.44">
            <text:p>55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2">
          <table:table-cell office:value-type="float" office:value="221874">
            <text:p>221874</text:p>
          </table:table-cell>
          <table:table-cell office:value-type="string">
            <text:p>Tequila Sierra Gold 100 cl</text:p>
          </table:table-cell>
          <table:table-cell office:value-type="float" office:value="18">
            <text:p>18</text:p>
          </table:table-cell>
          <table:table-cell office:value-type="float" office:value="8.68">
            <text:p>8.68</text:p>
          </table:table-cell>
          <table:table-cell office:value-type="float" office:value="156.24">
            <text:p>156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874">
            <text:p>221874</text:p>
          </table:table-cell>
          <table:table-cell office:value-type="string">
            <text:p>Tequila Sierra Gold 100 cl</text:p>
          </table:table-cell>
          <table:table-cell office:value-type="float" office:value="18">
            <text:p>18</text:p>
          </table:table-cell>
          <table:table-cell office:value-type="float" office:value="8.68">
            <text:p>8.68</text:p>
          </table:table-cell>
          <table:table-cell office:value-type="float" office:value="156.24">
            <text:p>156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912">
            <text:p>221912</text:p>
          </table:table-cell>
          <table:table-cell office:value-type="string">
            <text:p>Aquavit Aalborg bout.1L00</text:p>
          </table:table-cell>
          <table:table-cell office:value-type="float" office:value="3">
            <text:p>3</text:p>
          </table:table-cell>
          <table:table-cell office:value-type="float" office:value="6.24">
            <text:p>6.24</text:p>
          </table:table-cell>
          <table:table-cell office:value-type="float" office:value="18.72">
            <text:p>18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912">
            <text:p>221912</text:p>
          </table:table-cell>
          <table:table-cell office:value-type="string">
            <text:p>Aquavit Aalborg bout.1L00</text:p>
          </table:table-cell>
          <table:table-cell office:value-type="float" office:value="3">
            <text:p>3</text:p>
          </table:table-cell>
          <table:table-cell office:value-type="float" office:value="6.24">
            <text:p>6.24</text:p>
          </table:table-cell>
          <table:table-cell office:value-type="float" office:value="18.72">
            <text:p>18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930">
            <text:p>221930</text:p>
          </table:table-cell>
          <table:table-cell office:value-type="string">
            <text:p>Pimms no1 cup bout.1L00</text:p>
          </table:table-cell>
          <table:table-cell office:value-type="float" office:value="11">
            <text:p>11</text:p>
          </table:table-cell>
          <table:table-cell office:value-type="float" office:value="7.3">
            <text:p>7.3</text:p>
          </table:table-cell>
          <table:table-cell office:value-type="float" office:value="80.3">
            <text:p>80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2031">
            <text:p>222031</text:p>
          </table:table-cell>
          <table:table-cell office:value-type="string">
            <text:p>Massenez EDV Prunes 70cl</text:p>
          </table:table-cell>
          <table:table-cell office:value-type="float" office:value="15">
            <text:p>15</text:p>
          </table:table-cell>
          <table:table-cell office:value-type="float" office:value="5.76">
            <text:p>5.76</text:p>
          </table:table-cell>
          <table:table-cell office:value-type="float" office:value="86.4">
            <text:p>86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2050">
            <text:p>222050</text:p>
          </table:table-cell>
          <table:table-cell office:value-type="string">
            <text:p>Massenez EDV Quetsche 70cl</text:p>
          </table:table-cell>
          <table:table-cell office:value-type="float" office:value="10">
            <text:p>10</text:p>
          </table:table-cell>
          <table:table-cell office:value-type="float" office:value="5.53">
            <text:p>5.53</text:p>
          </table:table-cell>
          <table:table-cell office:value-type="float" office:value="55.3">
            <text:p>55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060">
            <text:p>222060</text:p>
          </table:table-cell>
          <table:table-cell office:value-type="string">
            <text:p>Mass.EDV Framboise70cl(222061)</text:p>
          </table:table-cell>
          <table:table-cell office:value-type="float" office:value="9">
            <text:p>9</text:p>
          </table:table-cell>
          <table:table-cell office:value-type="float" office:value="10.68">
            <text:p>10.68</text:p>
          </table:table-cell>
          <table:table-cell office:value-type="float" office:value="96.12">
            <text:p>96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2">
          <table:table-cell office:value-type="float" office:value="222070">
            <text:p>222070</text:p>
          </table:table-cell>
          <table:table-cell office:value-type="string">
            <text:p>Mass.EDV Poire Will.70cl</text:p>
          </table:table-cell>
          <table:table-cell office:value-type="float" office:value="31">
            <text:p>31</text:p>
          </table:table-cell>
          <table:table-cell office:value-type="float" office:value="9.34">
            <text:p>9.34</text:p>
          </table:table-cell>
          <table:table-cell office:value-type="float" office:value="289.54">
            <text:p>289.5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080">
            <text:p>222080</text:p>
          </table:table-cell>
          <table:table-cell office:value-type="string">
            <text:p>Mass.EDV kirsch vieux bt.70cl</text:p>
          </table:table-cell>
          <table:table-cell office:value-type="float" office:value="19">
            <text:p>19</text:p>
          </table:table-cell>
          <table:table-cell office:value-type="float" office:value="9.44">
            <text:p>9.44</text:p>
          </table:table-cell>
          <table:table-cell office:value-type="float" office:value="179.36">
            <text:p>179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2090">
            <text:p>222090</text:p>
          </table:table-cell>
          <table:table-cell office:value-type="string">
            <text:p>Mass.EDV mirabelle bt.70cl</text:p>
          </table:table-cell>
          <table:table-cell office:value-type="float" office:value="16">
            <text:p>16</text:p>
          </table:table-cell>
          <table:table-cell office:value-type="float" office:value="8.06">
            <text:p>8.06</text:p>
          </table:table-cell>
          <table:table-cell office:value-type="float" office:value="128.96">
            <text:p>128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2095">
            <text:p>222095</text:p>
          </table:table-cell>
          <table:table-cell office:value-type="string">
            <text:p>Massenez Vodka a la Rose50cl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45">
            <text:p>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00">
            <text:p>222100</text:p>
          </table:table-cell>
          <table:table-cell office:value-type="string">
            <text:p>Mass.CremeFraisedesBois70cl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25.6">
            <text:p>25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02">
            <text:p>222102</text:p>
          </table:table-cell>
          <table:table-cell office:value-type="string">
            <text:p>Massenez CremedeCassis70cl</text:p>
          </table:table-cell>
          <table:table-cell office:value-type="float" office:value="1">
            <text:p>1</text:p>
          </table:table-cell>
          <table:table-cell table:number-columns-repeated="2" office:value-type="float" office:value="3.26">
            <text:p>3.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222103">
            <text:p>222103</text:p>
          </table:table-cell>
          <table:table-cell office:value-type="string">
            <text:p>Mass.Creme de Framboise70cl</text:p>
          </table:table-cell>
          <table:table-cell office:value-type="float" office:value="9">
            <text:p>9</text:p>
          </table:table-cell>
          <table:table-cell office:value-type="float" office:value="3.2">
            <text:p>3.2</text:p>
          </table:table-cell>
          <table:table-cell office:value-type="float" office:value="28.8">
            <text:p>2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2104">
            <text:p>222104</text:p>
          </table:table-cell>
          <table:table-cell office:value-type="string">
            <text:p>Mass.Creme de Mures 70cl</text:p>
          </table:table-cell>
          <table:table-cell office:value-type="float" office:value="8">
            <text:p>8</text:p>
          </table:table-cell>
          <table:table-cell office:value-type="float" office:value="3.26">
            <text:p>3.26</text:p>
          </table:table-cell>
          <table:table-cell office:value-type="float" office:value="26.08">
            <text:p>26.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2106">
            <text:p>222106</text:p>
          </table:table-cell>
          <table:table-cell office:value-type="string">
            <text:p>Mass.Creme Myrtilles70cl</text:p>
          </table:table-cell>
          <table:table-cell office:value-type="float" office:value="6">
            <text:p>6</text:p>
          </table:table-cell>
          <table:table-cell office:value-type="float" office:value="3.26">
            <text:p>3.26</text:p>
          </table:table-cell>
          <table:table-cell office:value-type="float" office:value="19.56">
            <text:p>19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2107">
            <text:p>222107</text:p>
          </table:table-cell>
          <table:table-cell office:value-type="string">
            <text:p>Mass.Creme de Peche 70cl</text:p>
          </table:table-cell>
          <table:table-cell office:value-type="float" office:value="1">
            <text:p>1</text:p>
          </table:table-cell>
          <table:table-cell table:number-columns-repeated="2" office:value-type="float" office:value="3.2">
            <text:p>3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2108">
            <text:p>222108</text:p>
          </table:table-cell>
          <table:table-cell office:value-type="string">
            <text:p>Massenez Marc Alsace Gewurzt.7</text:p>
          </table:table-cell>
          <table:table-cell office:value-type="float" office:value="12">
            <text:p>12</text:p>
          </table:table-cell>
          <table:table-cell office:value-type="float" office:value="6.77">
            <text:p>6.77</text:p>
          </table:table-cell>
          <table:table-cell office:value-type="float" office:value="81.24">
            <text:p>81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2109">
            <text:p>222109</text:p>
          </table:table-cell>
          <table:table-cell office:value-type="string">
            <text:p>RS Mass.CremedePechedeVignes70</text:p>
          </table:table-cell>
          <table:table-cell office:value-type="float" office:value="5">
            <text:p>5</text:p>
          </table:table-cell>
          <table:table-cell office:value-type="float" office:value="3.72">
            <text:p>3.72</text:p>
          </table:table-cell>
          <table:table-cell office:value-type="float" office:value="18.6">
            <text:p>18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2110">
            <text:p>222110</text:p>
          </table:table-cell>
          <table:table-cell office:value-type="string">
            <text:p>Mass.Creme de Griotte 70cl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6">
            <text:p>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72">
            <text:p>222172</text:p>
          </table:table-cell>
          <table:table-cell office:value-type="string">
            <text:p>MorandEDVWilliamineEtui70cl</text:p>
          </table:table-cell>
          <table:table-cell office:value-type="float" office:value="9">
            <text:p>9</text:p>
          </table:table-cell>
          <table:table-cell office:value-type="float" office:value="26.38">
            <text:p>26.38</text:p>
          </table:table-cell>
          <table:table-cell office:value-type="float" office:value="237.42">
            <text:p>237.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72">
            <text:p>222172</text:p>
          </table:table-cell>
          <table:table-cell office:value-type="string">
            <text:p>Morand EDV Williamine ble 70cl</text:p>
          </table:table-cell>
          <table:table-cell office:value-type="float" office:value="9">
            <text:p>9</text:p>
          </table:table-cell>
          <table:table-cell office:value-type="float" office:value="26.38">
            <text:p>26.38</text:p>
          </table:table-cell>
          <table:table-cell office:value-type="float" office:value="237.42">
            <text:p>237.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2176">
            <text:p>222176</text:p>
          </table:table-cell>
          <table:table-cell office:value-type="string">
            <text:p>RS Morand EDV Framboise ble 70</text:p>
          </table:table-cell>
          <table:table-cell office:value-type="float" office:value="23">
            <text:p>23</text:p>
          </table:table-cell>
          <table:table-cell office:value-type="float" office:value="12.48">
            <text:p>12.48</text:p>
          </table:table-cell>
          <table:table-cell office:value-type="float" office:value="287.04">
            <text:p>287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80">
            <text:p>222180</text:p>
          </table:table-cell>
          <table:table-cell office:value-type="string">
            <text:p>EDV Cachaca Janeiro Bout70 cl</text:p>
          </table:table-cell>
          <table:table-cell office:value-type="float" office:value="15">
            <text:p>15</text:p>
          </table:table-cell>
          <table:table-cell office:value-type="float" office:value="7.08">
            <text:p>7.08</text:p>
          </table:table-cell>
          <table:table-cell office:value-type="float" office:value="106.2">
            <text:p>106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85">
            <text:p>222185</text:p>
          </table:table-cell>
          <table:table-cell office:value-type="string">
            <text:p>Rhum Bacardi Limon Bout.100cl</text:p>
          </table:table-cell>
          <table:table-cell office:value-type="float" office:value="6">
            <text:p>6</text:p>
          </table:table-cell>
          <table:table-cell office:value-type="float" office:value="9.27">
            <text:p>9.27</text:p>
          </table:table-cell>
          <table:table-cell office:value-type="float" office:value="55.62">
            <text:p>55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85">
            <text:p>222185</text:p>
          </table:table-cell>
          <table:table-cell office:value-type="string">
            <text:p>Rhum Bacardi Limon Bout.100cl</text:p>
          </table:table-cell>
          <table:table-cell office:value-type="float" office:value="6">
            <text:p>6</text:p>
          </table:table-cell>
          <table:table-cell office:value-type="float" office:value="9.27">
            <text:p>9.27</text:p>
          </table:table-cell>
          <table:table-cell office:value-type="float" office:value="55.62">
            <text:p>55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86">
            <text:p>222186</text:p>
          </table:table-cell>
          <table:table-cell office:value-type="string">
            <text:p>RS Williamine ReserveL.Morand7</text:p>
          </table:table-cell>
          <table:table-cell office:value-type="float" office:value="11">
            <text:p>11</text:p>
          </table:table-cell>
          <table:table-cell office:value-type="float" office:value="17.53">
            <text:p>17.53</text:p>
          </table:table-cell>
          <table:table-cell office:value-type="float" office:value="192.83">
            <text:p>192.8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2188">
            <text:p>222188</text:p>
          </table:table-cell>
          <table:table-cell office:value-type="string">
            <text:p>Rhum Bacardi 8 Years1L00</text:p>
          </table:table-cell>
          <table:table-cell office:value-type="float" office:value="49">
            <text:p>49</text:p>
          </table:table-cell>
          <table:table-cell office:value-type="float" office:value="17.6">
            <text:p>17.6</text:p>
          </table:table-cell>
          <table:table-cell office:value-type="float" office:value="862.4">
            <text:p>862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89">
            <text:p>222189</text:p>
          </table:table-cell>
          <table:table-cell office:value-type="string">
            <text:p>Rhum Bacardi 8Y.Crt de12X1LOO</text:p>
          </table:table-cell>
          <table:table-cell office:value-type="float" office:value="12">
            <text:p>12</text:p>
          </table:table-cell>
          <table:table-cell office:value-type="float" office:value="8.92">
            <text:p>8.92</text:p>
          </table:table-cell>
          <table:table-cell office:value-type="float" office:value="107.04">
            <text:p>107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89">
            <text:p>222189</text:p>
          </table:table-cell>
          <table:table-cell office:value-type="string">
            <text:p>Bacardi Carta Blanca Bout.150c</text:p>
          </table:table-cell>
          <table:table-cell office:value-type="float" office:value="12">
            <text:p>12</text:p>
          </table:table-cell>
          <table:table-cell office:value-type="float" office:value="8.92">
            <text:p>8.92</text:p>
          </table:table-cell>
          <table:table-cell office:value-type="float" office:value="107.04">
            <text:p>107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190">
            <text:p>222190</text:p>
          </table:table-cell>
          <table:table-cell office:value-type="string">
            <text:p>Bacardi Superior Blanc 1L00</text:p>
          </table:table-cell>
          <table:table-cell office:value-type="float" office:value="47">
            <text:p>47</text:p>
          </table:table-cell>
          <table:table-cell office:value-type="float" office:value="7.58">
            <text:p>7.58</text:p>
          </table:table-cell>
          <table:table-cell office:value-type="float" office:value="356.26">
            <text:p>356.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2200">
            <text:p>222200</text:p>
          </table:table-cell>
          <table:table-cell office:value-type="string">
            <text:p>Rhum Bacardi Reserva 1L00</text:p>
          </table:table-cell>
          <table:table-cell office:value-type="float" office:value="27">
            <text:p>27</text:p>
          </table:table-cell>
          <table:table-cell office:value-type="float" office:value="9.97">
            <text:p>9.97</text:p>
          </table:table-cell>
          <table:table-cell office:value-type="float" office:value="269.19">
            <text:p>269.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202">
            <text:p>222202</text:p>
          </table:table-cell>
          <table:table-cell office:value-type="string">
            <text:p>Rhum Blanc Neisson bout1LOO</text:p>
          </table:table-cell>
          <table:table-cell office:value-type="float" office:value="65">
            <text:p>65</text:p>
          </table:table-cell>
          <table:table-cell office:value-type="float" office:value="11.26">
            <text:p>11.26</text:p>
          </table:table-cell>
          <table:table-cell office:value-type="float" office:value="731.9">
            <text:p>731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208">
            <text:p>222208</text:p>
          </table:table-cell>
          <table:table-cell office:value-type="string">
            <text:p>RhumMountGayBarbados1L(222206)</text:p>
          </table:table-cell>
          <table:table-cell office:value-type="float" office:value="33">
            <text:p>33</text:p>
          </table:table-cell>
          <table:table-cell office:value-type="float" office:value="7.59">
            <text:p>7.59</text:p>
          </table:table-cell>
          <table:table-cell office:value-type="float" office:value="250.47">
            <text:p>250.4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232">
            <text:p>222232</text:p>
          </table:table-cell>
          <table:table-cell office:value-type="string">
            <text:p>Rhum Cap.Morgan Black Lab.100</text:p>
          </table:table-cell>
          <table:table-cell office:value-type="float" office:value="10">
            <text:p>10</text:p>
          </table:table-cell>
          <table:table-cell office:value-type="float" office:value="5.94">
            <text:p>5.94</text:p>
          </table:table-cell>
          <table:table-cell office:value-type="float" office:value="59.4">
            <text:p>59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2">
          <table:table-cell office:value-type="float" office:value="222305">
            <text:p>222305</text:p>
          </table:table-cell>
          <table:table-cell office:value-type="string">
            <text:p>Rhum Havana Club 7Y 70cl</text:p>
          </table:table-cell>
          <table:table-cell office:value-type="float" office:value="36">
            <text:p>36</text:p>
          </table:table-cell>
          <table:table-cell office:value-type="float" office:value="15.07">
            <text:p>15.07</text:p>
          </table:table-cell>
          <table:table-cell office:value-type="float" office:value="542.52">
            <text:p>542.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2430">
            <text:p>222430</text:p>
          </table:table-cell>
          <table:table-cell office:value-type="string">
            <text:p>Rhum Negrita bout.1L00</text:p>
          </table:table-cell>
          <table:table-cell office:value-type="float" office:value="104">
            <text:p>104</text:p>
          </table:table-cell>
          <table:table-cell office:value-type="float" office:value="3.18">
            <text:p>3.18</text:p>
          </table:table-cell>
          <table:table-cell office:value-type="float" office:value="330.72">
            <text:p>330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2440">
            <text:p>222440</text:p>
          </table:table-cell>
          <table:table-cell office:value-type="string">
            <text:p>Rhum St James Or 1L00</text:p>
          </table:table-cell>
          <table:table-cell office:value-type="float" office:value="9">
            <text:p>9</text:p>
          </table:table-cell>
          <table:table-cell office:value-type="float" office:value="6.45">
            <text:p>6.45</text:p>
          </table:table-cell>
          <table:table-cell office:value-type="float" office:value="58.05">
            <text:p>58.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222445">
            <text:p>222445</text:p>
          </table:table-cell>
          <table:table-cell office:value-type="string">
            <text:p>Rhum St James White 1L00</text:p>
          </table:table-cell>
          <table:table-cell office:value-type="float" office:value="45">
            <text:p>45</text:p>
          </table:table-cell>
          <table:table-cell office:value-type="float" office:value="5.5">
            <text:p>5.5</text:p>
          </table:table-cell>
          <table:table-cell office:value-type="float" office:value="247.5">
            <text:p>247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2">
          <table:table-cell office:value-type="float" office:value="222470">
            <text:p>222470</text:p>
          </table:table-cell>
          <table:table-cell office:value-type="string">
            <text:p>Vodka Skyy bout.100 cl</text:p>
          </table:table-cell>
          <table:table-cell office:value-type="float" office:value="42">
            <text:p>42</text:p>
          </table:table-cell>
          <table:table-cell office:value-type="float" office:value="4.46">
            <text:p>4.46</text:p>
          </table:table-cell>
          <table:table-cell office:value-type="float" office:value="187.32">
            <text:p>187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474">
            <text:p>222474</text:p>
          </table:table-cell>
          <table:table-cell office:value-type="string">
            <text:p>VodkaRussianStand.Platinum1LOO</text:p>
          </table:table-cell>
          <table:table-cell office:value-type="float" office:value="44">
            <text:p>44</text:p>
          </table:table-cell>
          <table:table-cell office:value-type="float" office:value="7.28">
            <text:p>7.28</text:p>
          </table:table-cell>
          <table:table-cell office:value-type="float" office:value="320.32">
            <text:p>320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476">
            <text:p>222476</text:p>
          </table:table-cell>
          <table:table-cell office:value-type="string">
            <text:p>Russian Standard Vodka 50 cl</text:p>
          </table:table-cell>
          <table:table-cell office:value-type="float" office:value="8">
            <text:p>8</text:p>
          </table:table-cell>
          <table:table-cell office:value-type="float" office:value="3.05">
            <text:p>3.05</text:p>
          </table:table-cell>
          <table:table-cell office:value-type="float" office:value="24.4">
            <text:p>24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477">
            <text:p>222477</text:p>
          </table:table-cell>
          <table:table-cell office:value-type="string">
            <text:p>Russian Standard vodka 100 cl</text:p>
          </table:table-cell>
          <table:table-cell office:value-type="float" office:value="54">
            <text:p>54</text:p>
          </table:table-cell>
          <table:table-cell office:value-type="float" office:value="4.88">
            <text:p>4.88</text:p>
          </table:table-cell>
          <table:table-cell office:value-type="float" office:value="263.52">
            <text:p>263.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480">
            <text:p>222480</text:p>
          </table:table-cell>
          <table:table-cell office:value-type="string">
            <text:p>Vodka Zubrowska 1LOO(222481)</text:p>
          </table:table-cell>
          <table:table-cell office:value-type="float" office:value="20">
            <text:p>20</text:p>
          </table:table-cell>
          <table:table-cell office:value-type="float" office:value="5.28">
            <text:p>5.28</text:p>
          </table:table-cell>
          <table:table-cell office:value-type="float" office:value="105.6">
            <text:p>105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481">
            <text:p>222481</text:p>
          </table:table-cell>
          <table:table-cell office:value-type="string">
            <text:p>Vodka Zubrowska 1L(222480)</text:p>
          </table:table-cell>
          <table:table-cell office:value-type="float" office:value="12">
            <text:p>12</text:p>
          </table:table-cell>
          <table:table-cell office:value-type="float" office:value="8.36">
            <text:p>8.36</text:p>
          </table:table-cell>
          <table:table-cell office:value-type="float" office:value="100.32">
            <text:p>100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04">
            <text:p>222504</text:p>
          </table:table-cell>
          <table:table-cell office:value-type="string">
            <text:p>Vodka Danzka Grapefruit1LOO</text:p>
          </table:table-cell>
          <table:table-cell office:value-type="float" office:value="16">
            <text:p>16</text:p>
          </table:table-cell>
          <table:table-cell office:value-type="float" office:value="5.14">
            <text:p>5.14</text:p>
          </table:table-cell>
          <table:table-cell office:value-type="float" office:value="82.24">
            <text:p>82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04">
            <text:p>222504</text:p>
          </table:table-cell>
          <table:table-cell office:value-type="string">
            <text:p>Vodka Danzka Grapefruit1LOO</text:p>
          </table:table-cell>
          <table:table-cell office:value-type="float" office:value="16">
            <text:p>16</text:p>
          </table:table-cell>
          <table:table-cell office:value-type="float" office:value="5.14">
            <text:p>5.14</text:p>
          </table:table-cell>
          <table:table-cell office:value-type="float" office:value="82.24">
            <text:p>82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18">
            <text:p>222518</text:p>
          </table:table-cell>
          <table:table-cell office:value-type="string">
            <text:p>Vodka Smirnoff Red Pet.50cl</text:p>
          </table:table-cell>
          <table:table-cell office:value-type="float" office:value="40">
            <text:p>40</text:p>
          </table:table-cell>
          <table:table-cell office:value-type="float" office:value="2.25">
            <text:p>2.25</text:p>
          </table:table-cell>
          <table:table-cell office:value-type="float" office:value="90">
            <text:p>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20">
            <text:p>222520</text:p>
          </table:table-cell>
          <table:table-cell office:value-type="string">
            <text:p>Vodka Smirnoff Lime Twist 1L00</text:p>
          </table:table-cell>
          <table:table-cell office:value-type="float" office:value="15">
            <text:p>15</text:p>
          </table:table-cell>
          <table:table-cell office:value-type="float" office:value="5.01">
            <text:p>5.01</text:p>
          </table:table-cell>
          <table:table-cell office:value-type="float" office:value="75.15">
            <text:p>75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27">
            <text:p>222527</text:p>
          </table:table-cell>
          <table:table-cell office:value-type="string">
            <text:p>Vodka Smirnoff Red 3L00</text:p>
          </table:table-cell>
          <table:table-cell office:value-type="float" office:value="9">
            <text:p>9</text:p>
          </table:table-cell>
          <table:table-cell office:value-type="float" office:value="12.2">
            <text:p>12.2</text:p>
          </table:table-cell>
          <table:table-cell office:value-type="float" office:value="109.8">
            <text:p>109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22527">
            <text:p>222527</text:p>
          </table:table-cell>
          <table:table-cell office:value-type="string">
            <text:p>Vodka Smirnoff Red 3L00</text:p>
          </table:table-cell>
          <table:table-cell office:value-type="float" office:value="9">
            <text:p>9</text:p>
          </table:table-cell>
          <table:table-cell office:value-type="float" office:value="12.2">
            <text:p>12.2</text:p>
          </table:table-cell>
          <table:table-cell office:value-type="float" office:value="109.8">
            <text:p>109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22528">
            <text:p>222528</text:p>
          </table:table-cell>
          <table:table-cell office:value-type="string">
            <text:p>Vodka Smirnoff Black Label 100</text:p>
          </table:table-cell>
          <table:table-cell office:value-type="float" office:value="25">
            <text:p>25</text:p>
          </table:table-cell>
          <table:table-cell office:value-type="float" office:value="6.32">
            <text:p>6.32</text:p>
          </table:table-cell>
          <table:table-cell office:value-type="float" office:value="158">
            <text:p>1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2530">
            <text:p>222530</text:p>
          </table:table-cell>
          <table:table-cell office:value-type="string">
            <text:p>Smirnoff Blue Label 1L00</text:p>
          </table:table-cell>
          <table:table-cell office:value-type="float" office:value="52">
            <text:p>52</text:p>
          </table:table-cell>
          <table:table-cell office:value-type="float" office:value="5.15">
            <text:p>5.15</text:p>
          </table:table-cell>
          <table:table-cell office:value-type="float" office:value="267.8">
            <text:p>267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222531">
            <text:p>222531</text:p>
          </table:table-cell>
          <table:table-cell office:value-type="string">
            <text:p>Vodka Finlandia PET 50cl</text:p>
          </table:table-cell>
          <table:table-cell office:value-type="float" office:value="1">
            <text:p>1</text:p>
          </table:table-cell>
          <table:table-cell table:number-columns-repeated="2" office:value-type="float" office:value="2.73">
            <text:p>2.7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32">
            <text:p>222532</text:p>
          </table:table-cell>
          <table:table-cell office:value-type="string">
            <text:p>Vodka Finlandia Bout.1L00</text:p>
          </table:table-cell>
          <table:table-cell office:value-type="float" office:value="50">
            <text:p>50</text:p>
          </table:table-cell>
          <table:table-cell office:value-type="float" office:value="5.75">
            <text:p>5.75</text:p>
          </table:table-cell>
          <table:table-cell office:value-type="float" office:value="287.5">
            <text:p>287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34">
            <text:p>222534</text:p>
          </table:table-cell>
          <table:table-cell office:value-type="string">
            <text:p>Vodka Grey Goose bout1l00</text:p>
          </table:table-cell>
          <table:table-cell office:value-type="float" office:value="32">
            <text:p>32</text:p>
          </table:table-cell>
          <table:table-cell office:value-type="float" office:value="21.6">
            <text:p>21.6</text:p>
          </table:table-cell>
          <table:table-cell office:value-type="float" office:value="691.2">
            <text:p>691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2536">
            <text:p>222536</text:p>
          </table:table-cell>
          <table:table-cell office:value-type="string">
            <text:p>Vodka Finlandia Cranberry1L00</text:p>
          </table:table-cell>
          <table:table-cell office:value-type="float" office:value="14">
            <text:p>14</text:p>
          </table:table-cell>
          <table:table-cell office:value-type="float" office:value="6.04">
            <text:p>6.04</text:p>
          </table:table-cell>
          <table:table-cell office:value-type="float" office:value="84.56">
            <text:p>84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40">
            <text:p>222540</text:p>
          </table:table-cell>
          <table:table-cell office:value-type="string">
            <text:p>Vodka Absolut Blue 50cl</text:p>
          </table:table-cell>
          <table:table-cell office:value-type="float" office:value="8">
            <text:p>8</text:p>
          </table:table-cell>
          <table:table-cell office:value-type="float" office:value="3.78">
            <text:p>3.78</text:p>
          </table:table-cell>
          <table:table-cell office:value-type="float" office:value="30.24">
            <text:p>30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41">
            <text:p>222541</text:p>
          </table:table-cell>
          <table:table-cell office:value-type="string">
            <text:p>Vodka Absolut Blue 1L00</text:p>
          </table:table-cell>
          <table:table-cell office:value-type="float" office:value="194">
            <text:p>194</text:p>
          </table:table-cell>
          <table:table-cell office:value-type="float" office:value="6.36">
            <text:p>6.36</text:p>
          </table:table-cell>
          <table:table-cell office:value-type="float" office:value="1233.84">
            <text:p>1233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49">
            <text:p>222549</text:p>
          </table:table-cell>
          <table:table-cell office:value-type="string">
            <text:p>Vodka Absolut Lemon 1L</text:p>
          </table:table-cell>
          <table:table-cell office:value-type="float" office:value="10">
            <text:p>10</text:p>
          </table:table-cell>
          <table:table-cell office:value-type="float" office:value="7.04">
            <text:p>7.04</text:p>
          </table:table-cell>
          <table:table-cell office:value-type="float" office:value="70.4">
            <text:p>70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2550">
            <text:p>222550</text:p>
          </table:table-cell>
          <table:table-cell office:value-type="string">
            <text:p>Vodka Wyborowa bout.70 cl</text:p>
          </table:table-cell>
          <table:table-cell office:value-type="float" office:value="26">
            <text:p>26</text:p>
          </table:table-cell>
          <table:table-cell office:value-type="float" office:value="4.2">
            <text:p>4.2</text:p>
          </table:table-cell>
          <table:table-cell office:value-type="float" office:value="109.2">
            <text:p>109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52">
            <text:p>222552</text:p>
          </table:table-cell>
          <table:table-cell office:value-type="string">
            <text:p>Vodka Wyborowa bout.100 cl</text:p>
          </table:table-cell>
          <table:table-cell office:value-type="float" office:value="27">
            <text:p>27</text:p>
          </table:table-cell>
          <table:table-cell office:value-type="float" office:value="6.18">
            <text:p>6.18</text:p>
          </table:table-cell>
          <table:table-cell office:value-type="float" office:value="166.86">
            <text:p>166.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52">
            <text:p>222552</text:p>
          </table:table-cell>
          <table:table-cell office:value-type="string">
            <text:p>Vodka Wyborowa bout.100 cl</text:p>
          </table:table-cell>
          <table:table-cell office:value-type="float" office:value="27">
            <text:p>27</text:p>
          </table:table-cell>
          <table:table-cell office:value-type="float" office:value="6.18">
            <text:p>6.18</text:p>
          </table:table-cell>
          <table:table-cell office:value-type="float" office:value="166.86">
            <text:p>166.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55">
            <text:p>222555</text:p>
          </table:table-cell>
          <table:table-cell office:value-type="string">
            <text:p>Vodka Absolut Pears 100cl</text:p>
          </table:table-cell>
          <table:table-cell office:value-type="float" office:value="10">
            <text:p>10</text:p>
          </table:table-cell>
          <table:table-cell office:value-type="float" office:value="7.04">
            <text:p>7.04</text:p>
          </table:table-cell>
          <table:table-cell office:value-type="float" office:value="70.4">
            <text:p>70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57">
            <text:p>222557</text:p>
          </table:table-cell>
          <table:table-cell office:value-type="string">
            <text:p>Vodka Absolut Vanilia 1L</text:p>
          </table:table-cell>
          <table:table-cell office:value-type="float" office:value="29">
            <text:p>29</text:p>
          </table:table-cell>
          <table:table-cell office:value-type="float" office:value="7.04">
            <text:p>7.04</text:p>
          </table:table-cell>
          <table:table-cell office:value-type="float" office:value="204.16">
            <text:p>204.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58">
            <text:p>222558</text:p>
          </table:table-cell>
          <table:table-cell office:value-type="string">
            <text:p>Vodka Absolut Raspberri1L</text:p>
          </table:table-cell>
          <table:table-cell office:value-type="float" office:value="16">
            <text:p>16</text:p>
          </table:table-cell>
          <table:table-cell office:value-type="float" office:value="7.04">
            <text:p>7.04</text:p>
          </table:table-cell>
          <table:table-cell office:value-type="float" office:value="112.64">
            <text:p>112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60">
            <text:p>222560</text:p>
          </table:table-cell>
          <table:table-cell office:value-type="string">
            <text:p>Vodka Absolut Apeach 1LOO</text:p>
          </table:table-cell>
          <table:table-cell office:value-type="float" office:value="7">
            <text:p>7</text:p>
          </table:table-cell>
          <table:table-cell office:value-type="float" office:value="7.04">
            <text:p>7.04</text:p>
          </table:table-cell>
          <table:table-cell office:value-type="float" office:value="49.28">
            <text:p>49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61">
            <text:p>222561</text:p>
          </table:table-cell>
          <table:table-cell office:value-type="string">
            <text:p>Vodka Stolichnaya 50 cl</text:p>
          </table:table-cell>
          <table:table-cell office:value-type="float" office:value="58">
            <text:p>58</text:p>
          </table:table-cell>
          <table:table-cell office:value-type="float" office:value="2.27">
            <text:p>2.27</text:p>
          </table:table-cell>
          <table:table-cell office:value-type="float" office:value="131.66">
            <text:p>131.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76">
            <text:p>222576</text:p>
          </table:table-cell>
          <table:table-cell office:value-type="string">
            <text:p>RSFVodka Stolichnaya Elit 70cl</text:p>
          </table:table-cell>
          <table:table-cell office:value-type="float" office:value="10">
            <text:p>10</text:p>
          </table:table-cell>
          <table:table-cell office:value-type="float" office:value="12.78">
            <text:p>12.78</text:p>
          </table:table-cell>
          <table:table-cell office:value-type="float" office:value="127.8">
            <text:p>127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2577">
            <text:p>222577</text:p>
          </table:table-cell>
          <table:table-cell office:value-type="string">
            <text:p>Vodka Stolichnaya 1L00</text:p>
          </table:table-cell>
          <table:table-cell office:value-type="float" office:value="53">
            <text:p>53</text:p>
          </table:table-cell>
          <table:table-cell office:value-type="float" office:value="4.26">
            <text:p>4.26</text:p>
          </table:table-cell>
          <table:table-cell office:value-type="float" office:value="225.78">
            <text:p>225.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79">
            <text:p>222579</text:p>
          </table:table-cell>
          <table:table-cell office:value-type="string">
            <text:p>Vodka Moskovskaya 100 cl</text:p>
          </table:table-cell>
          <table:table-cell office:value-type="float" office:value="46">
            <text:p>46</text:p>
          </table:table-cell>
          <table:table-cell office:value-type="float" office:value="3.64">
            <text:p>3.64</text:p>
          </table:table-cell>
          <table:table-cell office:value-type="float" office:value="167.44">
            <text:p>167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84">
            <text:p>222584</text:p>
          </table:table-cell>
          <table:table-cell office:value-type="string">
            <text:p>Vodka Moskovskaya bout.50cl</text:p>
          </table:table-cell>
          <table:table-cell office:value-type="float" office:value="53">
            <text:p>53</text:p>
          </table:table-cell>
          <table:table-cell office:value-type="float" office:value="2.11">
            <text:p>2.11</text:p>
          </table:table-cell>
          <table:table-cell office:value-type="float" office:value="111.83">
            <text:p>111.8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590">
            <text:p>222590</text:p>
          </table:table-cell>
          <table:table-cell office:value-type="string">
            <text:p>Armagnac Dupeyron 17ans70cl</text:p>
          </table:table-cell>
          <table:table-cell office:value-type="float" office:value="2">
            <text:p>2</text:p>
          </table:table-cell>
          <table:table-cell office:value-type="float" office:value="14.4">
            <text:p>14.4</text:p>
          </table:table-cell>
          <table:table-cell office:value-type="float" office:value="28.8">
            <text:p>2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630">
            <text:p>222630</text:p>
          </table:table-cell>
          <table:table-cell office:value-type="string">
            <text:p>Arm.Dupeyron*** bout.70cl</text:p>
          </table:table-cell>
          <table:table-cell office:value-type="float" office:value="9">
            <text:p>9</text:p>
          </table:table-cell>
          <table:table-cell office:value-type="float" office:value="7.02">
            <text:p>7.02</text:p>
          </table:table-cell>
          <table:table-cell office:value-type="float" office:value="63.18">
            <text:p>63.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640">
            <text:p>222640</text:p>
          </table:table-cell>
          <table:table-cell office:value-type="string">
            <text:p>Armagnac Dupeyron VSOP 70cl</text:p>
          </table:table-cell>
          <table:table-cell office:value-type="float" office:value="8">
            <text:p>8</text:p>
          </table:table-cell>
          <table:table-cell office:value-type="float" office:value="8.82">
            <text:p>8.82</text:p>
          </table:table-cell>
          <table:table-cell office:value-type="float" office:value="70.56">
            <text:p>70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643">
            <text:p>222643</text:p>
          </table:table-cell>
          <table:table-cell office:value-type="string">
            <text:p>P.Magloire Fine Calvados1L</text:p>
          </table:table-cell>
          <table:table-cell office:value-type="float" office:value="12">
            <text:p>12</text:p>
          </table:table-cell>
          <table:table-cell office:value-type="float" office:value="8.98">
            <text:p>8.98</text:p>
          </table:table-cell>
          <table:table-cell office:value-type="float" office:value="107.76">
            <text:p>107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2645">
            <text:p>222645</text:p>
          </table:table-cell>
          <table:table-cell office:value-type="string">
            <text:p>P.Magloire VSOP Calvados 1L00</text:p>
          </table:table-cell>
          <table:table-cell office:value-type="float" office:value="28">
            <text:p>28</text:p>
          </table:table-cell>
          <table:table-cell office:value-type="float" office:value="13.85">
            <text:p>13.85</text:p>
          </table:table-cell>
          <table:table-cell office:value-type="float" office:value="387.8">
            <text:p>387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647">
            <text:p>222647</text:p>
          </table:table-cell>
          <table:table-cell office:value-type="string">
            <text:p>PereMagloire Calvados20ans50cl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66">
            <text:p>2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648">
            <text:p>222648</text:p>
          </table:table-cell>
          <table:table-cell office:value-type="string">
            <text:p>Pere Magloire Calvados XO 70cl</text:p>
          </table:table-cell>
          <table:table-cell office:value-type="float" office:value="6">
            <text:p>6</text:p>
          </table:table-cell>
          <table:table-cell office:value-type="float" office:value="17.52">
            <text:p>17.52</text:p>
          </table:table-cell>
          <table:table-cell office:value-type="float" office:value="105.12">
            <text:p>105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650">
            <text:p>222650</text:p>
          </table:table-cell>
          <table:table-cell office:value-type="string">
            <text:p>PereMagloir Calvados50ans 50cl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484">
            <text:p>4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684">
            <text:p>222684</text:p>
          </table:table-cell>
          <table:table-cell office:value-type="string">
            <text:p>Boulard Calvados 100 cl</text:p>
          </table:table-cell>
          <table:table-cell office:value-type="float" office:value="15">
            <text:p>15</text:p>
          </table:table-cell>
          <table:table-cell office:value-type="float" office:value="11.24">
            <text:p>11.24</text:p>
          </table:table-cell>
          <table:table-cell office:value-type="float" office:value="168.6">
            <text:p>168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2700">
            <text:p>222700</text:p>
          </table:table-cell>
          <table:table-cell office:value-type="string">
            <text:p>Armagna cles Ducs+++70 cl</text:p>
          </table:table-cell>
          <table:table-cell office:value-type="float" office:value="23">
            <text:p>23</text:p>
          </table:table-cell>
          <table:table-cell office:value-type="float" office:value="5.69">
            <text:p>5.69</text:p>
          </table:table-cell>
          <table:table-cell office:value-type="float" office:value="130.87">
            <text:p>130.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10">
            <text:p>222710</text:p>
          </table:table-cell>
          <table:table-cell office:value-type="string">
            <text:p>Armagnac Cles Ducs VSOP 70cl</text:p>
          </table:table-cell>
          <table:table-cell office:value-type="float" office:value="10">
            <text:p>10</text:p>
          </table:table-cell>
          <table:table-cell office:value-type="float" office:value="9.28">
            <text:p>9.28</text:p>
          </table:table-cell>
          <table:table-cell office:value-type="float" office:value="92.8">
            <text:p>92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20">
            <text:p>222720</text:p>
          </table:table-cell>
          <table:table-cell office:value-type="string">
            <text:p>Armagnac Sempe *** 70cl</text:p>
          </table:table-cell>
          <table:table-cell office:value-type="float" office:value="18">
            <text:p>18</text:p>
          </table:table-cell>
          <table:table-cell office:value-type="float" office:value="5.15">
            <text:p>5.15</text:p>
          </table:table-cell>
          <table:table-cell office:value-type="float" office:value="92.7">
            <text:p>92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30">
            <text:p>222730</text:p>
          </table:table-cell>
          <table:table-cell office:value-type="string">
            <text:p>Armagnac Sempe VSOP 70 cl</text:p>
          </table:table-cell>
          <table:table-cell office:value-type="float" office:value="4">
            <text:p>4</text:p>
          </table:table-cell>
          <table:table-cell office:value-type="float" office:value="12.08">
            <text:p>12.08</text:p>
          </table:table-cell>
          <table:table-cell office:value-type="float" office:value="48.32">
            <text:p>48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36">
            <text:p>222736</text:p>
          </table:table-cell>
          <table:table-cell office:value-type="string">
            <text:p>Pruneaux a l armagnac Boc 50cl</text:p>
          </table:table-cell>
          <table:table-cell office:value-type="float" office:value="7">
            <text:p>7</text:p>
          </table:table-cell>
          <table:table-cell office:value-type="float" office:value="7.28">
            <text:p>7.28</text:p>
          </table:table-cell>
          <table:table-cell office:value-type="float" office:value="50.96">
            <text:p>50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40">
            <text:p>222740</text:p>
          </table:table-cell>
          <table:table-cell office:value-type="string">
            <text:p>Armagnac Samalens VSOP 70cl</text:p>
          </table:table-cell>
          <table:table-cell office:value-type="float" office:value="3">
            <text:p>3</text:p>
          </table:table-cell>
          <table:table-cell office:value-type="float" office:value="7.55">
            <text:p>7.55</text:p>
          </table:table-cell>
          <table:table-cell office:value-type="float" office:value="22.65">
            <text:p>22.6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42">
            <text:p>222742</text:p>
          </table:table-cell>
          <table:table-cell office:value-type="string">
            <text:p>Armag.SamalensNap.10ans70cl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44">
            <text:p>222744</text:p>
          </table:table-cell>
          <table:table-cell office:value-type="string">
            <text:p>Armag.Samalens XO 12ans70cl</text:p>
          </table:table-cell>
          <table:table-cell office:value-type="float" office:value="1">
            <text:p>1</text:p>
          </table:table-cell>
          <table:table-cell table:number-columns-repeated="2" office:value-type="float" office:value="21.43">
            <text:p>21.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52">
            <text:p>222752</text:p>
          </table:table-cell>
          <table:table-cell office:value-type="string">
            <text:p>Dom.Tariquet ArmagnacVSOP70CL</text:p>
          </table:table-cell>
          <table:table-cell office:value-type="float" office:value="17">
            <text:p>17</text:p>
          </table:table-cell>
          <table:table-cell office:value-type="float" office:value="10.67">
            <text:p>10.67</text:p>
          </table:table-cell>
          <table:table-cell office:value-type="float" office:value="181.39">
            <text:p>181.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754">
            <text:p>222754</text:p>
          </table:table-cell>
          <table:table-cell office:value-type="string">
            <text:p>Dom.Tariquet Armagnac15Y.70 CL</text:p>
          </table:table-cell>
          <table:table-cell office:value-type="float" office:value="14">
            <text:p>14</text:p>
          </table:table-cell>
          <table:table-cell office:value-type="float" office:value="18.1">
            <text:p>18.1</text:p>
          </table:table-cell>
          <table:table-cell office:value-type="float" office:value="253.4">
            <text:p>253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820">
            <text:p>222820</text:p>
          </table:table-cell>
          <table:table-cell office:value-type="string">
            <text:p>Cognac Otard VSOP Etui 100 cl</text:p>
          </table:table-cell>
          <table:table-cell office:value-type="float" office:value="1">
            <text:p>1</text:p>
          </table:table-cell>
          <table:table-cell table:number-columns-repeated="2" office:value-type="float" office:value="28.75">
            <text:p>28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2">
          <table:table-cell office:value-type="float" office:value="222822">
            <text:p>222822</text:p>
          </table:table-cell>
          <table:table-cell office:value-type="string">
            <text:p>Cognac Otard XO Etui 70 cl</text:p>
          </table:table-cell>
          <table:table-cell office:value-type="float" office:value="12">
            <text:p>12</text:p>
          </table:table-cell>
          <table:table-cell office:value-type="float" office:value="64.4">
            <text:p>64.4</text:p>
          </table:table-cell>
          <table:table-cell office:value-type="float" office:value="772.8">
            <text:p>772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824">
            <text:p>222824</text:p>
          </table:table-cell>
          <table:table-cell office:value-type="string">
            <text:p>Cog.Otard Extra 1795 Carafe70c</text:p>
          </table:table-cell>
          <table:table-cell office:value-type="float" office:value="5">
            <text:p>5</text:p>
          </table:table-cell>
          <table:table-cell office:value-type="float" office:value="118.08">
            <text:p>118.08</text:p>
          </table:table-cell>
          <table:table-cell office:value-type="float" office:value="590.4">
            <text:p>590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880">
            <text:p>222880</text:p>
          </table:table-cell>
          <table:table-cell office:value-type="string">
            <text:p>Courvoisier VSOP bout 70cl</text:p>
          </table:table-cell>
          <table:table-cell office:value-type="float" office:value="15">
            <text:p>15</text:p>
          </table:table-cell>
          <table:table-cell office:value-type="float" office:value="21.72">
            <text:p>21.72</text:p>
          </table:table-cell>
          <table:table-cell office:value-type="float" office:value="325.8">
            <text:p>325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894">
            <text:p>222894</text:p>
          </table:table-cell>
          <table:table-cell office:value-type="string">
            <text:p>Cognac Courvoisier XO bout.70c</text:p>
          </table:table-cell>
          <table:table-cell office:value-type="float" office:value="13">
            <text:p>13</text:p>
          </table:table-cell>
          <table:table-cell office:value-type="float" office:value="59.61">
            <text:p>59.61</text:p>
          </table:table-cell>
          <table:table-cell office:value-type="float" office:value="774.93">
            <text:p>774.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2894">
            <text:p>222894</text:p>
          </table:table-cell>
          <table:table-cell office:value-type="string">
            <text:p>Cognac Courvoisier XO bout.70c</text:p>
          </table:table-cell>
          <table:table-cell office:value-type="float" office:value="13">
            <text:p>13</text:p>
          </table:table-cell>
          <table:table-cell office:value-type="float" office:value="59.61">
            <text:p>59.61</text:p>
          </table:table-cell>
          <table:table-cell office:value-type="float" office:value="774.93">
            <text:p>774.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2950">
            <text:p>222950</text:p>
          </table:table-cell>
          <table:table-cell office:value-type="string">
            <text:p>Cognac Hennessy V.S. 100cl</text:p>
          </table:table-cell>
          <table:table-cell office:value-type="float" office:value="21">
            <text:p>21</text:p>
          </table:table-cell>
          <table:table-cell office:value-type="float" office:value="20.28">
            <text:p>20.28</text:p>
          </table:table-cell>
          <table:table-cell office:value-type="float" office:value="425.88">
            <text:p>425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952">
            <text:p>222952</text:p>
          </table:table-cell>
          <table:table-cell office:value-type="string">
            <text:p>Cognac Hennessy VSOP 100cl</text:p>
          </table:table-cell>
          <table:table-cell office:value-type="float" office:value="49">
            <text:p>49</text:p>
          </table:table-cell>
          <table:table-cell office:value-type="float" office:value="38.11">
            <text:p>38.11</text:p>
          </table:table-cell>
          <table:table-cell office:value-type="float" office:value="1867.39">
            <text:p>1867.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953">
            <text:p>222953</text:p>
          </table:table-cell>
          <table:table-cell office:value-type="string">
            <text:p>Cognac Hennessy XO bout.100 cl</text:p>
          </table:table-cell>
          <table:table-cell office:value-type="float" office:value="6">
            <text:p>6</text:p>
          </table:table-cell>
          <table:table-cell office:value-type="float" office:value="144.56">
            <text:p>144.56</text:p>
          </table:table-cell>
          <table:table-cell office:value-type="float" office:value="867.36">
            <text:p>867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2955">
            <text:p>222955</text:p>
          </table:table-cell>
          <table:table-cell office:value-type="string">
            <text:p>CognacHennessyParadisExtra0L70</text:p>
          </table:table-cell>
          <table:table-cell office:value-type="float" office:value="1">
            <text:p>1</text:p>
          </table:table-cell>
          <table:table-cell table:number-columns-repeated="2" office:value-type="float" office:value="264.5">
            <text:p>264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962">
            <text:p>222962</text:p>
          </table:table-cell>
          <table:table-cell office:value-type="string">
            <text:p>Prince HubertdePolignac+++1L00</text:p>
          </table:table-cell>
          <table:table-cell office:value-type="float" office:value="20">
            <text:p>20</text:p>
          </table:table-cell>
          <table:table-cell office:value-type="float" office:value="11.71">
            <text:p>11.71</text:p>
          </table:table-cell>
          <table:table-cell office:value-type="float" office:value="234.2">
            <text:p>234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962">
            <text:p>222962</text:p>
          </table:table-cell>
          <table:table-cell office:value-type="string">
            <text:p>BISPrinceHubertdePolignac+++1L</text:p>
          </table:table-cell>
          <table:table-cell office:value-type="float" office:value="20">
            <text:p>20</text:p>
          </table:table-cell>
          <table:table-cell office:value-type="float" office:value="11.71">
            <text:p>11.71</text:p>
          </table:table-cell>
          <table:table-cell office:value-type="float" office:value="234.2">
            <text:p>234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963">
            <text:p>222963</text:p>
          </table:table-cell>
          <table:table-cell office:value-type="string">
            <text:p>Prince Hubert Polignac XO 70cl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2">
            <text:p>1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2964">
            <text:p>222964</text:p>
          </table:table-cell>
          <table:table-cell office:value-type="string">
            <text:p>Prince Hubert Polignac VSOP 1L</text:p>
          </table:table-cell>
          <table:table-cell office:value-type="float" office:value="31">
            <text:p>31</text:p>
          </table:table-cell>
          <table:table-cell office:value-type="float" office:value="15.09">
            <text:p>15.09</text:p>
          </table:table-cell>
          <table:table-cell office:value-type="float" office:value="467.79">
            <text:p>467.7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2966">
            <text:p>222966</text:p>
          </table:table-cell>
          <table:table-cell office:value-type="string">
            <text:p>RS PrinceHub.Polignac.XO.Royal</text:p>
          </table:table-cell>
          <table:table-cell office:value-type="float" office:value="8">
            <text:p>8</text:p>
          </table:table-cell>
          <table:table-cell office:value-type="float" office:value="36.26">
            <text:p>36.26</text:p>
          </table:table-cell>
          <table:table-cell office:value-type="float" office:value="290.08">
            <text:p>290.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980">
            <text:p>222980</text:p>
          </table:table-cell>
          <table:table-cell office:value-type="string">
            <text:p>Cognac Camus VSOP 100 cl</text:p>
          </table:table-cell>
          <table:table-cell office:value-type="float" office:value="16">
            <text:p>16</text:p>
          </table:table-cell>
          <table:table-cell office:value-type="float" office:value="19.64">
            <text:p>19.64</text:p>
          </table:table-cell>
          <table:table-cell office:value-type="float" office:value="314.24">
            <text:p>314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2984">
            <text:p>222984</text:p>
          </table:table-cell>
          <table:table-cell office:value-type="string">
            <text:p>Cognac Camus XO ELegance 70cl</text:p>
          </table:table-cell>
          <table:table-cell office:value-type="float" office:value="6">
            <text:p>6</text:p>
          </table:table-cell>
          <table:table-cell office:value-type="float" office:value="56.78">
            <text:p>56.78</text:p>
          </table:table-cell>
          <table:table-cell office:value-type="float" office:value="340.68">
            <text:p>340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3">
          <table:table-cell office:value-type="float" office:value="222985">
            <text:p>222985</text:p>
          </table:table-cell>
          <table:table-cell office:value-type="string">
            <text:p>Cognac Camus Josephine 35 cl</text:p>
          </table:table-cell>
          <table:table-cell office:value-type="float" office:value="22">
            <text:p>22</text:p>
          </table:table-cell>
          <table:table-cell office:value-type="float" office:value="22.89">
            <text:p>22.89</text:p>
          </table:table-cell>
          <table:table-cell office:value-type="float" office:value="503.58">
            <text:p>503.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990">
            <text:p>222990</text:p>
          </table:table-cell>
          <table:table-cell office:value-type="string">
            <text:p>Cognac Camus VS 70 cl</text:p>
          </table:table-cell>
          <table:table-cell office:value-type="float" office:value="11">
            <text:p>11</text:p>
          </table:table-cell>
          <table:table-cell office:value-type="float" office:value="7.55">
            <text:p>7.55</text:p>
          </table:table-cell>
          <table:table-cell office:value-type="float" office:value="83.05">
            <text:p>83.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060">
            <text:p>223060</text:p>
          </table:table-cell>
          <table:table-cell office:value-type="string">
            <text:p>Cognac Martell VSOP bout.70cl</text:p>
          </table:table-cell>
          <table:table-cell office:value-type="float" office:value="14">
            <text:p>14</text:p>
          </table:table-cell>
          <table:table-cell office:value-type="float" office:value="25.33">
            <text:p>25.33</text:p>
          </table:table-cell>
          <table:table-cell office:value-type="float" office:value="354.62">
            <text:p>354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061">
            <text:p>223061</text:p>
          </table:table-cell>
          <table:table-cell office:value-type="string">
            <text:p>RS Cognac Martell Cordon Bleu7</text:p>
          </table:table-cell>
          <table:table-cell office:value-type="float" office:value="6">
            <text:p>6</text:p>
          </table:table-cell>
          <table:table-cell office:value-type="float" office:value="79.43">
            <text:p>79.43</text:p>
          </table:table-cell>
          <table:table-cell office:value-type="float" office:value="476.58">
            <text:p>476.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062">
            <text:p>223062</text:p>
          </table:table-cell>
          <table:table-cell office:value-type="string">
            <text:p>Cog.Martell XO Supreme 70 cl</text:p>
          </table:table-cell>
          <table:table-cell office:value-type="float" office:value="1">
            <text:p>1</text:p>
          </table:table-cell>
          <table:table-cell table:number-columns-repeated="2" office:value-type="float" office:value="107.43">
            <text:p>107.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105">
            <text:p>223105</text:p>
          </table:table-cell>
          <table:table-cell office:value-type="string">
            <text:p>Cognac Remy M.Louis XIII 70cl</text:p>
          </table:table-cell>
          <table:table-cell office:value-type="float" office:value="2">
            <text:p>2</text:p>
          </table:table-cell>
          <table:table-cell office:value-type="float" office:value="1495">
            <text:p>1495</text:p>
          </table:table-cell>
          <table:table-cell office:value-type="float" office:value="2990">
            <text:p>29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140">
            <text:p>223140</text:p>
          </table:table-cell>
          <table:table-cell office:value-type="string">
            <text:p>Remy Martin VSOP bout 100cl</text:p>
          </table:table-cell>
          <table:table-cell office:value-type="float" office:value="10">
            <text:p>10</text:p>
          </table:table-cell>
          <table:table-cell office:value-type="float" office:value="23.88">
            <text:p>23.88</text:p>
          </table:table-cell>
          <table:table-cell office:value-type="float" office:value="238.8">
            <text:p>23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2">
          <table:table-cell office:value-type="float" office:value="223770">
            <text:p>223770</text:p>
          </table:table-cell>
          <table:table-cell office:value-type="string">
            <text:p>Cointreau bout1L00</text:p>
          </table:table-cell>
          <table:table-cell office:value-type="float" office:value="37">
            <text:p>37</text:p>
          </table:table-cell>
          <table:table-cell office:value-type="float" office:value="9.77">
            <text:p>9.77</text:p>
          </table:table-cell>
          <table:table-cell office:value-type="float" office:value="361.49">
            <text:p>361.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771">
            <text:p>223771</text:p>
          </table:table-cell>
          <table:table-cell office:value-type="string">
            <text:p>Cointreau CRT 12X1LOO</text:p>
          </table:table-cell>
          <table:table-cell office:value-type="float" office:value="33">
            <text:p>33</text:p>
          </table:table-cell>
          <table:table-cell office:value-type="float" office:value="16.13">
            <text:p>16.13</text:p>
          </table:table-cell>
          <table:table-cell office:value-type="float" office:value="532.29">
            <text:p>532.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3785">
            <text:p>223785</text:p>
          </table:table-cell>
          <table:table-cell office:value-type="string">
            <text:p>Amarula Wild Fruit 100 cl</text:p>
          </table:table-cell>
          <table:table-cell office:value-type="float" office:value="42">
            <text:p>42</text:p>
          </table:table-cell>
          <table:table-cell office:value-type="float" office:value="7.75">
            <text:p>7.75</text:p>
          </table:table-cell>
          <table:table-cell office:value-type="float" office:value="325.5">
            <text:p>325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2">
          <table:table-cell office:value-type="float" office:value="223785">
            <text:p>223785</text:p>
          </table:table-cell>
          <table:table-cell office:value-type="string">
            <text:p>Amarula Wild Fruit 100 cl</text:p>
          </table:table-cell>
          <table:table-cell office:value-type="float" office:value="42">
            <text:p>42</text:p>
          </table:table-cell>
          <table:table-cell office:value-type="float" office:value="7.75">
            <text:p>7.75</text:p>
          </table:table-cell>
          <table:table-cell office:value-type="float" office:value="325.5">
            <text:p>325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2">
          <table:table-cell office:value-type="float" office:value="223792">
            <text:p>223792</text:p>
          </table:table-cell>
          <table:table-cell office:value-type="string">
            <text:p>Amaretto Di Saronno 1L00</text:p>
          </table:table-cell>
          <table:table-cell office:value-type="float" office:value="23">
            <text:p>23</text:p>
          </table:table-cell>
          <table:table-cell office:value-type="float" office:value="10.94">
            <text:p>10.94</text:p>
          </table:table-cell>
          <table:table-cell office:value-type="float" office:value="251.62">
            <text:p>251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3798">
            <text:p>223798</text:p>
          </table:table-cell>
          <table:table-cell office:value-type="string">
            <text:p>Acher Peach Schnapps 1L00</text:p>
          </table:table-cell>
          <table:table-cell office:value-type="float" office:value="21">
            <text:p>21</text:p>
          </table:table-cell>
          <table:table-cell office:value-type="float" office:value="6.87">
            <text:p>6.87</text:p>
          </table:table-cell>
          <table:table-cell office:value-type="float" office:value="144.27">
            <text:p>144.2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3840">
            <text:p>223840</text:p>
          </table:table-cell>
          <table:table-cell office:value-type="string">
            <text:p>Chartr. Verte bout.70cl</text:p>
          </table:table-cell>
          <table:table-cell office:value-type="float" office:value="7">
            <text:p>7</text:p>
          </table:table-cell>
          <table:table-cell office:value-type="float" office:value="15.77">
            <text:p>15.77</text:p>
          </table:table-cell>
          <table:table-cell office:value-type="float" office:value="110.39">
            <text:p>110.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852">
            <text:p>223852</text:p>
          </table:table-cell>
          <table:table-cell office:value-type="string">
            <text:p>Malibu Coconut Liq.100cl.</text:p>
          </table:table-cell>
          <table:table-cell office:value-type="float" office:value="18">
            <text:p>18</text:p>
          </table:table-cell>
          <table:table-cell office:value-type="float" office:value="6.82">
            <text:p>6.82</text:p>
          </table:table-cell>
          <table:table-cell office:value-type="float" office:value="122.76">
            <text:p>122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3852">
            <text:p>223852</text:p>
          </table:table-cell>
          <table:table-cell office:value-type="string">
            <text:p>Malibu Coconut Liq.100cl.</text:p>
          </table:table-cell>
          <table:table-cell office:value-type="float" office:value="18">
            <text:p>18</text:p>
          </table:table-cell>
          <table:table-cell office:value-type="float" office:value="6.82">
            <text:p>6.82</text:p>
          </table:table-cell>
          <table:table-cell office:value-type="float" office:value="122.76">
            <text:p>122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2">
          <table:table-cell office:value-type="float" office:value="223910">
            <text:p>223910</text:p>
          </table:table-cell>
          <table:table-cell office:value-type="string">
            <text:p>Fernet Branca bout.1L00</text:p>
          </table:table-cell>
          <table:table-cell office:value-type="float" office:value="31">
            <text:p>31</text:p>
          </table:table-cell>
          <table:table-cell office:value-type="float" office:value="11.34">
            <text:p>11.34</text:p>
          </table:table-cell>
          <table:table-cell office:value-type="float" office:value="351.54">
            <text:p>351.5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3912">
            <text:p>223912</text:p>
          </table:table-cell>
          <table:table-cell office:value-type="string">
            <text:p>Fernet Branca Menthe 100 cl</text:p>
          </table:table-cell>
          <table:table-cell office:value-type="float" office:value="7">
            <text:p>7</text:p>
          </table:table-cell>
          <table:table-cell office:value-type="float" office:value="12.74">
            <text:p>12.74</text:p>
          </table:table-cell>
          <table:table-cell office:value-type="float" office:value="89.18">
            <text:p>89.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3933">
            <text:p>223933</text:p>
          </table:table-cell>
          <table:table-cell office:value-type="string">
            <text:p>Grand Marnier Rouge 1L00</text:p>
          </table:table-cell>
          <table:table-cell office:value-type="float" office:value="18">
            <text:p>18</text:p>
          </table:table-cell>
          <table:table-cell office:value-type="float" office:value="14.24">
            <text:p>14.24</text:p>
          </table:table-cell>
          <table:table-cell office:value-type="float" office:value="256.32">
            <text:p>256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223956">
            <text:p>223956</text:p>
          </table:table-cell>
          <table:table-cell office:value-type="string">
            <text:p>Liqueur Passoa bout 1L00</text:p>
          </table:table-cell>
          <table:table-cell office:value-type="float" office:value="8">
            <text:p>8</text:p>
          </table:table-cell>
          <table:table-cell office:value-type="float" office:value="8.25">
            <text:p>8.25</text:p>
          </table:table-cell>
          <table:table-cell office:value-type="float" office:value="66">
            <text:p>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958">
            <text:p>223958</text:p>
          </table:table-cell>
          <table:table-cell office:value-type="string">
            <text:p>Liqueur Royale Chambord50cl</text:p>
          </table:table-cell>
          <table:table-cell office:value-type="float" office:value="10">
            <text:p>10</text:p>
          </table:table-cell>
          <table:table-cell office:value-type="float" office:value="8.07">
            <text:p>8.07</text:p>
          </table:table-cell>
          <table:table-cell office:value-type="float" office:value="80.7">
            <text:p>80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3965">
            <text:p>223965</text:p>
          </table:table-cell>
          <table:table-cell office:value-type="string">
            <text:p>Liqueur Safari African 100cl</text:p>
          </table:table-cell>
          <table:table-cell office:value-type="float" office:value="5">
            <text:p>5</text:p>
          </table:table-cell>
          <table:table-cell office:value-type="float" office:value="6.09">
            <text:p>6.09</text:p>
          </table:table-cell>
          <table:table-cell office:value-type="float" office:value="30.45">
            <text:p>30.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3966">
            <text:p>223966</text:p>
          </table:table-cell>
          <table:table-cell office:value-type="string">
            <text:p>Sambuca Molinari 100 cl</text:p>
          </table:table-cell>
          <table:table-cell office:value-type="float" office:value="5">
            <text:p>5</text:p>
          </table:table-cell>
          <table:table-cell office:value-type="float" office:value="6.52">
            <text:p>6.52</text:p>
          </table:table-cell>
          <table:table-cell office:value-type="float" office:value="32.6">
            <text:p>32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3966">
            <text:p>223966</text:p>
          </table:table-cell>
          <table:table-cell office:value-type="string">
            <text:p>Sambuca Molinari 100 cl</text:p>
          </table:table-cell>
          <table:table-cell office:value-type="float" office:value="5">
            <text:p>5</text:p>
          </table:table-cell>
          <table:table-cell office:value-type="float" office:value="6.52">
            <text:p>6.52</text:p>
          </table:table-cell>
          <table:table-cell office:value-type="float" office:value="32.6">
            <text:p>32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3972">
            <text:p>223972</text:p>
          </table:table-cell>
          <table:table-cell office:value-type="string">
            <text:p>RS Pippermint Get 27 Bout.1L00</text:p>
          </table:table-cell>
          <table:table-cell office:value-type="float" office:value="37">
            <text:p>37</text:p>
          </table:table-cell>
          <table:table-cell office:value-type="float" office:value="9.43">
            <text:p>9.43</text:p>
          </table:table-cell>
          <table:table-cell office:value-type="float" office:value="348.91">
            <text:p>348.9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3973">
            <text:p>223973</text:p>
          </table:table-cell>
          <table:table-cell office:value-type="string">
            <text:p>Sheridan Double Liqueur 1L00</text:p>
          </table:table-cell>
          <table:table-cell office:value-type="float" office:value="8">
            <text:p>8</text:p>
          </table:table-cell>
          <table:table-cell office:value-type="float" office:value="11.98">
            <text:p>11.98</text:p>
          </table:table-cell>
          <table:table-cell office:value-type="float" office:value="95.84">
            <text:p>95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3973">
            <text:p>223973</text:p>
          </table:table-cell>
          <table:table-cell office:value-type="string">
            <text:p>Sheridan Double Liqueur 100 cl</text:p>
          </table:table-cell>
          <table:table-cell office:value-type="float" office:value="8">
            <text:p>8</text:p>
          </table:table-cell>
          <table:table-cell office:value-type="float" office:value="11.98">
            <text:p>11.98</text:p>
          </table:table-cell>
          <table:table-cell office:value-type="float" office:value="95.84">
            <text:p>95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4116">
            <text:p>224116</text:p>
          </table:table-cell>
          <table:table-cell office:value-type="string">
            <text:p>Baileys Irish Cream B.100cl</text:p>
          </table:table-cell>
          <table:table-cell office:value-type="float" office:value="39">
            <text:p>39</text:p>
          </table:table-cell>
          <table:table-cell office:value-type="float" office:value="10.25">
            <text:p>10.25</text:p>
          </table:table-cell>
          <table:table-cell office:value-type="float" office:value="399.75">
            <text:p>399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2">
          <table:table-cell office:value-type="float" office:value="224116">
            <text:p>224116</text:p>
          </table:table-cell>
          <table:table-cell office:value-type="string">
            <text:p>Baileys Irish Cream B.100cl</text:p>
          </table:table-cell>
          <table:table-cell office:value-type="float" office:value="39">
            <text:p>39</text:p>
          </table:table-cell>
          <table:table-cell office:value-type="float" office:value="10.25">
            <text:p>10.25</text:p>
          </table:table-cell>
          <table:table-cell office:value-type="float" office:value="399.75">
            <text:p>399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224120">
            <text:p>224120</text:p>
          </table:table-cell>
          <table:table-cell office:value-type="string">
            <text:p>Baileys Creme Caramel Ir.Cr.1L</text:p>
          </table:table-cell>
          <table:table-cell office:value-type="float" office:value="8">
            <text:p>8</text:p>
          </table:table-cell>
          <table:table-cell office:value-type="float" office:value="10.25">
            <text:p>10.25</text:p>
          </table:table-cell>
          <table:table-cell office:value-type="float" office:value="82">
            <text:p>8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4122">
            <text:p>224122</text:p>
          </table:table-cell>
          <table:table-cell office:value-type="string">
            <text:p>Baileys Cafe bout.1LOO</text:p>
          </table:table-cell>
          <table:table-cell office:value-type="float" office:value="12">
            <text:p>12</text:p>
          </table:table-cell>
          <table:table-cell office:value-type="float" office:value="10.25">
            <text:p>10.25</text:p>
          </table:table-cell>
          <table:table-cell office:value-type="float" office:value="123">
            <text:p>12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4130">
            <text:p>224130</text:p>
          </table:table-cell>
          <table:table-cell office:value-type="string">
            <text:p>Drambuie Bout. 100cl</text:p>
          </table:table-cell>
          <table:table-cell office:value-type="float" office:value="1">
            <text:p>1</text:p>
          </table:table-cell>
          <table:table-cell table:number-columns-repeated="2" office:value-type="float" office:value="7.81">
            <text:p>7.8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4132">
            <text:p>224132</text:p>
          </table:table-cell>
          <table:table-cell office:value-type="string">
            <text:p>Drambuie Bout.1L00</text:p>
          </table:table-cell>
          <table:table-cell office:value-type="float" office:value="10">
            <text:p>10</text:p>
          </table:table-cell>
          <table:table-cell office:value-type="float" office:value="8.78">
            <text:p>8.78</text:p>
          </table:table-cell>
          <table:table-cell office:value-type="float" office:value="87.8">
            <text:p>87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4161">
            <text:p>224161</text:p>
          </table:table-cell>
          <table:table-cell office:value-type="string">
            <text:p>Kahlua100cl(224160/224162)</text:p>
          </table:table-cell>
          <table:table-cell office:value-type="float" office:value="20">
            <text:p>20</text:p>
          </table:table-cell>
          <table:table-cell office:value-type="float" office:value="11.4">
            <text:p>11.4</text:p>
          </table:table-cell>
          <table:table-cell office:value-type="float" office:value="228">
            <text:p>2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162">
            <text:p>224162</text:p>
          </table:table-cell>
          <table:table-cell office:value-type="string">
            <text:p>Kahlua 100cl(224160/224161)</text:p>
          </table:table-cell>
          <table:table-cell office:value-type="float" office:value="35">
            <text:p>35</text:p>
          </table:table-cell>
          <table:table-cell office:value-type="float" office:value="7.36">
            <text:p>7.36</text:p>
          </table:table-cell>
          <table:table-cell office:value-type="float" office:value="257.6">
            <text:p>257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224540">
            <text:p>224540</text:p>
          </table:table-cell>
          <table:table-cell office:value-type="string">
            <text:p>Gabriel B.Cr.Cassis 70 cl</text:p>
          </table:table-cell>
          <table:table-cell office:value-type="float" office:value="6">
            <text:p>6</text:p>
          </table:table-cell>
          <table:table-cell office:value-type="float" office:value="7.55">
            <text:p>7.55</text:p>
          </table:table-cell>
          <table:table-cell office:value-type="float" office:value="45.3">
            <text:p>45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4551">
            <text:p>224551</text:p>
          </table:table-cell>
          <table:table-cell office:value-type="string">
            <text:p>G.Boudier Creme Framboise 70cl</text:p>
          </table:table-cell>
          <table:table-cell office:value-type="float" office:value="16">
            <text:p>16</text:p>
          </table:table-cell>
          <table:table-cell office:value-type="float" office:value="7.55">
            <text:p>7.55</text:p>
          </table:table-cell>
          <table:table-cell office:value-type="float" office:value="120.8">
            <text:p>120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555">
            <text:p>224555</text:p>
          </table:table-cell>
          <table:table-cell office:value-type="string">
            <text:p>G.Boudier Cr.Mures Sauvage70cl</text:p>
          </table:table-cell>
          <table:table-cell office:value-type="float" office:value="14">
            <text:p>14</text:p>
          </table:table-cell>
          <table:table-cell office:value-type="float" office:value="7.55">
            <text:p>7.55</text:p>
          </table:table-cell>
          <table:table-cell office:value-type="float" office:value="105.7">
            <text:p>105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4572">
            <text:p>224572</text:p>
          </table:table-cell>
          <table:table-cell office:value-type="string">
            <text:p>Abisinthe 72% bout.70cl</text:p>
          </table:table-cell>
          <table:table-cell office:value-type="float" office:value="12">
            <text:p>12</text:p>
          </table:table-cell>
          <table:table-cell office:value-type="float" office:value="14.85">
            <text:p>14.85</text:p>
          </table:table-cell>
          <table:table-cell office:value-type="float" office:value="178.2">
            <text:p>178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574">
            <text:p>224574</text:p>
          </table:table-cell>
          <table:table-cell office:value-type="string">
            <text:p>Abisinthe Amer 72% bout70cl</text:p>
          </table:table-cell>
          <table:table-cell office:value-type="float" office:value="8">
            <text:p>8</text:p>
          </table:table-cell>
          <table:table-cell office:value-type="float" office:value="14.85">
            <text:p>14.85</text:p>
          </table:table-cell>
          <table:table-cell office:value-type="float" office:value="118.8">
            <text:p>11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4590">
            <text:p>224590</text:p>
          </table:table-cell>
          <table:table-cell office:value-type="string">
            <text:p>RS Bols Blue Bout.1LOO</text:p>
          </table:table-cell>
          <table:table-cell office:value-type="float" office:value="4">
            <text:p>4</text:p>
          </table:table-cell>
          <table:table-cell office:value-type="float" office:value="5.41">
            <text:p>5.41</text:p>
          </table:table-cell>
          <table:table-cell office:value-type="float" office:value="21.64">
            <text:p>21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187">
            <text:p>225187</text:p>
          </table:table-cell>
          <table:table-cell office:value-type="string">
            <text:p>Pineau Char.Gam.AmbianceBlanc7</text:p>
          </table:table-cell>
          <table:table-cell office:value-type="float" office:value="22">
            <text:p>22</text:p>
          </table:table-cell>
          <table:table-cell office:value-type="float" office:value="3.71">
            <text:p>3.71</text:p>
          </table:table-cell>
          <table:table-cell office:value-type="float" office:value="81.62">
            <text:p>81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188">
            <text:p>225188</text:p>
          </table:table-cell>
          <table:table-cell office:value-type="string">
            <text:p>Pineau Char.Gam.AmbianceRose75</text:p>
          </table:table-cell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22.26">
            <text:p>22.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189">
            <text:p>225189</text:p>
          </table:table-cell>
          <table:table-cell office:value-type="string">
            <text:p>Pineau Charentes Rose 7ans 75c</text:p>
          </table:table-cell>
          <table:table-cell office:value-type="float" office:value="4">
            <text:p>4</text:p>
          </table:table-cell>
          <table:table-cell office:value-type="float" office:value="6.6">
            <text:p>6.6</text:p>
          </table:table-cell>
          <table:table-cell office:value-type="float" office:value="26.4">
            <text:p>26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190">
            <text:p>225190</text:p>
          </table:table-cell>
          <table:table-cell office:value-type="string">
            <text:p>Pineau Charentes Blanc7ans 75c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52.8">
            <text:p>52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192">
            <text:p>225192</text:p>
          </table:table-cell>
          <table:table-cell office:value-type="string">
            <text:p>Evasion(jus raisin+cognac)75cl</text:p>
          </table:table-cell>
          <table:table-cell office:value-type="float" office:value="36">
            <text:p>36</text:p>
          </table:table-cell>
          <table:table-cell office:value-type="float" office:value="4.98">
            <text:p>4.98</text:p>
          </table:table-cell>
          <table:table-cell office:value-type="float" office:value="179.28">
            <text:p>179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195">
            <text:p>225195</text:p>
          </table:table-cell>
          <table:table-cell office:value-type="string">
            <text:p>Lillet Rouge Bout.75cl</text:p>
          </table:table-cell>
          <table:table-cell office:value-type="float" office:value="16">
            <text:p>16</text:p>
          </table:table-cell>
          <table:table-cell office:value-type="float" office:value="8.4">
            <text:p>8.4</text:p>
          </table:table-cell>
          <table:table-cell office:value-type="float" office:value="134.4">
            <text:p>134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float" office:value="225196">
            <text:p>225196</text:p>
          </table:table-cell>
          <table:table-cell office:value-type="string">
            <text:p>Lillet Blanc Bout.75 cl</text:p>
          </table:table-cell>
          <table:table-cell office:value-type="float" office:value="20">
            <text:p>20</text:p>
          </table:table-cell>
          <table:table-cell office:value-type="float" office:value="8.4">
            <text:p>8.4</text:p>
          </table:table-cell>
          <table:table-cell office:value-type="float" office:value="168">
            <text:p>1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5197">
            <text:p>225197</text:p>
          </table:table-cell>
          <table:table-cell office:value-type="string">
            <text:p>RSFPineau St Michel Blanc75cl</text:p>
          </table:table-cell>
          <table:table-cell office:value-type="float" office:value="22">
            <text:p>22</text:p>
          </table:table-cell>
          <table:table-cell office:value-type="float" office:value="5.43">
            <text:p>5.43</text:p>
          </table:table-cell>
          <table:table-cell office:value-type="float" office:value="119.46">
            <text:p>119.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208">
            <text:p>225208</text:p>
          </table:table-cell>
          <table:table-cell office:value-type="string">
            <text:p>Noilly Prat bout.1L00</text:p>
          </table:table-cell>
          <table:table-cell office:value-type="float" office:value="39">
            <text:p>39</text:p>
          </table:table-cell>
          <table:table-cell office:value-type="float" office:value="6.87">
            <text:p>6.87</text:p>
          </table:table-cell>
          <table:table-cell office:value-type="float" office:value="267.93">
            <text:p>267.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211">
            <text:p>225211</text:p>
          </table:table-cell>
          <table:table-cell office:value-type="string">
            <text:p>Martini Rouge bout.1L00</text:p>
          </table:table-cell>
          <table:table-cell office:value-type="float" office:value="188">
            <text:p>188</text:p>
          </table:table-cell>
          <table:table-cell office:value-type="float" office:value="4.76">
            <text:p>4.76</text:p>
          </table:table-cell>
          <table:table-cell office:value-type="float" office:value="894.88">
            <text:p>894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225216">
            <text:p>225216</text:p>
          </table:table-cell>
          <table:table-cell office:value-type="string">
            <text:p>Martini Rose It.100cl{225217}</text:p>
          </table:table-cell>
          <table:table-cell office:value-type="float" office:value="74">
            <text:p>74</text:p>
          </table:table-cell>
          <table:table-cell office:value-type="float" office:value="4.74">
            <text:p>4.74</text:p>
          </table:table-cell>
          <table:table-cell office:value-type="float" office:value="350.76">
            <text:p>350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221">
            <text:p>225221</text:p>
          </table:table-cell>
          <table:table-cell office:value-type="string">
            <text:p>Martini Bianco bout 1L00</text:p>
          </table:table-cell>
          <table:table-cell office:value-type="float" office:value="40">
            <text:p>40</text:p>
          </table:table-cell>
          <table:table-cell office:value-type="float" office:value="4.74">
            <text:p>4.74</text:p>
          </table:table-cell>
          <table:table-cell office:value-type="float" office:value="189.6">
            <text:p>189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/>
        </table:table-row>
        <table:table-row table:style-name="ro2">
          <table:table-cell office:value-type="float" office:value="225232">
            <text:p>225232</text:p>
          </table:table-cell>
          <table:table-cell office:value-type="string">
            <text:p>Martini Dry bout.100cl</text:p>
          </table:table-cell>
          <table:table-cell office:value-type="float" office:value="50">
            <text:p>50</text:p>
          </table:table-cell>
          <table:table-cell office:value-type="float" office:value="4.76">
            <text:p>4.76</text:p>
          </table:table-cell>
          <table:table-cell office:value-type="float" office:value="238">
            <text:p>2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310">
            <text:p>225310</text:p>
          </table:table-cell>
          <table:table-cell office:value-type="string">
            <text:p>Pastis 51 bout.100cl</text:p>
          </table:table-cell>
          <table:table-cell office:value-type="float" office:value="62">
            <text:p>62</text:p>
          </table:table-cell>
          <table:table-cell office:value-type="float" office:value="5.8">
            <text:p>5.8</text:p>
          </table:table-cell>
          <table:table-cell office:value-type="float" office:value="359.6">
            <text:p>359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2">
          <table:table-cell office:value-type="float" office:value="225312">
            <text:p>225312</text:p>
          </table:table-cell>
          <table:table-cell office:value-type="string">
            <text:p>RS Pastis 51 au Citron 70 cl</text:p>
          </table:table-cell>
          <table:table-cell office:value-type="float" office:value="13">
            <text:p>13</text:p>
          </table:table-cell>
          <table:table-cell office:value-type="float" office:value="4.88">
            <text:p>4.88</text:p>
          </table:table-cell>
          <table:table-cell office:value-type="float" office:value="63.44">
            <text:p>63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331">
            <text:p>225331</text:p>
          </table:table-cell>
          <table:table-cell office:value-type="string">
            <text:p>Pernod 45 bout1L00</text:p>
          </table:table-cell>
          <table:table-cell office:value-type="float" office:value="6">
            <text:p>6</text:p>
          </table:table-cell>
          <table:table-cell office:value-type="float" office:value="7.56">
            <text:p>7.56</text:p>
          </table:table-cell>
          <table:table-cell office:value-type="float" office:value="45.36">
            <text:p>45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360">
            <text:p>225360</text:p>
          </table:table-cell>
          <table:table-cell office:value-type="string">
            <text:p>Ricard Bout.1L00</text:p>
          </table:table-cell>
          <table:table-cell office:value-type="float" office:value="371">
            <text:p>371</text:p>
          </table:table-cell>
          <table:table-cell office:value-type="float" office:value="6.6">
            <text:p>6.6</text:p>
          </table:table-cell>
          <table:table-cell office:value-type="float" office:value="2448.6">
            <text:p>2448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.08">
            <text:p>1.08</text:p>
          </table:table-cell>
          <table:table-cell/>
        </table:table-row>
        <table:table-row table:style-name="ro2">
          <table:table-cell office:value-type="float" office:value="225361">
            <text:p>225361</text:p>
          </table:table-cell>
          <table:table-cell office:value-type="string">
            <text:p>Ricard CRT de 12X1LOO</text:p>
          </table:table-cell>
          <table:table-cell office:value-type="float" office:value="49">
            <text:p>49</text:p>
          </table:table-cell>
          <table:table-cell office:value-type="float" office:value="12.3">
            <text:p>12.3</text:p>
          </table:table-cell>
          <table:table-cell office:value-type="float" office:value="602.7">
            <text:p>602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400">
            <text:p>225400</text:p>
          </table:table-cell>
          <table:table-cell office:value-type="string">
            <text:p>Ouzo bout.100 cl</text:p>
          </table:table-cell>
          <table:table-cell office:value-type="float" office:value="21">
            <text:p>21</text:p>
          </table:table-cell>
          <table:table-cell office:value-type="float" office:value="5.04">
            <text:p>5.04</text:p>
          </table:table-cell>
          <table:table-cell office:value-type="float" office:value="105.84">
            <text:p>105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2">
          <table:table-cell office:value-type="float" office:value="225601">
            <text:p>225601</text:p>
          </table:table-cell>
          <table:table-cell office:value-type="string">
            <text:p>Campari Bout.1L00</text:p>
          </table:table-cell>
          <table:table-cell office:value-type="float" office:value="15">
            <text:p>15</text:p>
          </table:table-cell>
          <table:table-cell office:value-type="float" office:value="6.31">
            <text:p>6.31</text:p>
          </table:table-cell>
          <table:table-cell office:value-type="float" office:value="94.65">
            <text:p>94.6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689">
            <text:p>225689</text:p>
          </table:table-cell>
          <table:table-cell office:value-type="string">
            <text:p>Porto Graham Fine Tawny 75cl</text:p>
          </table:table-cell>
          <table:table-cell office:value-type="float" office:value="1">
            <text:p>1</text:p>
          </table:table-cell>
          <table:table-cell table:number-columns-repeated="2" office:value-type="float" office:value="5.61">
            <text:p>5.6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691">
            <text:p>225691</text:p>
          </table:table-cell>
          <table:table-cell office:value-type="string">
            <text:p>Porto Graham s Blanc bout.75cl</text:p>
          </table:table-cell>
          <table:table-cell office:value-type="float" office:value="8">
            <text:p>8</text:p>
          </table:table-cell>
          <table:table-cell office:value-type="float" office:value="6.21">
            <text:p>6.21</text:p>
          </table:table-cell>
          <table:table-cell office:value-type="float" office:value="49.68">
            <text:p>49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692">
            <text:p>225692</text:p>
          </table:table-cell>
          <table:table-cell office:value-type="string">
            <text:p>92Port.Graham Late B.Vintage75</text:p>
          </table:table-cell>
          <table:table-cell office:value-type="float" office:value="21">
            <text:p>21</text:p>
          </table:table-cell>
          <table:table-cell office:value-type="float" office:value="13.56">
            <text:p>13.56</text:p>
          </table:table-cell>
          <table:table-cell office:value-type="float" office:value="284.76">
            <text:p>284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693">
            <text:p>225693</text:p>
          </table:table-cell>
          <table:table-cell office:value-type="string">
            <text:p>Porto Graham 10Y Tawny 75cl</text:p>
          </table:table-cell>
          <table:table-cell office:value-type="float" office:value="15">
            <text:p>15</text:p>
          </table:table-cell>
          <table:table-cell office:value-type="float" office:value="15.54">
            <text:p>15.54</text:p>
          </table:table-cell>
          <table:table-cell office:value-type="float" office:value="233.1">
            <text:p>233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5695">
            <text:p>225695</text:p>
          </table:table-cell>
          <table:table-cell office:value-type="string">
            <text:p>Porto Graham s 20 Years b.75cl</text:p>
          </table:table-cell>
          <table:table-cell office:value-type="float" office:value="16">
            <text:p>16</text:p>
          </table:table-cell>
          <table:table-cell office:value-type="float" office:value="27.59">
            <text:p>27.59</text:p>
          </table:table-cell>
          <table:table-cell office:value-type="float" office:value="441.44">
            <text:p>441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3">
          <table:table-cell office:value-type="float" office:value="225725">
            <text:p>225725</text:p>
          </table:table-cell>
          <table:table-cell office:value-type="string">
            <text:p>Porto Sandeman Rge+++1L(225726</text:p>
          </table:table-cell>
          <table:table-cell office:value-type="float" office:value="12">
            <text:p>12</text:p>
          </table:table-cell>
          <table:table-cell office:value-type="float" office:value="5.32">
            <text:p>5.32</text:p>
          </table:table-cell>
          <table:table-cell office:value-type="float" office:value="63.84">
            <text:p>63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740">
            <text:p>225740</text:p>
          </table:table-cell>
          <table:table-cell office:value-type="string">
            <text:p>Porto Offley Tawny 75 cl</text:p>
          </table:table-cell>
          <table:table-cell office:value-type="float" office:value="33">
            <text:p>33</text:p>
          </table:table-cell>
          <table:table-cell office:value-type="float" office:value="7.19">
            <text:p>7.19</text:p>
          </table:table-cell>
          <table:table-cell office:value-type="float" office:value="237.27">
            <text:p>237.2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5742">
            <text:p>225742</text:p>
          </table:table-cell>
          <table:table-cell office:value-type="string">
            <text:p>Porto Offley Blanc 75 cl</text:p>
          </table:table-cell>
          <table:table-cell office:value-type="float" office:value="53">
            <text:p>53</text:p>
          </table:table-cell>
          <table:table-cell office:value-type="float" office:value="7.19">
            <text:p>7.19</text:p>
          </table:table-cell>
          <table:table-cell office:value-type="float" office:value="381.07">
            <text:p>381.0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039">
            <text:p>226039</text:p>
          </table:table-cell>
          <table:table-cell office:value-type="string">
            <text:p>RS 2000 Vin Montes Malbec Roug</text:p>
          </table:table-cell>
          <table:table-cell office:value-type="float" office:value="18">
            <text:p>18</text:p>
          </table:table-cell>
          <table:table-cell office:value-type="float" office:value="3.48">
            <text:p>3.48</text:p>
          </table:table-cell>
          <table:table-cell office:value-type="float" office:value="62.64">
            <text:p>62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039">
            <text:p>226039</text:p>
          </table:table-cell>
          <table:table-cell office:value-type="string">
            <text:p>2000 Vin Montes Malbec Rouge75</text:p>
          </table:table-cell>
          <table:table-cell office:value-type="float" office:value="18">
            <text:p>18</text:p>
          </table:table-cell>
          <table:table-cell office:value-type="float" office:value="3.48">
            <text:p>3.48</text:p>
          </table:table-cell>
          <table:table-cell office:value-type="float" office:value="62.64">
            <text:p>62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049">
            <text:p>226049</text:p>
          </table:table-cell>
          <table:table-cell office:value-type="string">
            <text:p>Jacobs Creek Shiraz Rouge 75cl</text:p>
          </table:table-cell>
          <table:table-cell office:value-type="float" office:value="4">
            <text:p>4</text:p>
          </table:table-cell>
          <table:table-cell office:value-type="float" office:value="3.92">
            <text:p>3.92</text:p>
          </table:table-cell>
          <table:table-cell office:value-type="float" office:value="15.68">
            <text:p>15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084">
            <text:p>226084</text:p>
          </table:table-cell>
          <table:table-cell office:value-type="string">
            <text:p>MontanaEastCoastCabern.Merl.Rg</text:p>
          </table:table-cell>
          <table:table-cell office:value-type="float" office:value="18">
            <text:p>18</text:p>
          </table:table-cell>
          <table:table-cell office:value-type="float" office:value="4.34">
            <text:p>4.34</text:p>
          </table:table-cell>
          <table:table-cell office:value-type="float" office:value="78.12">
            <text:p>78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136">
            <text:p>226136</text:p>
          </table:table-cell>
          <table:table-cell office:value-type="string">
            <text:p>Kupferberg Gold Trocken75 CL</text:p>
          </table:table-cell>
          <table:table-cell office:value-type="float" office:value="28">
            <text:p>28</text:p>
          </table:table-cell>
          <table:table-cell office:value-type="float" office:value="27.5">
            <text:p>27.5</text:p>
          </table:table-cell>
          <table:table-cell office:value-type="float" office:value="770">
            <text:p>77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</table:table-row>
        <table:table-row table:style-name="ro3">
          <table:table-cell office:value-type="float" office:value="226137">
            <text:p>226137</text:p>
          </table:table-cell>
          <table:table-cell office:value-type="string">
            <text:p>RS JacquesDeLuzeBrut(226302)7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98">
            <text:p>19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190">
            <text:p>226190</text:p>
          </table:table-cell>
          <table:table-cell office:value-type="string">
            <text:p>98/99NiersteinerGutesDomthalBl</text:p>
          </table:table-cell>
          <table:table-cell office:value-type="float" office:value="18">
            <text:p>18</text:p>
          </table:table-cell>
          <table:table-cell office:value-type="float" office:value="7.62">
            <text:p>7.62</text:p>
          </table:table-cell>
          <table:table-cell office:value-type="float" office:value="137.16">
            <text:p>137.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203">
            <text:p>226203</text:p>
          </table:table-cell>
          <table:table-cell office:value-type="string">
            <text:p>RSFCAMPO VIEJO CRIANZA 6x75cl</text:p>
          </table:table-cell>
          <table:table-cell office:value-type="float" office:value="33">
            <text:p>33</text:p>
          </table:table-cell>
          <table:table-cell office:value-type="float" office:value="10.83">
            <text:p>10.83</text:p>
          </table:table-cell>
          <table:table-cell office:value-type="float" office:value="357.39">
            <text:p>357.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06">
            <text:p>226206</text:p>
          </table:table-cell>
          <table:table-cell office:value-type="string">
            <text:p>Campo Viejo Gran Reserva Rge75</text:p>
          </table:table-cell>
          <table:table-cell office:value-type="float" office:value="15">
            <text:p>15</text:p>
          </table:table-cell>
          <table:table-cell office:value-type="float" office:value="8.88">
            <text:p>8.88</text:p>
          </table:table-cell>
          <table:table-cell office:value-type="float" office:value="133.2">
            <text:p>133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240">
            <text:p>226240</text:p>
          </table:table-cell>
          <table:table-cell office:value-type="string">
            <text:p>Mateus rose bout.1LOO</text:p>
          </table:table-cell>
          <table:table-cell office:value-type="float" office:value="60">
            <text:p>60</text:p>
          </table:table-cell>
          <table:table-cell office:value-type="float" office:value="3.5">
            <text:p>3.5</text:p>
          </table:table-cell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240">
            <text:p>226240</text:p>
          </table:table-cell>
          <table:table-cell office:value-type="string">
            <text:p>Mateus Rose bout.100 cl</text:p>
          </table:table-cell>
          <table:table-cell office:value-type="float" office:value="60">
            <text:p>60</text:p>
          </table:table-cell>
          <table:table-cell office:value-type="float" office:value="3.5">
            <text:p>3.5</text:p>
          </table:table-cell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52">
            <text:p>226252</text:p>
          </table:table-cell>
          <table:table-cell office:value-type="string">
            <text:p>Freixenet Gran Cordon Negro75</text:p>
          </table:table-cell>
          <table:table-cell office:value-type="float" office:value="22">
            <text:p>22</text:p>
          </table:table-cell>
          <table:table-cell office:value-type="float" office:value="5.71">
            <text:p>5.71</text:p>
          </table:table-cell>
          <table:table-cell office:value-type="float" office:value="125.62">
            <text:p>125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54">
            <text:p>226254</text:p>
          </table:table-cell>
          <table:table-cell office:value-type="string">
            <text:p>Cinzano Rouge 1L(225090)</text:p>
          </table:table-cell>
          <table:table-cell office:value-type="float" office:value="6">
            <text:p>6</text:p>
          </table:table-cell>
          <table:table-cell office:value-type="float" office:value="3.02">
            <text:p>3.02</text:p>
          </table:table-cell>
          <table:table-cell office:value-type="float" office:value="18.12">
            <text:p>18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255">
            <text:p>226255</text:p>
          </table:table-cell>
          <table:table-cell office:value-type="string">
            <text:p>Cinzano Blanc 1L(225100)</text:p>
          </table:table-cell>
          <table:table-cell office:value-type="float" office:value="6">
            <text:p>6</text:p>
          </table:table-cell>
          <table:table-cell office:value-type="float" office:value="3.02">
            <text:p>3.02</text:p>
          </table:table-cell>
          <table:table-cell office:value-type="float" office:value="18.12">
            <text:p>18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56">
            <text:p>226256</text:p>
          </table:table-cell>
          <table:table-cell office:value-type="string">
            <text:p>07Muscat Beaumes de Venise75cl</text:p>
          </table:table-cell>
          <table:table-cell office:value-type="float" office:value="13">
            <text:p>13</text:p>
          </table:table-cell>
          <table:table-cell office:value-type="float" office:value="13.28">
            <text:p>13.28</text:p>
          </table:table-cell>
          <table:table-cell office:value-type="float" office:value="172.64">
            <text:p>172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57">
            <text:p>226257</text:p>
          </table:table-cell>
          <table:table-cell office:value-type="string">
            <text:p>RS 98 Fendant du Valois AC Bl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258">
            <text:p>226258</text:p>
          </table:table-cell>
          <table:table-cell office:value-type="string">
            <text:p>Suze 1LOO (225390)</text:p>
          </table:table-cell>
          <table:table-cell office:value-type="float" office:value="22">
            <text:p>22</text:p>
          </table:table-cell>
          <table:table-cell office:value-type="float" office:value="9.9">
            <text:p>9.9</text:p>
          </table:table-cell>
          <table:table-cell office:value-type="float" office:value="217.8">
            <text:p>217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282">
            <text:p>226282</text:p>
          </table:table-cell>
          <table:table-cell office:value-type="string">
            <text:p>00A.Metz Cremant AlsaceBrut75c</text:p>
          </table:table-cell>
          <table:table-cell office:value-type="float" office:value="8">
            <text:p>8</text:p>
          </table:table-cell>
          <table:table-cell office:value-type="float" office:value="4.38">
            <text:p>4.38</text:p>
          </table:table-cell>
          <table:table-cell office:value-type="float" office:value="35.04">
            <text:p>35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92">
            <text:p>226292</text:p>
          </table:table-cell>
          <table:table-cell office:value-type="string">
            <text:p>C.Sauvion CremantLoireAOC75cl</text:p>
          </table:table-cell>
          <table:table-cell office:value-type="float" office:value="3">
            <text:p>3</text:p>
          </table:table-cell>
          <table:table-cell office:value-type="float" office:value="5.29">
            <text:p>5.29</text:p>
          </table:table-cell>
          <table:table-cell office:value-type="float" office:value="15.87">
            <text:p>15.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93">
            <text:p>226293</text:p>
          </table:table-cell>
          <table:table-cell office:value-type="string">
            <text:p>Sauv.PreambuleTurbulentBrut75c</text:p>
          </table:table-cell>
          <table:table-cell office:value-type="float" office:value="15">
            <text:p>15</text:p>
          </table:table-cell>
          <table:table-cell office:value-type="float" office:value="4.48">
            <text:p>4.48</text:p>
          </table:table-cell>
          <table:table-cell office:value-type="float" office:value="67.2">
            <text:p>67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94">
            <text:p>226294</text:p>
          </table:table-cell>
          <table:table-cell office:value-type="string">
            <text:p>Sauv.PreambuleTurbulentRoseBru</text:p>
          </table:table-cell>
          <table:table-cell office:value-type="float" office:value="16">
            <text:p>16</text:p>
          </table:table-cell>
          <table:table-cell office:value-type="float" office:value="4.48">
            <text:p>4.48</text:p>
          </table:table-cell>
          <table:table-cell office:value-type="float" office:value="71.68">
            <text:p>71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297">
            <text:p>226297</text:p>
          </table:table-cell>
          <table:table-cell office:value-type="string">
            <text:p>RS Blanchet Blanc de Blanc 75c</text:p>
          </table:table-cell>
          <table:table-cell office:value-type="float" office:value="11">
            <text:p>11</text:p>
          </table:table-cell>
          <table:table-cell office:value-type="float" office:value="5.93">
            <text:p>5.93</text:p>
          </table:table-cell>
          <table:table-cell office:value-type="float" office:value="65.23">
            <text:p>65.2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300">
            <text:p>226300</text:p>
          </table:table-cell>
          <table:table-cell office:value-type="string">
            <text:p>Ch.Heidsieck Brut bout.75cl</text:p>
          </table:table-cell>
          <table:table-cell office:value-type="float" office:value="52">
            <text:p>52</text:p>
          </table:table-cell>
          <table:table-cell office:value-type="float" office:value="23.2">
            <text:p>23.2</text:p>
          </table:table-cell>
          <table:table-cell office:value-type="float" office:value="1206.4">
            <text:p>1206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302">
            <text:p>226302</text:p>
          </table:table-cell>
          <table:table-cell office:value-type="string">
            <text:p>RS Jacques de Luze Brut Bout.7</text:p>
          </table:table-cell>
          <table:table-cell office:value-type="float" office:value="23">
            <text:p>23</text:p>
          </table:table-cell>
          <table:table-cell office:value-type="float" office:value="4.59">
            <text:p>4.59</text:p>
          </table:table-cell>
          <table:table-cell office:value-type="float" office:value="105.57">
            <text:p>105.5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390">
            <text:p>226390</text:p>
          </table:table-cell>
          <table:table-cell office:value-type="string">
            <text:p>Champagne Dom Perignon bt.75cl</text:p>
          </table:table-cell>
          <table:table-cell office:value-type="float" office:value="6">
            <text:p>6</text:p>
          </table:table-cell>
          <table:table-cell office:value-type="float" office:value="96.9">
            <text:p>96.9</text:p>
          </table:table-cell>
          <table:table-cell office:value-type="float" office:value="581.4">
            <text:p>581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400">
            <text:p>226400</text:p>
          </table:table-cell>
          <table:table-cell office:value-type="string">
            <text:p>Moet &amp; Chandon Brut bout.75cl</text:p>
          </table:table-cell>
          <table:table-cell office:value-type="float" office:value="53">
            <text:p>53</text:p>
          </table:table-cell>
          <table:table-cell office:value-type="float" office:value="28.01">
            <text:p>28.01</text:p>
          </table:table-cell>
          <table:table-cell office:value-type="float" office:value="1484.53">
            <text:p>1484.5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3">
          <table:table-cell office:value-type="float" office:value="226452">
            <text:p>226452</text:p>
          </table:table-cell>
          <table:table-cell office:value-type="string">
            <text:p>RS Champ.PerrierBelle Epoq.bru</text:p>
          </table:table-cell>
          <table:table-cell office:value-type="float" office:value="10">
            <text:p>10</text:p>
          </table:table-cell>
          <table:table-cell office:value-type="float" office:value="79.68">
            <text:p>79.68</text:p>
          </table:table-cell>
          <table:table-cell office:value-type="float" office:value="796.8">
            <text:p>796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460">
            <text:p>226460</text:p>
          </table:table-cell>
          <table:table-cell office:value-type="string">
            <text:p>Champ.RoedererBrutPremier75cl</text:p>
          </table:table-cell>
          <table:table-cell office:value-type="float" office:value="5">
            <text:p>5</text:p>
          </table:table-cell>
          <table:table-cell office:value-type="float" office:value="24.25">
            <text:p>24.25</text:p>
          </table:table-cell>
          <table:table-cell office:value-type="float" office:value="121.25">
            <text:p>121.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226461">
            <text:p>226461</text:p>
          </table:table-cell>
          <table:table-cell office:value-type="string">
            <text:p>Champ.RoedererBrutMillesime75c</text:p>
          </table:table-cell>
          <table:table-cell office:value-type="float" office:value="20">
            <text:p>20</text:p>
          </table:table-cell>
          <table:table-cell office:value-type="float" office:value="35.6">
            <text:p>35.6</text:p>
          </table:table-cell>
          <table:table-cell office:value-type="float" office:value="712">
            <text:p>7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462">
            <text:p>226462</text:p>
          </table:table-cell>
          <table:table-cell office:value-type="string">
            <text:p>Champ.Roederer Brut Mill.Rose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68">
            <text:p>4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226463">
            <text:p>226463</text:p>
          </table:table-cell>
          <table:table-cell office:value-type="string">
            <text:p>Champ.RoedererCristalMillesime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1212">
            <text:p>12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226470">
            <text:p>226470</text:p>
          </table:table-cell>
          <table:table-cell office:value-type="string">
            <text:p>Champ.Lanson brut bout.75cl</text:p>
          </table:table-cell>
          <table:table-cell office:value-type="float" office:value="6">
            <text:p>6</text:p>
          </table:table-cell>
          <table:table-cell office:value-type="float" office:value="18.5">
            <text:p>18.5</text:p>
          </table:table-cell>
          <table:table-cell office:value-type="float" office:value="111">
            <text:p>1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490">
            <text:p>226490</text:p>
          </table:table-cell>
          <table:table-cell office:value-type="string">
            <text:p>Lanson Rose bout.75cl</text:p>
          </table:table-cell>
          <table:table-cell office:value-type="float" office:value="6">
            <text:p>6</text:p>
          </table:table-cell>
          <table:table-cell office:value-type="float" office:value="22.5">
            <text:p>22.5</text:p>
          </table:table-cell>
          <table:table-cell office:value-type="float" office:value="135">
            <text:p>1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492">
            <text:p>226492</text:p>
          </table:table-cell>
          <table:table-cell office:value-type="string">
            <text:p>Ch.Perrier JouetGrandBrut75cl</text:p>
          </table:table-cell>
          <table:table-cell office:value-type="float" office:value="19">
            <text:p>19</text:p>
          </table:table-cell>
          <table:table-cell office:value-type="float" office:value="28.87">
            <text:p>28.87</text:p>
          </table:table-cell>
          <table:table-cell office:value-type="float" office:value="548.53">
            <text:p>548.5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494">
            <text:p>226494</text:p>
          </table:table-cell>
          <table:table-cell office:value-type="string">
            <text:p>CH.PerrierJouet B.Epoque Rose</text:p>
          </table:table-cell>
          <table:table-cell office:value-type="float" office:value="5">
            <text:p>5</text:p>
          </table:table-cell>
          <table:table-cell office:value-type="float" office:value="214.49">
            <text:p>214.49</text:p>
          </table:table-cell>
          <table:table-cell office:value-type="float" office:value="1072.45">
            <text:p>1072.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10">
            <text:p>226510</text:p>
          </table:table-cell>
          <table:table-cell office:value-type="string">
            <text:p>Champ.R de RuinartBrutEtui75</text:p>
          </table:table-cell>
          <table:table-cell office:value-type="float" office:value="5">
            <text:p>5</text:p>
          </table:table-cell>
          <table:table-cell office:value-type="float" office:value="29.55">
            <text:p>29.55</text:p>
          </table:table-cell>
          <table:table-cell office:value-type="float" office:value="147.75">
            <text:p>147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226514">
            <text:p>226514</text:p>
          </table:table-cell>
          <table:table-cell office:value-type="string">
            <text:p>Champ.R.Ruinart Rose Etui75</text:p>
          </table:table-cell>
          <table:table-cell office:value-type="float" office:value="18">
            <text:p>18</text:p>
          </table:table-cell>
          <table:table-cell office:value-type="float" office:value="39.9">
            <text:p>39.9</text:p>
          </table:table-cell>
          <table:table-cell office:value-type="float" office:value="718.2">
            <text:p>718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17">
            <text:p>226517</text:p>
          </table:table-cell>
          <table:table-cell office:value-type="string">
            <text:p>96Dom.RuinartBlancCoffret75cl</text:p>
          </table:table-cell>
          <table:table-cell office:value-type="float" office:value="2">
            <text:p>2</text:p>
          </table:table-cell>
          <table:table-cell office:value-type="float" office:value="114.78">
            <text:p>114.78</text:p>
          </table:table-cell>
          <table:table-cell office:value-type="float" office:value="229.56">
            <text:p>229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18">
            <text:p>226518</text:p>
          </table:table-cell>
          <table:table-cell office:value-type="string">
            <text:p>96Dom.RuinartRoseCoffret75cl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1788">
            <text:p>17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22">
            <text:p>226522</text:p>
          </table:table-cell>
          <table:table-cell office:value-type="string">
            <text:p>Champ.GremilletBrutGd.Res.75</text:p>
          </table:table-cell>
          <table:table-cell office:value-type="float" office:value="9">
            <text:p>9</text:p>
          </table:table-cell>
          <table:table-cell office:value-type="float" office:value="22.68">
            <text:p>22.68</text:p>
          </table:table-cell>
          <table:table-cell office:value-type="float" office:value="204.12">
            <text:p>204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523">
            <text:p>226523</text:p>
          </table:table-cell>
          <table:table-cell office:value-type="string">
            <text:p>Champ.GremilletBrutPrestige</text:p>
          </table:table-cell>
          <table:table-cell office:value-type="float" office:value="6">
            <text:p>6</text:p>
          </table:table-cell>
          <table:table-cell office:value-type="float" office:value="25.77">
            <text:p>25.77</text:p>
          </table:table-cell>
          <table:table-cell office:value-type="float" office:value="154.62">
            <text:p>154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30">
            <text:p>226530</text:p>
          </table:table-cell>
          <table:table-cell office:value-type="string">
            <text:p>Champ.FranckDebutBrutTradit.75</text:p>
          </table:table-cell>
          <table:table-cell office:value-type="float" office:value="25">
            <text:p>25</text:p>
          </table:table-cell>
          <table:table-cell office:value-type="float" office:value="11.4">
            <text:p>11.4</text:p>
          </table:table-cell>
          <table:table-cell office:value-type="float" office:value="285">
            <text:p>2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31">
            <text:p>226531</text:p>
          </table:table-cell>
          <table:table-cell office:value-type="string">
            <text:p>G.Champ.FranckDebut1/2Sec75cl</text:p>
          </table:table-cell>
          <table:table-cell office:value-type="float" office:value="19">
            <text:p>19</text:p>
          </table:table-cell>
          <table:table-cell office:value-type="float" office:value="11.4">
            <text:p>11.4</text:p>
          </table:table-cell>
          <table:table-cell office:value-type="float" office:value="216.6">
            <text:p>216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33">
            <text:p>226533</text:p>
          </table:table-cell>
          <table:table-cell office:value-type="string">
            <text:p>G.Champ.FranckDebutBrutTrad.37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47.6">
            <text:p>47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34">
            <text:p>226534</text:p>
          </table:table-cell>
          <table:table-cell office:value-type="string">
            <text:p>Champ.FranckDebut Brut Rose75c</text:p>
          </table:table-cell>
          <table:table-cell office:value-type="float" office:value="37">
            <text:p>37</text:p>
          </table:table-cell>
          <table:table-cell office:value-type="float" office:value="12.4">
            <text:p>12.4</text:p>
          </table:table-cell>
          <table:table-cell office:value-type="float" office:value="458.8">
            <text:p>45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35">
            <text:p>226535</text:p>
          </table:table-cell>
          <table:table-cell office:value-type="string">
            <text:p>Champ.FranckDebutBrutTrad.1L50</text:p>
          </table:table-cell>
          <table:table-cell office:value-type="float" office:value="16">
            <text:p>16</text:p>
          </table:table-cell>
          <table:table-cell office:value-type="float" office:value="23.8">
            <text:p>23.8</text:p>
          </table:table-cell>
          <table:table-cell office:value-type="float" office:value="380.8">
            <text:p>380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40">
            <text:p>226540</text:p>
          </table:table-cell>
          <table:table-cell office:value-type="string">
            <text:p>Champ.JosephPerrierCuv.Roy.Bru</text:p>
          </table:table-cell>
          <table:table-cell office:value-type="float" office:value="36">
            <text:p>36</text:p>
          </table:table-cell>
          <table:table-cell office:value-type="float" office:value="15.65">
            <text:p>15.65</text:p>
          </table:table-cell>
          <table:table-cell office:value-type="float" office:value="563.4">
            <text:p>563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542">
            <text:p>226542</text:p>
          </table:table-cell>
          <table:table-cell office:value-type="string">
            <text:p>Ch.J.PerrierBrut BlancDeBlanc7</text:p>
          </table:table-cell>
          <table:table-cell office:value-type="float" office:value="8">
            <text:p>8</text:p>
          </table:table-cell>
          <table:table-cell office:value-type="float" office:value="17.89">
            <text:p>17.89</text:p>
          </table:table-cell>
          <table:table-cell office:value-type="float" office:value="143.12">
            <text:p>143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43">
            <text:p>226543</text:p>
          </table:table-cell>
          <table:table-cell office:value-type="string">
            <text:p>Champ.J.Perrier Brut 1999 75cl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float" office:value="218">
            <text:p>2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45">
            <text:p>226545</text:p>
          </table:table-cell>
          <table:table-cell office:value-type="string">
            <text:p>Champ.J.Perrier Brut Rose 75cl</text:p>
          </table:table-cell>
          <table:table-cell office:value-type="float" office:value="2">
            <text:p>2</text:p>
          </table:table-cell>
          <table:table-cell office:value-type="float" office:value="21.05">
            <text:p>21.05</text:p>
          </table:table-cell>
          <table:table-cell office:value-type="float" office:value="42.1">
            <text:p>42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62">
            <text:p>226562</text:p>
          </table:table-cell>
          <table:table-cell office:value-type="string">
            <text:p>Champ.Mumm Cord.Rouge Brut75cl</text:p>
          </table:table-cell>
          <table:table-cell office:value-type="float" office:value="14">
            <text:p>14</text:p>
          </table:table-cell>
          <table:table-cell office:value-type="float" office:value="25.23">
            <text:p>25.23</text:p>
          </table:table-cell>
          <table:table-cell office:value-type="float" office:value="353.22">
            <text:p>353.2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72">
            <text:p>226572</text:p>
          </table:table-cell>
          <table:table-cell office:value-type="string">
            <text:p>Champ.Cattier BlancDeBlanc75cl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office:value-type="float" office:value="160.6">
            <text:p>160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95">
            <text:p>226595</text:p>
          </table:table-cell>
          <table:table-cell office:value-type="string">
            <text:p>Champ.PommeryBrutRoyal.Etui75c</text:p>
          </table:table-cell>
          <table:table-cell office:value-type="float" office:value="13">
            <text:p>13</text:p>
          </table:table-cell>
          <table:table-cell office:value-type="float" office:value="19.47">
            <text:p>19.47</text:p>
          </table:table-cell>
          <table:table-cell office:value-type="float" office:value="253.11">
            <text:p>253.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6596">
            <text:p>226596</text:p>
          </table:table-cell>
          <table:table-cell office:value-type="string">
            <text:p>Pommery Millesime Gd CruEtui75</text:p>
          </table:table-cell>
          <table:table-cell office:value-type="float" office:value="6">
            <text:p>6</text:p>
          </table:table-cell>
          <table:table-cell office:value-type="float" office:value="27.16">
            <text:p>27.16</text:p>
          </table:table-cell>
          <table:table-cell office:value-type="float" office:value="162.96">
            <text:p>162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598">
            <text:p>226598</text:p>
          </table:table-cell>
          <table:table-cell office:value-type="string">
            <text:p>Champagne Pommery Rose 75 cl</text:p>
          </table:table-cell>
          <table:table-cell office:value-type="float" office:value="5">
            <text:p>5</text:p>
          </table:table-cell>
          <table:table-cell office:value-type="float" office:value="25.08">
            <text:p>25.08</text:p>
          </table:table-cell>
          <table:table-cell office:value-type="float" office:value="125.4">
            <text:p>125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6599">
            <text:p>226599</text:p>
          </table:table-cell>
          <table:table-cell office:value-type="string">
            <text:p>Pommery Brut Pack de4POPde20cl</text:p>
          </table:table-cell>
          <table:table-cell office:value-type="float" office:value="4">
            <text:p>4</text:p>
          </table:table-cell>
          <table:table-cell office:value-type="float" office:value="28.43">
            <text:p>28.43</text:p>
          </table:table-cell>
          <table:table-cell office:value-type="float" office:value="113.72">
            <text:p>113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10">
            <text:p>226610</text:p>
          </table:table-cell>
          <table:table-cell office:value-type="string">
            <text:p>07Gewurstraminer Bout.75cl</text:p>
          </table:table-cell>
          <table:table-cell office:value-type="float" office:value="78">
            <text:p>78</text:p>
          </table:table-cell>
          <table:table-cell office:value-type="float" office:value="5.95">
            <text:p>5.95</text:p>
          </table:table-cell>
          <table:table-cell office:value-type="float" office:value="464.1">
            <text:p>464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12">
            <text:p>226612</text:p>
          </table:table-cell>
          <table:table-cell office:value-type="string">
            <text:p>06F.TrimbachGewurztraminer 75c</text:p>
          </table:table-cell>
          <table:table-cell office:value-type="float" office:value="37">
            <text:p>37</text:p>
          </table:table-cell>
          <table:table-cell office:value-type="float" office:value="8.94">
            <text:p>8.94</text:p>
          </table:table-cell>
          <table:table-cell office:value-type="float" office:value="330.78">
            <text:p>330.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18">
            <text:p>226618</text:p>
          </table:table-cell>
          <table:table-cell office:value-type="string">
            <text:p>02TrimbachGewurst.Vend.Tardive</text:p>
          </table:table-cell>
          <table:table-cell office:value-type="float" office:value="12">
            <text:p>12</text:p>
          </table:table-cell>
          <table:table-cell office:value-type="float" office:value="5.17">
            <text:p>5.17</text:p>
          </table:table-cell>
          <table:table-cell office:value-type="float" office:value="62.04">
            <text:p>62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21">
            <text:p>226621</text:p>
          </table:table-cell>
          <table:table-cell office:value-type="string">
            <text:p>RS 01Louis Sipp Muscat Bt.75cl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624">
            <text:p>226624</text:p>
          </table:table-cell>
          <table:table-cell office:value-type="string">
            <text:p>RS 06Trimbach Muscat Reserve75</text:p>
          </table:table-cell>
          <table:table-cell office:value-type="float" office:value="3">
            <text:p>3</text:p>
          </table:table-cell>
          <table:table-cell office:value-type="float" office:value="6.96">
            <text:p>6.96</text:p>
          </table:table-cell>
          <table:table-cell office:value-type="float" office:value="20.88">
            <text:p>20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30">
            <text:p>226630</text:p>
          </table:table-cell>
          <table:table-cell office:value-type="string">
            <text:p>06 Riesling 75cl</text:p>
          </table:table-cell>
          <table:table-cell office:value-type="float" office:value="69">
            <text:p>69</text:p>
          </table:table-cell>
          <table:table-cell office:value-type="float" office:value="4.55">
            <text:p>4.55</text:p>
          </table:table-cell>
          <table:table-cell office:value-type="float" office:value="313.95">
            <text:p>313.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34">
            <text:p>226634</text:p>
          </table:table-cell>
          <table:table-cell office:value-type="string">
            <text:p>06Trimbac Riesling 75 cl</text:p>
          </table:table-cell>
          <table:table-cell office:value-type="float" office:value="84">
            <text:p>84</text:p>
          </table:table-cell>
          <table:table-cell office:value-type="float" office:value="7.25">
            <text:p>7.25</text:p>
          </table:table-cell>
          <table:table-cell office:value-type="float" office:value="609">
            <text:p>60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40">
            <text:p>226640</text:p>
          </table:table-cell>
          <table:table-cell office:value-type="string">
            <text:p>06Sylvaner bout.75cl</text:p>
          </table:table-cell>
          <table:table-cell office:value-type="float" office:value="42">
            <text:p>42</text:p>
          </table:table-cell>
          <table:table-cell office:value-type="float" office:value="3.6">
            <text:p>3.6</text:p>
          </table:table-cell>
          <table:table-cell office:value-type="float" office:value="151.2">
            <text:p>151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42">
            <text:p>226642</text:p>
          </table:table-cell>
          <table:table-cell office:value-type="string">
            <text:p>06Trimbach Sylvaner 75cl</text:p>
          </table:table-cell>
          <table:table-cell office:value-type="float" office:value="45">
            <text:p>45</text:p>
          </table:table-cell>
          <table:table-cell office:value-type="float" office:value="5.6">
            <text:p>5.6</text:p>
          </table:table-cell>
          <table:table-cell office:value-type="float" office:value="252">
            <text:p>2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48">
            <text:p>226648</text:p>
          </table:table-cell>
          <table:table-cell office:value-type="string">
            <text:p>05Trimbach Pinot Blanc75cl</text:p>
          </table:table-cell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  <table:table-cell office:value-type="float" office:value="63.8">
            <text:p>63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50">
            <text:p>226650</text:p>
          </table:table-cell>
          <table:table-cell office:value-type="string">
            <text:p>Tokay Pinot Gris (blanc) 75cl</text:p>
          </table:table-cell>
          <table:table-cell office:value-type="float" office:value="21">
            <text:p>21</text:p>
          </table:table-cell>
          <table:table-cell office:value-type="float" office:value="5.4">
            <text:p>5.4</text:p>
          </table:table-cell>
          <table:table-cell office:value-type="float" office:value="113.4">
            <text:p>113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53">
            <text:p>226653</text:p>
          </table:table-cell>
          <table:table-cell office:value-type="string">
            <text:p>02Trimbach Pinot Noir Rose75cl</text:p>
          </table:table-cell>
          <table:table-cell office:value-type="float" office:value="10">
            <text:p>10</text:p>
          </table:table-cell>
          <table:table-cell office:value-type="float" office:value="8.44">
            <text:p>8.44</text:p>
          </table:table-cell>
          <table:table-cell office:value-type="float" office:value="84.4">
            <text:p>84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55">
            <text:p>226655</text:p>
          </table:table-cell>
          <table:table-cell office:value-type="string">
            <text:p>03Pinot Noir Alsace Rose 75cl</text:p>
          </table:table-cell>
          <table:table-cell office:value-type="float" office:value="51">
            <text:p>51</text:p>
          </table:table-cell>
          <table:table-cell office:value-type="float" office:value="5.4">
            <text:p>5.4</text:p>
          </table:table-cell>
          <table:table-cell office:value-type="float" office:value="275.4">
            <text:p>275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58">
            <text:p>226658</text:p>
          </table:table-cell>
          <table:table-cell office:value-type="string">
            <text:p>Moreau Chablis1erCru Vaillons7</text:p>
          </table:table-cell>
          <table:table-cell office:value-type="float" office:value="26">
            <text:p>26</text:p>
          </table:table-cell>
          <table:table-cell office:value-type="float" office:value="11.67">
            <text:p>11.67</text:p>
          </table:table-cell>
          <table:table-cell office:value-type="float" office:value="303.42">
            <text:p>303.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59">
            <text:p>226659</text:p>
          </table:table-cell>
          <table:table-cell office:value-type="string">
            <text:p>2007Moreau Petit Chablis75cl</text:p>
          </table:table-cell>
          <table:table-cell office:value-type="float" office:value="33">
            <text:p>33</text:p>
          </table:table-cell>
          <table:table-cell office:value-type="float" office:value="6.48">
            <text:p>6.48</text:p>
          </table:table-cell>
          <table:table-cell office:value-type="float" office:value="213.84">
            <text:p>213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60">
            <text:p>226660</text:p>
          </table:table-cell>
          <table:table-cell office:value-type="string">
            <text:p>07J.Moreau Chablis 75cl</text:p>
          </table:table-cell>
          <table:table-cell office:value-type="float" office:value="57">
            <text:p>57</text:p>
          </table:table-cell>
          <table:table-cell office:value-type="float" office:value="7.7">
            <text:p>7.7</text:p>
          </table:table-cell>
          <table:table-cell office:value-type="float" office:value="438.9">
            <text:p>438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68">
            <text:p>226668</text:p>
          </table:table-cell>
          <table:table-cell office:value-type="string">
            <text:p>JaffelinStAubinGamayBlanc</text:p>
          </table:table-cell>
          <table:table-cell office:value-type="float" office:value="18">
            <text:p>18</text:p>
          </table:table-cell>
          <table:table-cell office:value-type="float" office:value="14.02">
            <text:p>14.02</text:p>
          </table:table-cell>
          <table:table-cell office:value-type="float" office:value="252.36">
            <text:p>252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69">
            <text:p>226669</text:p>
          </table:table-cell>
          <table:table-cell office:value-type="string">
            <text:p>Jaffelin St Veran Bourg.Blanc</text:p>
          </table:table-cell>
          <table:table-cell office:value-type="float" office:value="19">
            <text:p>19</text:p>
          </table:table-cell>
          <table:table-cell office:value-type="float" office:value="7.95">
            <text:p>7.95</text:p>
          </table:table-cell>
          <table:table-cell office:value-type="float" office:value="151.05">
            <text:p>151.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73">
            <text:p>226673</text:p>
          </table:table-cell>
          <table:table-cell office:value-type="string">
            <text:p>RS Meursault Maison Ropiteau B</text:p>
          </table:table-cell>
          <table:table-cell office:value-type="float" office:value="14">
            <text:p>14</text:p>
          </table:table-cell>
          <table:table-cell office:value-type="float" office:value="14.33">
            <text:p>14.33</text:p>
          </table:table-cell>
          <table:table-cell office:value-type="float" office:value="200.62">
            <text:p>200.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6674">
            <text:p>226674</text:p>
          </table:table-cell>
          <table:table-cell office:value-type="string">
            <text:p>RSF06Chablis Maison RopiteauBL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75">
            <text:p>226675</text:p>
          </table:table-cell>
          <table:table-cell office:value-type="string">
            <text:p>RS Cotes de Ventoux Louis Bern</text:p>
          </table:table-cell>
          <table:table-cell office:value-type="float" office:value="20">
            <text:p>20</text:p>
          </table:table-cell>
          <table:table-cell office:value-type="float" office:value="12.58">
            <text:p>12.58</text:p>
          </table:table-cell>
          <table:table-cell office:value-type="float" office:value="251.6">
            <text:p>251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77">
            <text:p>226677</text:p>
          </table:table-cell>
          <table:table-cell office:value-type="string">
            <text:p>06ChateauNeufPapeL.BernardRge</text:p>
          </table:table-cell>
          <table:table-cell office:value-type="float" office:value="6">
            <text:p>6</text:p>
          </table:table-cell>
          <table:table-cell office:value-type="float" office:value="19.95">
            <text:p>19.95</text:p>
          </table:table-cell>
          <table:table-cell office:value-type="float" office:value="119.7">
            <text:p>119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79">
            <text:p>226679</text:p>
          </table:table-cell>
          <table:table-cell office:value-type="string">
            <text:p>Crozes Hermitage L.BernardRg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3">
          <table:table-cell office:value-type="float" office:value="226680">
            <text:p>226680</text:p>
          </table:table-cell>
          <table:table-cell office:value-type="string">
            <text:p>RS G.06CteRhoneDomDesBernardin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81">
            <text:p>226681</text:p>
          </table:table-cell>
          <table:table-cell office:value-type="string">
            <text:p>06Cotes du RhoneLouisBernardRg</text:p>
          </table:table-cell>
          <table:table-cell office:value-type="float" office:value="6">
            <text:p>6</text:p>
          </table:table-cell>
          <table:table-cell office:value-type="float" office:value="11.65">
            <text:p>11.65</text:p>
          </table:table-cell>
          <table:table-cell office:value-type="float" office:value="69.9">
            <text:p>69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82">
            <text:p>226682</text:p>
          </table:table-cell>
          <table:table-cell office:value-type="string">
            <text:p>04Ropit.ChassagneMontrachetRge</text:p>
          </table:table-cell>
          <table:table-cell office:value-type="float" office:value="6">
            <text:p>6</text:p>
          </table:table-cell>
          <table:table-cell office:value-type="float" office:value="8.9">
            <text:p>8.9</text:p>
          </table:table-cell>
          <table:table-cell office:value-type="float" office:value="53.4">
            <text:p>53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88">
            <text:p>226688</text:p>
          </table:table-cell>
          <table:table-cell office:value-type="string">
            <text:p>05Macon Vil.AbbatialesBlanc75</text:p>
          </table:table-cell>
          <table:table-cell office:value-type="float" office:value="6">
            <text:p>6</text:p>
          </table:table-cell>
          <table:table-cell office:value-type="float" office:value="24.5">
            <text:p>24.5</text:p>
          </table:table-cell>
          <table:table-cell office:value-type="float" office:value="147">
            <text:p>14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689">
            <text:p>226689</text:p>
          </table:table-cell>
          <table:table-cell office:value-type="string">
            <text:p>05Beauj.Vil.Victor Berard</text:p>
          </table:table-cell>
          <table:table-cell office:value-type="float" office:value="68">
            <text:p>68</text:p>
          </table:table-cell>
          <table:table-cell office:value-type="float" office:value="7.4">
            <text:p>7.4</text:p>
          </table:table-cell>
          <table:table-cell office:value-type="float" office:value="503.2">
            <text:p>503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90">
            <text:p>226690</text:p>
          </table:table-cell>
          <table:table-cell office:value-type="string">
            <text:p>RSF02/04BeaujolaisDuboeufRge</text:p>
          </table:table-cell>
          <table:table-cell office:value-type="float" office:value="11">
            <text:p>11</text:p>
          </table:table-cell>
          <table:table-cell office:value-type="float" office:value="12.3">
            <text:p>12.3</text:p>
          </table:table-cell>
          <table:table-cell office:value-type="float" office:value="135.3">
            <text:p>135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696">
            <text:p>226696</text:p>
          </table:table-cell>
          <table:table-cell office:value-type="string">
            <text:p>06Morgon G.Duboeuf Rouge75cl</text:p>
          </table:table-cell>
          <table:table-cell office:value-type="float" office:value="9">
            <text:p>9</text:p>
          </table:table-cell>
          <table:table-cell office:value-type="float" office:value="3.96">
            <text:p>3.96</text:p>
          </table:table-cell>
          <table:table-cell office:value-type="float" office:value="35.64">
            <text:p>35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12">
            <text:p>226712</text:p>
          </table:table-cell>
          <table:table-cell office:value-type="string">
            <text:p>C.Sauv.MuscadetJardinSecret.BL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13">
            <text:p>226713</text:p>
          </table:table-cell>
          <table:table-cell office:value-type="string">
            <text:p>C.Sauv.Cot.duLayonDom.Beillant</text:p>
          </table:table-cell>
          <table:table-cell office:value-type="float" office:value="6">
            <text:p>6</text:p>
          </table:table-cell>
          <table:table-cell office:value-type="float" office:value="5.58">
            <text:p>5.58</text:p>
          </table:table-cell>
          <table:table-cell office:value-type="float" office:value="33.48">
            <text:p>33.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715">
            <text:p>226715</text:p>
          </table:table-cell>
          <table:table-cell office:value-type="string">
            <text:p>07C.Sauv.Pouilly FumeOmbelle75</text:p>
          </table:table-cell>
          <table:table-cell office:value-type="float" office:value="61">
            <text:p>61</text:p>
          </table:table-cell>
          <table:table-cell office:value-type="float" office:value="8.5">
            <text:p>8.5</text:p>
          </table:table-cell>
          <table:table-cell office:value-type="float" office:value="518.5">
            <text:p>518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23">
            <text:p>226723</text:p>
          </table:table-cell>
          <table:table-cell office:value-type="string">
            <text:p>07C.Sauv.SaumurChampignyRge75</text:p>
          </table:table-cell>
          <table:table-cell office:value-type="float" office:value="86">
            <text:p>86</text:p>
          </table:table-cell>
          <table:table-cell office:value-type="float" office:value="4.72">
            <text:p>4.72</text:p>
          </table:table-cell>
          <table:table-cell office:value-type="float" office:value="405.92">
            <text:p>405.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24">
            <text:p>226724</text:p>
          </table:table-cell>
          <table:table-cell office:value-type="string">
            <text:p>Sauv.Cab.Anjou Rose 1/2 Sec75</text:p>
          </table:table-cell>
          <table:table-cell office:value-type="float" office:value="17">
            <text:p>17</text:p>
          </table:table-cell>
          <table:table-cell office:value-type="float" office:value="3.88">
            <text:p>3.88</text:p>
          </table:table-cell>
          <table:table-cell office:value-type="float" office:value="65.96">
            <text:p>65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28">
            <text:p>226728</text:p>
          </table:table-cell>
          <table:table-cell office:value-type="string">
            <text:p>07C.Sauv.StNicolasBourgueilRge</text:p>
          </table:table-cell>
          <table:table-cell office:value-type="float" office:value="99">
            <text:p>99</text:p>
          </table:table-cell>
          <table:table-cell office:value-type="float" office:value="4.72">
            <text:p>4.72</text:p>
          </table:table-cell>
          <table:table-cell office:value-type="float" office:value="467.28">
            <text:p>467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31">
            <text:p>226731</text:p>
          </table:table-cell>
          <table:table-cell office:value-type="string">
            <text:p>07Sauv.StNicolasBourg.CRTde6Bo</text:p>
          </table:table-cell>
          <table:table-cell office:value-type="float" office:value="11">
            <text:p>11</text:p>
          </table:table-cell>
          <table:table-cell office:value-type="float" office:value="6.49">
            <text:p>6.49</text:p>
          </table:table-cell>
          <table:table-cell office:value-type="float" office:value="71.39">
            <text:p>71.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62">
            <text:p>226762</text:p>
          </table:table-cell>
          <table:table-cell office:value-type="string">
            <text:p>J.MellotSancerreRose Le Rabaul</text:p>
          </table:table-cell>
          <table:table-cell office:value-type="float" office:value="10">
            <text:p>10</text:p>
          </table:table-cell>
          <table:table-cell office:value-type="float" office:value="7.15">
            <text:p>7.15</text:p>
          </table:table-cell>
          <table:table-cell office:value-type="float" office:value="71.5">
            <text:p>71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780">
            <text:p>226780</text:p>
          </table:table-cell>
          <table:table-cell office:value-type="string">
            <text:p>V.BerardBrouillyForgesD Eloi75</text:p>
          </table:table-cell>
          <table:table-cell office:value-type="float" office:value="24">
            <text:p>24</text:p>
          </table:table-cell>
          <table:table-cell office:value-type="float" office:value="6.6">
            <text:p>6.6</text:p>
          </table:table-cell>
          <table:table-cell office:value-type="float" office:value="158.4">
            <text:p>158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6781">
            <text:p>226781</text:p>
          </table:table-cell>
          <table:table-cell office:value-type="string">
            <text:p>2006 V.Berard Chablis 75CL</text:p>
          </table:table-cell>
          <table:table-cell office:value-type="float" office:value="14">
            <text:p>14</text:p>
          </table:table-cell>
          <table:table-cell office:value-type="float" office:value="10.62">
            <text:p>10.62</text:p>
          </table:table-cell>
          <table:table-cell office:value-type="float" office:value="148.68">
            <text:p>148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45">
            <text:p>226845</text:p>
          </table:table-cell>
          <table:table-cell office:value-type="string">
            <text:p>05DeLuzeCh.LafitteCarcassetRge</text:p>
          </table:table-cell>
          <table:table-cell office:value-type="float" office:value="27">
            <text:p>27</text:p>
          </table:table-cell>
          <table:table-cell office:value-type="float" office:value="12.35">
            <text:p>12.35</text:p>
          </table:table-cell>
          <table:table-cell office:value-type="float" office:value="333.45">
            <text:p>333.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46">
            <text:p>226846</text:p>
          </table:table-cell>
          <table:table-cell office:value-type="string">
            <text:p>02DeLuzeCh.Colbert CannetH.Med</text:p>
          </table:table-cell>
          <table:table-cell office:value-type="float" office:value="28">
            <text:p>28</text:p>
          </table:table-cell>
          <table:table-cell office:value-type="float" office:value="8.86">
            <text:p>8.86</text:p>
          </table:table-cell>
          <table:table-cell office:value-type="float" office:value="248.08">
            <text:p>248.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847">
            <text:p>226847</text:p>
          </table:table-cell>
          <table:table-cell office:value-type="string">
            <text:p>02DeLuze Ch.le Passager Graves</text:p>
          </table:table-cell>
          <table:table-cell office:value-type="float" office:value="12">
            <text:p>12</text:p>
          </table:table-cell>
          <table:table-cell office:value-type="float" office:value="7.88">
            <text:p>7.88</text:p>
          </table:table-cell>
          <table:table-cell office:value-type="float" office:value="94.56">
            <text:p>94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48">
            <text:p>226848</text:p>
          </table:table-cell>
          <table:table-cell office:value-type="string">
            <text:p>03DeLuze Ch.Guerin Bellevue Rg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49">
            <text:p>226849</text:p>
          </table:table-cell>
          <table:table-cell office:value-type="string">
            <text:p>01DeLuz.Ch.Lalande Borie Rge</text:p>
          </table:table-cell>
          <table:table-cell office:value-type="float" office:value="11">
            <text:p>11</text:p>
          </table:table-cell>
          <table:table-cell office:value-type="float" office:value="10.19">
            <text:p>10.19</text:p>
          </table:table-cell>
          <table:table-cell office:value-type="float" office:value="112.09">
            <text:p>112.0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50">
            <text:p>226850</text:p>
          </table:table-cell>
          <table:table-cell office:value-type="string">
            <text:p>02DeLuzCh.AngeliqueMonbousquet</text:p>
          </table:table-cell>
          <table:table-cell office:value-type="float" office:value="6">
            <text:p>6</text:p>
          </table:table-cell>
          <table:table-cell office:value-type="float" office:value="12.65">
            <text:p>12.65</text:p>
          </table:table-cell>
          <table:table-cell office:value-type="float" office:value="75.9">
            <text:p>75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52">
            <text:p>226852</text:p>
          </table:table-cell>
          <table:table-cell office:value-type="string">
            <text:p>02DeLuzCh.Segur de Cabanac Rge</text:p>
          </table:table-cell>
          <table:table-cell office:value-type="float" office:value="4">
            <text:p>4</text:p>
          </table:table-cell>
          <table:table-cell office:value-type="float" office:value="13.76">
            <text:p>13.76</text:p>
          </table:table-cell>
          <table:table-cell office:value-type="float" office:value="55.04">
            <text:p>55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53">
            <text:p>226853</text:p>
          </table:table-cell>
          <table:table-cell office:value-type="string">
            <text:p>03DeLuzeChat.Pinsan Sauternes</text:p>
          </table:table-cell>
          <table:table-cell office:value-type="float" office:value="24">
            <text:p>24</text:p>
          </table:table-cell>
          <table:table-cell office:value-type="float" office:value="4.13">
            <text:p>4.13</text:p>
          </table:table-cell>
          <table:table-cell office:value-type="float" office:value="99.12">
            <text:p>99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54">
            <text:p>226854</text:p>
          </table:table-cell>
          <table:table-cell office:value-type="string">
            <text:p>02DeLuz.Chateau Pontet FumetRg</text:p>
          </table:table-cell>
          <table:table-cell office:value-type="float" office:value="24">
            <text:p>24</text:p>
          </table:table-cell>
          <table:table-cell office:value-type="float" office:value="5.45">
            <text:p>5.45</text:p>
          </table:table-cell>
          <table:table-cell office:value-type="float" office:value="130.8">
            <text:p>130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6870">
            <text:p>226870</text:p>
          </table:table-cell>
          <table:table-cell office:value-type="string">
            <text:p>06DeLuzeCh.TertredeLaunayBLANC</text:p>
          </table:table-cell>
          <table:table-cell office:value-type="float" office:value="4">
            <text:p>4</text:p>
          </table:table-cell>
          <table:table-cell office:value-type="float" office:value="2.49">
            <text:p>2.49</text:p>
          </table:table-cell>
          <table:table-cell office:value-type="float" office:value="9.96">
            <text:p>9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76">
            <text:p>226876</text:p>
          </table:table-cell>
          <table:table-cell office:value-type="string">
            <text:p>03DeLuzeCh.Tour de TourteauRge</text:p>
          </table:table-cell>
          <table:table-cell office:value-type="float" office:value="16">
            <text:p>16</text:p>
          </table:table-cell>
          <table:table-cell office:value-type="float" office:value="2.8">
            <text:p>2.8</text:p>
          </table:table-cell>
          <table:table-cell office:value-type="float" office:value="44.8">
            <text:p>44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86">
            <text:p>226886</text:p>
          </table:table-cell>
          <table:table-cell office:value-type="string">
            <text:p>02DeLuze Ch.Senailhac Bdx Rge</text:p>
          </table:table-cell>
          <table:table-cell office:value-type="float" office:value="2">
            <text:p>2</text:p>
          </table:table-cell>
          <table:table-cell office:value-type="float" office:value="3.35">
            <text:p>3.35</text:p>
          </table:table-cell>
          <table:table-cell office:value-type="float" office:value="6.7">
            <text:p>6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87">
            <text:p>226887</text:p>
          </table:table-cell>
          <table:table-cell office:value-type="string">
            <text:p>04LuzeCh.PichonLong.ComtesseRg</text:p>
          </table:table-cell>
          <table:table-cell office:value-type="float" office:value="42">
            <text:p>42</text:p>
          </table:table-cell>
          <table:table-cell office:value-type="float" office:value="2.82">
            <text:p>2.82</text:p>
          </table:table-cell>
          <table:table-cell office:value-type="float" office:value="118.44">
            <text:p>118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3">
          <table:table-cell office:value-type="float" office:value="226888">
            <text:p>226888</text:p>
          </table:table-cell>
          <table:table-cell office:value-type="string">
            <text:p>04DeLuze Ch.Cos Labory StEstep</text:p>
          </table:table-cell>
          <table:table-cell office:value-type="float" office:value="36">
            <text:p>36</text:p>
          </table:table-cell>
          <table:table-cell office:value-type="float" office:value="2.29">
            <text:p>2.29</text:p>
          </table:table-cell>
          <table:table-cell office:value-type="float" office:value="82.44">
            <text:p>82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226889">
            <text:p>226889</text:p>
          </table:table-cell>
          <table:table-cell office:value-type="string">
            <text:p>03DeLuze Ch.Citran Ht.Medoc75c</text:p>
          </table:table-cell>
          <table:table-cell office:value-type="float" office:value="6">
            <text:p>6</text:p>
          </table:table-cell>
          <table:table-cell office:value-type="float" office:value="4.18">
            <text:p>4.18</text:p>
          </table:table-cell>
          <table:table-cell office:value-type="float" office:value="25.08">
            <text:p>25.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90">
            <text:p>226890</text:p>
          </table:table-cell>
          <table:table-cell office:value-type="string">
            <text:p>01DeLuze Ch.Clos de PrinceStEm</text:p>
          </table:table-cell>
          <table:table-cell office:value-type="float" office:value="12">
            <text:p>12</text:p>
          </table:table-cell>
          <table:table-cell office:value-type="float" office:value="2.81">
            <text:p>2.81</text:p>
          </table:table-cell>
          <table:table-cell office:value-type="float" office:value="33.72">
            <text:p>33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891">
            <text:p>226891</text:p>
          </table:table-cell>
          <table:table-cell office:value-type="string">
            <text:p>04LuzeCH.Marquis deCalonStEste</text:p>
          </table:table-cell>
          <table:table-cell office:value-type="float" office:value="6">
            <text:p>6</text:p>
          </table:table-cell>
          <table:table-cell office:value-type="float" office:value="3.88">
            <text:p>3.88</text:p>
          </table:table-cell>
          <table:table-cell office:value-type="float" office:value="23.28">
            <text:p>23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92">
            <text:p>226892</text:p>
          </table:table-cell>
          <table:table-cell office:value-type="string">
            <text:p>00DeLuzeCh.Filhot Sauternes75c</text:p>
          </table:table-cell>
          <table:table-cell office:value-type="float" office:value="3">
            <text:p>3</text:p>
          </table:table-cell>
          <table:table-cell office:value-type="float" office:value="19.64">
            <text:p>19.64</text:p>
          </table:table-cell>
          <table:table-cell office:value-type="float" office:value="58.92">
            <text:p>58.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898">
            <text:p>226898</text:p>
          </table:table-cell>
          <table:table-cell office:value-type="string">
            <text:p>03DeLuzeLeColombierCh.Br.Blanc</text:p>
          </table:table-cell>
          <table:table-cell office:value-type="float" office:value="8">
            <text:p>8</text:p>
          </table:table-cell>
          <table:table-cell office:value-type="float" office:value="8.24">
            <text:p>8.24</text:p>
          </table:table-cell>
          <table:table-cell office:value-type="float" office:value="65.92">
            <text:p>65.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958">
            <text:p>226958</text:p>
          </table:table-cell>
          <table:table-cell office:value-type="string">
            <text:p>06Beau Rivage Bdx Rge 75cl</text:p>
          </table:table-cell>
          <table:table-cell office:value-type="float" office:value="12">
            <text:p>12</text:p>
          </table:table-cell>
          <table:table-cell office:value-type="float" office:value="3.55">
            <text:p>3.55</text:p>
          </table:table-cell>
          <table:table-cell office:value-type="float" office:value="42.6">
            <text:p>42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10">
            <text:p>227010</text:p>
          </table:table-cell>
          <table:table-cell office:value-type="string">
            <text:p>01Chat.Barreyre Bdx Rge 75cl</text:p>
          </table:table-cell>
          <table:table-cell office:value-type="float" office:value="26">
            <text:p>26</text:p>
          </table:table-cell>
          <table:table-cell office:value-type="float" office:value="5.31">
            <text:p>5.31</text:p>
          </table:table-cell>
          <table:table-cell office:value-type="float" office:value="138.06">
            <text:p>138.0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11">
            <text:p>227011</text:p>
          </table:table-cell>
          <table:table-cell office:value-type="string">
            <text:p>02Ch.Lescalle Bdx Sup.Rge75cl</text:p>
          </table:table-cell>
          <table:table-cell office:value-type="float" office:value="31">
            <text:p>31</text:p>
          </table:table-cell>
          <table:table-cell office:value-type="float" office:value="4.54">
            <text:p>4.54</text:p>
          </table:table-cell>
          <table:table-cell office:value-type="float" office:value="140.74">
            <text:p>140.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48">
            <text:p>227048</text:p>
          </table:table-cell>
          <table:table-cell office:value-type="string">
            <text:p>Rothschild Bdx Agneau Rose 75c</text:p>
          </table:table-cell>
          <table:table-cell office:value-type="float" office:value="18">
            <text:p>18</text:p>
          </table:table-cell>
          <table:table-cell office:value-type="float" office:value="5.13">
            <text:p>5.13</text:p>
          </table:table-cell>
          <table:table-cell office:value-type="float" office:value="92.34">
            <text:p>92.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49">
            <text:p>227049</text:p>
          </table:table-cell>
          <table:table-cell office:value-type="string">
            <text:p>06RothschildBdxAgneauRouge</text:p>
          </table:table-cell>
          <table:table-cell office:value-type="float" office:value="68">
            <text:p>68</text:p>
          </table:table-cell>
          <table:table-cell office:value-type="float" office:value="5.13">
            <text:p>5.13</text:p>
          </table:table-cell>
          <table:table-cell office:value-type="float" office:value="348.84">
            <text:p>348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7050">
            <text:p>227050</text:p>
          </table:table-cell>
          <table:table-cell office:value-type="string">
            <text:p>06Mouton Cadet RougeTube75cl</text:p>
          </table:table-cell>
          <table:table-cell office:value-type="float" office:value="417">
            <text:p>417</text:p>
          </table:table-cell>
          <table:table-cell office:value-type="float" office:value="7.03">
            <text:p>7.03</text:p>
          </table:table-cell>
          <table:table-cell office:value-type="float" office:value="2931.51">
            <text:p>2931.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2">
            <text:p>227052</text:p>
          </table:table-cell>
          <table:table-cell office:value-type="string">
            <text:p>04Mouton Cadet TubeRge1L50</text:p>
          </table:table-cell>
          <table:table-cell office:value-type="float" office:value="60">
            <text:p>60</text:p>
          </table:table-cell>
          <table:table-cell office:value-type="float" office:value="14.6">
            <text:p>14.6</text:p>
          </table:table-cell>
          <table:table-cell office:value-type="float" office:value="876">
            <text:p>8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3">
            <text:p>227053</text:p>
          </table:table-cell>
          <table:table-cell office:value-type="string">
            <text:p>06 Mouton Cadet Rose 75cl</text:p>
          </table:table-cell>
          <table:table-cell office:value-type="float" office:value="148">
            <text:p>148</text:p>
          </table:table-cell>
          <table:table-cell office:value-type="float" office:value="5.94">
            <text:p>5.94</text:p>
          </table:table-cell>
          <table:table-cell office:value-type="float" office:value="879.12">
            <text:p>879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4">
            <text:p>227054</text:p>
          </table:table-cell>
          <table:table-cell office:value-type="string">
            <text:p>MoutonCadetRgeCAISSEx3b.75cl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float" office:value="175.2">
            <text:p>175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5">
            <text:p>227055</text:p>
          </table:table-cell>
          <table:table-cell office:value-type="string">
            <text:p>MoutonCadetRgeCAISSEx6B.75cl</text:p>
          </table:table-cell>
          <table:table-cell office:value-type="float" office:value="5">
            <text:p>5</text:p>
          </table:table-cell>
          <table:table-cell office:value-type="float" office:value="36.79">
            <text:p>36.79</text:p>
          </table:table-cell>
          <table:table-cell office:value-type="float" office:value="183.95">
            <text:p>183.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6">
            <text:p>227056</text:p>
          </table:table-cell>
          <table:table-cell office:value-type="string">
            <text:p>06Mout.CadetReserveMedoc75cl</text:p>
          </table:table-cell>
          <table:table-cell office:value-type="float" office:value="51">
            <text:p>51</text:p>
          </table:table-cell>
          <table:table-cell office:value-type="float" office:value="8.28">
            <text:p>8.28</text:p>
          </table:table-cell>
          <table:table-cell office:value-type="float" office:value="422.28">
            <text:p>422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7">
            <text:p>227057</text:p>
          </table:table-cell>
          <table:table-cell office:value-type="string">
            <text:p>06Mout.CadetReserveStEmil.75cl</text:p>
          </table:table-cell>
          <table:table-cell office:value-type="float" office:value="49">
            <text:p>49</text:p>
          </table:table-cell>
          <table:table-cell office:value-type="float" office:value="9.39">
            <text:p>9.39</text:p>
          </table:table-cell>
          <table:table-cell office:value-type="float" office:value="460.11">
            <text:p>460.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8">
            <text:p>227058</text:p>
          </table:table-cell>
          <table:table-cell office:value-type="string">
            <text:p>06MoutonCadet Graves Rouge</text:p>
          </table:table-cell>
          <table:table-cell office:value-type="float" office:value="59">
            <text:p>59</text:p>
          </table:table-cell>
          <table:table-cell office:value-type="float" office:value="8.01">
            <text:p>8.01</text:p>
          </table:table-cell>
          <table:table-cell office:value-type="float" office:value="472.59">
            <text:p>472.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59">
            <text:p>227059</text:p>
          </table:table-cell>
          <table:table-cell office:value-type="string">
            <text:p>07Mout.Cadet Graves Blanc75CL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31">
            <text:p>2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60">
            <text:p>227060</text:p>
          </table:table-cell>
          <table:table-cell office:value-type="string">
            <text:p>ReserveM.CadetCAISSEx3b.Rge</text:p>
          </table:table-cell>
          <table:table-cell office:value-type="float" office:value="10">
            <text:p>10</text:p>
          </table:table-cell>
          <table:table-cell office:value-type="float" office:value="28.53">
            <text:p>28.53</text:p>
          </table:table-cell>
          <table:table-cell office:value-type="float" office:value="285.3">
            <text:p>285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61">
            <text:p>227061</text:p>
          </table:table-cell>
          <table:table-cell office:value-type="string">
            <text:p>Res.M.Cadet CAISSEx3Rge+2Blanc</text:p>
          </table:table-cell>
          <table:table-cell office:value-type="float" office:value="6">
            <text:p>6</text:p>
          </table:table-cell>
          <table:table-cell office:value-type="float" office:value="39.42">
            <text:p>39.42</text:p>
          </table:table-cell>
          <table:table-cell office:value-type="float" office:value="236.52">
            <text:p>236.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90">
            <text:p>227090</text:p>
          </table:table-cell>
          <table:table-cell office:value-type="string">
            <text:p>04RoedererCh.De Pez StEst.Rge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3">
          <table:table-cell office:value-type="float" office:value="227092">
            <text:p>227092</text:p>
          </table:table-cell>
          <table:table-cell office:value-type="string">
            <text:p>04RoedererCh.Ht Beausejour Rge</text:p>
          </table:table-cell>
          <table:table-cell office:value-type="float" office:value="28">
            <text:p>28</text:p>
          </table:table-cell>
          <table:table-cell office:value-type="float" office:value="15.8">
            <text:p>15.8</text:p>
          </table:table-cell>
          <table:table-cell office:value-type="float" office:value="442.4">
            <text:p>442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094">
            <text:p>227094</text:p>
          </table:table-cell>
          <table:table-cell office:value-type="string">
            <text:p>01RoedererCh.BernadotteStEst.R</text:p>
          </table:table-cell>
          <table:table-cell office:value-type="float" office:value="24">
            <text:p>24</text:p>
          </table:table-cell>
          <table:table-cell office:value-type="float" office:value="14.3">
            <text:p>14.3</text:p>
          </table:table-cell>
          <table:table-cell office:value-type="float" office:value="343.2">
            <text:p>343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140">
            <text:p>227140</text:p>
          </table:table-cell>
          <table:table-cell office:value-type="string">
            <text:p>06Mouton Cadet Blanc 75cl</text:p>
          </table:table-cell>
          <table:table-cell office:value-type="float" office:value="54">
            <text:p>54</text:p>
          </table:table-cell>
          <table:table-cell office:value-type="float" office:value="5.94">
            <text:p>5.94</text:p>
          </table:table-cell>
          <table:table-cell office:value-type="float" office:value="320.76">
            <text:p>320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144">
            <text:p>227144</text:p>
          </table:table-cell>
          <table:table-cell office:value-type="string">
            <text:p>07Y.Mau AussieresVinPaysOCblan</text:p>
          </table:table-cell>
          <table:table-cell office:value-type="float" office:value="30">
            <text:p>30</text:p>
          </table:table-cell>
          <table:table-cell office:value-type="float" office:value="5.6">
            <text:p>5.6</text:p>
          </table:table-cell>
          <table:table-cell office:value-type="float" office:value="168">
            <text:p>1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154">
            <text:p>227154</text:p>
          </table:table-cell>
          <table:table-cell office:value-type="string">
            <text:p>01BaronneMathildeSauternes75</text:p>
          </table:table-cell>
          <table:table-cell office:value-type="float" office:value="50">
            <text:p>50</text:p>
          </table:table-cell>
          <table:table-cell office:value-type="float" office:value="16.23">
            <text:p>16.23</text:p>
          </table:table-cell>
          <table:table-cell office:value-type="float" office:value="811.5">
            <text:p>811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160">
            <text:p>227160</text:p>
          </table:table-cell>
          <table:table-cell office:value-type="string">
            <text:p>Giraud.Ch.RosiersMonbazillacBl</text:p>
          </table:table-cell>
          <table:table-cell office:value-type="float" office:value="15">
            <text:p>15</text:p>
          </table:table-cell>
          <table:table-cell office:value-type="float" office:value="5.9">
            <text:p>5.9</text:p>
          </table:table-cell>
          <table:table-cell office:value-type="float" office:value="88.5">
            <text:p>88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47">
            <text:p>227247</text:p>
          </table:table-cell>
          <table:table-cell office:value-type="string">
            <text:p>Ch.Gd.Clapeau Olivier Rge 75cl</text:p>
          </table:table-cell>
          <table:table-cell office:value-type="float" office:value="43">
            <text:p>43</text:p>
          </table:table-cell>
          <table:table-cell office:value-type="float" office:value="5.2">
            <text:p>5.2</text:p>
          </table:table-cell>
          <table:table-cell office:value-type="float" office:value="223.6">
            <text:p>223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63">
            <text:p>227263</text:p>
          </table:table-cell>
          <table:table-cell office:value-type="string">
            <text:p>05BaronHenriMedocRouge75cl</text:p>
          </table:table-cell>
          <table:table-cell office:value-type="float" office:value="38">
            <text:p>38</text:p>
          </table:table-cell>
          <table:table-cell office:value-type="float" office:value="9.41">
            <text:p>9.41</text:p>
          </table:table-cell>
          <table:table-cell office:value-type="float" office:value="357.58">
            <text:p>357.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67">
            <text:p>227267</text:p>
          </table:table-cell>
          <table:table-cell office:value-type="string">
            <text:p>01Ch.Dasvin Bel AirHtMedoc</text:p>
          </table:table-cell>
          <table:table-cell office:value-type="float" office:value="12">
            <text:p>12</text:p>
          </table:table-cell>
          <table:table-cell office:value-type="float" office:value="7.99">
            <text:p>7.99</text:p>
          </table:table-cell>
          <table:table-cell office:value-type="float" office:value="95.88">
            <text:p>95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68">
            <text:p>227268</text:p>
          </table:table-cell>
          <table:table-cell office:value-type="string">
            <text:p>02ChatLesHtsdeLynchMoussasMedo</text:p>
          </table:table-cell>
          <table:table-cell office:value-type="float" office:value="26">
            <text:p>26</text:p>
          </table:table-cell>
          <table:table-cell office:value-type="float" office:value="9.89">
            <text:p>9.89</text:p>
          </table:table-cell>
          <table:table-cell office:value-type="float" office:value="257.14">
            <text:p>257.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69">
            <text:p>227269</text:p>
          </table:table-cell>
          <table:table-cell office:value-type="string">
            <text:p>02Ch.MaucampsHtMed.CRTde12Rg.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70">
            <text:p>227270</text:p>
          </table:table-cell>
          <table:table-cell office:value-type="string">
            <text:p>06Ch.MaucampsHtMedocRge75cl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1150">
            <text:p>11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72">
            <text:p>227272</text:p>
          </table:table-cell>
          <table:table-cell office:value-type="string">
            <text:p>03Ch.Maurac Ht Medoc Rge75cl</text:p>
          </table:table-cell>
          <table:table-cell office:value-type="float" office:value="16">
            <text:p>16</text:p>
          </table:table-cell>
          <table:table-cell office:value-type="float" office:value="7.11">
            <text:p>7.11</text:p>
          </table:table-cell>
          <table:table-cell office:value-type="float" office:value="113.76">
            <text:p>113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73">
            <text:p>227273</text:p>
          </table:table-cell>
          <table:table-cell office:value-type="string">
            <text:p>05Chateau Longbosq MedocRge75c</text:p>
          </table:table-cell>
          <table:table-cell office:value-type="float" office:value="24">
            <text:p>24</text:p>
          </table:table-cell>
          <table:table-cell office:value-type="float" office:value="12.37">
            <text:p>12.37</text:p>
          </table:table-cell>
          <table:table-cell office:value-type="float" office:value="296.88">
            <text:p>296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275">
            <text:p>227275</text:p>
          </table:table-cell>
          <table:table-cell office:value-type="string">
            <text:p>04Chat.LaCroixStVincent Pomero</text:p>
          </table:table-cell>
          <table:table-cell office:value-type="float" office:value="31">
            <text:p>31</text:p>
          </table:table-cell>
          <table:table-cell office:value-type="float" office:value="12.2">
            <text:p>12.2</text:p>
          </table:table-cell>
          <table:table-cell office:value-type="float" office:value="378.2">
            <text:p>378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336">
            <text:p>227336</text:p>
          </table:table-cell>
          <table:table-cell office:value-type="string">
            <text:p>02Ch.Pontac Lynch MargauxRge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496">
            <text:p>4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340">
            <text:p>227340</text:p>
          </table:table-cell>
          <table:table-cell office:value-type="string">
            <text:p>02Chat.Gd.SoussansMargaux75cl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820">
            <text:p>8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16">
            <text:p>227416</text:p>
          </table:table-cell>
          <table:table-cell office:value-type="string">
            <text:p>DeLuzeCh.ColombierMonpelouPaui</text:p>
          </table:table-cell>
          <table:table-cell office:value-type="float" office:value="16">
            <text:p>16</text:p>
          </table:table-cell>
          <table:table-cell office:value-type="float" office:value="14.9">
            <text:p>14.9</text:p>
          </table:table-cell>
          <table:table-cell office:value-type="float" office:value="238.4">
            <text:p>238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7418">
            <text:p>227418</text:p>
          </table:table-cell>
          <table:table-cell office:value-type="string">
            <text:p>00CHh.Haut Bages Monpelou Rge</text:p>
          </table:table-cell>
          <table:table-cell office:value-type="float" office:value="11">
            <text:p>11</text:p>
          </table:table-cell>
          <table:table-cell office:value-type="float" office:value="14.9">
            <text:p>14.9</text:p>
          </table:table-cell>
          <table:table-cell office:value-type="float" office:value="163.9">
            <text:p>163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21">
            <text:p>227421</text:p>
          </table:table-cell>
          <table:table-cell office:value-type="string">
            <text:p>06Borie Manoux Pauillac Rge</text:p>
          </table:table-cell>
          <table:table-cell office:value-type="float" office:value="16">
            <text:p>16</text:p>
          </table:table-cell>
          <table:table-cell office:value-type="float" office:value="12.2">
            <text:p>12.2</text:p>
          </table:table-cell>
          <table:table-cell office:value-type="float" office:value="195.2">
            <text:p>195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23">
            <text:p>227423</text:p>
          </table:table-cell>
          <table:table-cell office:value-type="string">
            <text:p>R.Giraud Ch.Haut MilonPauillac</text:p>
          </table:table-cell>
          <table:table-cell office:value-type="float" office:value="13">
            <text:p>13</text:p>
          </table:table-cell>
          <table:table-cell office:value-type="float" office:value="12.92">
            <text:p>12.92</text:p>
          </table:table-cell>
          <table:table-cell office:value-type="float" office:value="167.96">
            <text:p>167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29">
            <text:p>227429</text:p>
          </table:table-cell>
          <table:table-cell office:value-type="string">
            <text:p>97Chateau Clerc Milon Rouge75c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70">
            <text:p>27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30">
            <text:p>227430</text:p>
          </table:table-cell>
          <table:table-cell office:value-type="string">
            <text:p>02Chateau ArmailhacPauillac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56">
            <text:p>7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32">
            <text:p>227432</text:p>
          </table:table-cell>
          <table:table-cell office:value-type="string">
            <text:p>00Baron.NathanielPauillac75cl</text:p>
          </table:table-cell>
          <table:table-cell office:value-type="float" office:value="36">
            <text:p>36</text:p>
          </table:table-cell>
          <table:table-cell office:value-type="float" office:value="12.7">
            <text:p>12.7</text:p>
          </table:table-cell>
          <table:table-cell office:value-type="float" office:value="457.2">
            <text:p>457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33">
            <text:p>227433</text:p>
          </table:table-cell>
          <table:table-cell office:value-type="string">
            <text:p>CasilleroDelDiabloCab.Sauv.Rge</text:p>
          </table:table-cell>
          <table:table-cell office:value-type="float" office:value="22">
            <text:p>22</text:p>
          </table:table-cell>
          <table:table-cell office:value-type="float" office:value="4.92">
            <text:p>4.92</text:p>
          </table:table-cell>
          <table:table-cell office:value-type="float" office:value="108.24">
            <text:p>108.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34">
            <text:p>227434</text:p>
          </table:table-cell>
          <table:table-cell office:value-type="string">
            <text:p>Casillero Del DiabloChard.Bl.</text:p>
          </table:table-cell>
          <table:table-cell office:value-type="float" office:value="13">
            <text:p>13</text:p>
          </table:table-cell>
          <table:table-cell office:value-type="float" office:value="4.92">
            <text:p>4.92</text:p>
          </table:table-cell>
          <table:table-cell office:value-type="float" office:value="63.96">
            <text:p>63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38">
            <text:p>227438</text:p>
          </table:table-cell>
          <table:table-cell office:value-type="string">
            <text:p>05Vin EscudoRojo Rouge75cl</text:p>
          </table:table-cell>
          <table:table-cell office:value-type="float" office:value="12">
            <text:p>12</text:p>
          </table:table-cell>
          <table:table-cell office:value-type="float" office:value="7.98">
            <text:p>7.98</text:p>
          </table:table-cell>
          <table:table-cell office:value-type="float" office:value="95.76">
            <text:p>95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55">
            <text:p>227455</text:p>
          </table:table-cell>
          <table:table-cell office:value-type="string">
            <text:p>RSF00Beronia Reserva Rge 75 cl</text:p>
          </table:table-cell>
          <table:table-cell office:value-type="float" office:value="5">
            <text:p>5</text:p>
          </table:table-cell>
          <table:table-cell office:value-type="float" office:value="5.26">
            <text:p>5.26</text:p>
          </table:table-cell>
          <table:table-cell office:value-type="float" office:value="26.3">
            <text:p>26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56">
            <text:p>227456</text:p>
          </table:table-cell>
          <table:table-cell office:value-type="string">
            <text:p>RSF95Beronia Gran Reserva Rge</text:p>
          </table:table-cell>
          <table:table-cell office:value-type="float" office:value="12">
            <text:p>12</text:p>
          </table:table-cell>
          <table:table-cell office:value-type="float" office:value="5.88">
            <text:p>5.88</text:p>
          </table:table-cell>
          <table:table-cell office:value-type="float" office:value="70.56">
            <text:p>70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57">
            <text:p>227457</text:p>
          </table:table-cell>
          <table:table-cell office:value-type="string">
            <text:p>02Ch.BarretPessacLeogn.Rge</text:p>
          </table:table-cell>
          <table:table-cell office:value-type="float" office:value="70">
            <text:p>70</text:p>
          </table:table-cell>
          <table:table-cell office:value-type="float" office:value="9.69">
            <text:p>9.69</text:p>
          </table:table-cell>
          <table:table-cell office:value-type="float" office:value="678.3">
            <text:p>678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58">
            <text:p>227458</text:p>
          </table:table-cell>
          <table:table-cell office:value-type="string">
            <text:p>DeLuzeColombierduCH.BrownP.Leo</text:p>
          </table:table-cell>
          <table:table-cell office:value-type="float" office:value="6">
            <text:p>6</text:p>
          </table:table-cell>
          <table:table-cell office:value-type="float" office:value="8.24">
            <text:p>8.24</text:p>
          </table:table-cell>
          <table:table-cell office:value-type="float" office:value="49.44">
            <text:p>49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61">
            <text:p>227461</text:p>
          </table:table-cell>
          <table:table-cell office:value-type="string">
            <text:p>05G.Ch.TrigantPessacLeognan</text:p>
          </table:table-cell>
          <table:table-cell office:value-type="float" office:value="5">
            <text:p>5</text:p>
          </table:table-cell>
          <table:table-cell office:value-type="float" office:value="17.55">
            <text:p>17.55</text:p>
          </table:table-cell>
          <table:table-cell office:value-type="float" office:value="87.75">
            <text:p>87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7462">
            <text:p>227462</text:p>
          </table:table-cell>
          <table:table-cell office:value-type="string">
            <text:p>DELUZECH.ARCHAMBEAU 6X75CL RGE</text:p>
          </table:table-cell>
          <table:table-cell office:value-type="float" office:value="16">
            <text:p>16</text:p>
          </table:table-cell>
          <table:table-cell office:value-type="float" office:value="6.5">
            <text:p>6.5</text:p>
          </table:table-cell>
          <table:table-cell office:value-type="float" office:value="104">
            <text:p>1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73">
            <text:p>227473</text:p>
          </table:table-cell>
          <table:table-cell office:value-type="string">
            <text:p>04C.Banfi Col di Sasso Rge75</text:p>
          </table:table-cell>
          <table:table-cell office:value-type="float" office:value="1">
            <text:p>1</text:p>
          </table:table-cell>
          <table:table-cell table:number-columns-repeated="2" office:value-type="float" office:value="4.9">
            <text:p>4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78">
            <text:p>227478</text:p>
          </table:table-cell>
          <table:table-cell office:value-type="string">
            <text:p>06MondaviTwinOaksChardonnayBla</text:p>
          </table:table-cell>
          <table:table-cell office:value-type="float" office:value="4">
            <text:p>4</text:p>
          </table:table-cell>
          <table:table-cell office:value-type="float" office:value="5.64">
            <text:p>5.64</text:p>
          </table:table-cell>
          <table:table-cell office:value-type="float" office:value="22.56">
            <text:p>22.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80">
            <text:p>227480</text:p>
          </table:table-cell>
          <table:table-cell office:value-type="string">
            <text:p>Vinho Verde Alvarinho Blanc75</text:p>
          </table:table-cell>
          <table:table-cell office:value-type="float" office:value="22">
            <text:p>22</text:p>
          </table:table-cell>
          <table:table-cell office:value-type="float" office:value="4.3">
            <text:p>4.3</text:p>
          </table:table-cell>
          <table:table-cell office:value-type="float" office:value="94.6">
            <text:p>94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81">
            <text:p>227481</text:p>
          </table:table-cell>
          <table:table-cell office:value-type="string">
            <text:p>06Castelinho Douro Rouge 75cl</text:p>
          </table:table-cell>
          <table:table-cell office:value-type="float" office:value="24">
            <text:p>24</text:p>
          </table:table-cell>
          <table:table-cell office:value-type="float" office:value="2.95">
            <text:p>2.95</text:p>
          </table:table-cell>
          <table:table-cell office:value-type="float" office:value="70.8">
            <text:p>70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82">
            <text:p>227482</text:p>
          </table:table-cell>
          <table:table-cell office:value-type="string">
            <text:p>04Castelinho DouroReservaRge</text:p>
          </table:table-cell>
          <table:table-cell office:value-type="float" office:value="13">
            <text:p>13</text:p>
          </table:table-cell>
          <table:table-cell office:value-type="float" office:value="5.6">
            <text:p>5.6</text:p>
          </table:table-cell>
          <table:table-cell office:value-type="float" office:value="72.8">
            <text:p>72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83">
            <text:p>227483</text:p>
          </table:table-cell>
          <table:table-cell office:value-type="string">
            <text:p>04Vin Duque de ViseuDaoRge</text:p>
          </table:table-cell>
          <table:table-cell office:value-type="float" office:value="8">
            <text:p>8</text:p>
          </table:table-cell>
          <table:table-cell office:value-type="float" office:value="4.4">
            <text:p>4.4</text:p>
          </table:table-cell>
          <table:table-cell office:value-type="float" office:value="35.2">
            <text:p>35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84">
            <text:p>227484</text:p>
          </table:table-cell>
          <table:table-cell office:value-type="string">
            <text:p>03Vinha Do Monte AlentejoRge</text:p>
          </table:table-cell>
          <table:table-cell office:value-type="float" office:value="16">
            <text:p>16</text:p>
          </table:table-cell>
          <table:table-cell office:value-type="float" office:value="4.45">
            <text:p>4.45</text:p>
          </table:table-cell>
          <table:table-cell office:value-type="float" office:value="71.2">
            <text:p>71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495">
            <text:p>227495</text:p>
          </table:table-cell>
          <table:table-cell office:value-type="string">
            <text:p>01Clocher de StJulienRge75cl</text:p>
          </table:table-cell>
          <table:table-cell office:value-type="float" office:value="39">
            <text:p>39</text:p>
          </table:table-cell>
          <table:table-cell office:value-type="float" office:value="12.2">
            <text:p>12.2</text:p>
          </table:table-cell>
          <table:table-cell office:value-type="float" office:value="475.8">
            <text:p>475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02">
            <text:p>227502</text:p>
          </table:table-cell>
          <table:table-cell office:value-type="string">
            <text:p>04Baronne CharlotteGravesBl.75</text:p>
          </table:table-cell>
          <table:table-cell office:value-type="float" office:value="25">
            <text:p>25</text:p>
          </table:table-cell>
          <table:table-cell office:value-type="float" office:value="11.33">
            <text:p>11.33</text:p>
          </table:table-cell>
          <table:table-cell office:value-type="float" office:value="283.25">
            <text:p>283.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0">
            <text:p>227580</text:p>
          </table:table-cell>
          <table:table-cell office:value-type="string">
            <text:p>06BorieCouventEglisePommerol</text:p>
          </table:table-cell>
          <table:table-cell office:value-type="float" office:value="86">
            <text:p>86</text:p>
          </table:table-cell>
          <table:table-cell office:value-type="float" office:value="9.98">
            <text:p>9.98</text:p>
          </table:table-cell>
          <table:table-cell office:value-type="float" office:value="858.28">
            <text:p>858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5">
            <text:p>227585</text:p>
          </table:table-cell>
          <table:table-cell office:value-type="string">
            <text:p>02BorieDom.deLeglisePomerol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float" office:value="129">
            <text:p>1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7601">
            <text:p>227601</text:p>
          </table:table-cell>
          <table:table-cell office:value-type="string">
            <text:p>Y.Mau Aussieres VinPays d OcRg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28">
            <text:p>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636">
            <text:p>227636</text:p>
          </table:table-cell>
          <table:table-cell office:value-type="string">
            <text:p>99/01Ch.HautBagesLiberalPauill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702">
            <text:p>227702</text:p>
          </table:table-cell>
          <table:table-cell office:value-type="string">
            <text:p>06BoriePavillonStEstepheRge75</text:p>
          </table:table-cell>
          <table:table-cell office:value-type="float" office:value="27">
            <text:p>27</text:p>
          </table:table-cell>
          <table:table-cell office:value-type="float" office:value="9.59">
            <text:p>9.59</text:p>
          </table:table-cell>
          <table:table-cell office:value-type="float" office:value="258.93">
            <text:p>258.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710">
            <text:p>227710</text:p>
          </table:table-cell>
          <table:table-cell office:value-type="string">
            <text:p>04Chat.BeauSiteStEstepheRge</text:p>
          </table:table-cell>
          <table:table-cell office:value-type="float" office:value="12">
            <text:p>12</text:p>
          </table:table-cell>
          <table:table-cell office:value-type="float" office:value="14.18">
            <text:p>14.18</text:p>
          </table:table-cell>
          <table:table-cell office:value-type="float" office:value="170.16">
            <text:p>170.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712">
            <text:p>227712</text:p>
          </table:table-cell>
          <table:table-cell office:value-type="string">
            <text:p>03R.GiraudCh.StLouisStEst.Rge</text:p>
          </table:table-cell>
          <table:table-cell office:value-type="float" office:value="15">
            <text:p>15</text:p>
          </table:table-cell>
          <table:table-cell office:value-type="float" office:value="8.15">
            <text:p>8.15</text:p>
          </table:table-cell>
          <table:table-cell office:value-type="float" office:value="122.25">
            <text:p>122.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7775">
            <text:p>227775</text:p>
          </table:table-cell>
          <table:table-cell office:value-type="string">
            <text:p>03Baron Carl St Emilion 75cl</text:p>
          </table:table-cell>
          <table:table-cell office:value-type="float" office:value="16">
            <text:p>16</text:p>
          </table:table-cell>
          <table:table-cell office:value-type="float" office:value="11.33">
            <text:p>11.33</text:p>
          </table:table-cell>
          <table:table-cell office:value-type="float" office:value="181.28">
            <text:p>181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781">
            <text:p>227781</text:p>
          </table:table-cell>
          <table:table-cell office:value-type="string">
            <text:p>06ChapelleTriniteStEmilionRg</text:p>
          </table:table-cell>
          <table:table-cell office:value-type="float" office:value="57">
            <text:p>57</text:p>
          </table:table-cell>
          <table:table-cell office:value-type="float" office:value="6.8">
            <text:p>6.8</text:p>
          </table:table-cell>
          <table:table-cell office:value-type="float" office:value="387.6">
            <text:p>387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7782">
            <text:p>227782</text:p>
          </table:table-cell>
          <table:table-cell office:value-type="string">
            <text:p>RS 04Bart.Guest.RoiChevalierSt</text:p>
          </table:table-cell>
          <table:table-cell office:value-type="float" office:value="12">
            <text:p>12</text:p>
          </table:table-cell>
          <table:table-cell office:value-type="float" office:value="5.5">
            <text:p>5.5</text:p>
          </table:table-cell>
          <table:table-cell office:value-type="float" office:value="66">
            <text:p>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796">
            <text:p>227796</text:p>
          </table:table-cell>
          <table:table-cell office:value-type="string">
            <text:p>03Ch.MoulinNoirLussacStEmil.</text:p>
          </table:table-cell>
          <table:table-cell office:value-type="float" office:value="18">
            <text:p>18</text:p>
          </table:table-cell>
          <table:table-cell office:value-type="float" office:value="6.49">
            <text:p>6.49</text:p>
          </table:table-cell>
          <table:table-cell office:value-type="float" office:value="116.82">
            <text:p>116.8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804">
            <text:p>227804</text:p>
          </table:table-cell>
          <table:table-cell office:value-type="string">
            <text:p>04Ch.Moulin NoirMontagneStEmil</text:p>
          </table:table-cell>
          <table:table-cell office:value-type="float" office:value="13">
            <text:p>13</text:p>
          </table:table-cell>
          <table:table-cell office:value-type="float" office:value="6.49">
            <text:p>6.49</text:p>
          </table:table-cell>
          <table:table-cell office:value-type="float" office:value="84.37">
            <text:p>84.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827">
            <text:p>227827</text:p>
          </table:table-cell>
          <table:table-cell office:value-type="string">
            <text:p>Giraud.Ch.CtedeRolStEmCRTde12</text:p>
          </table:table-cell>
          <table:table-cell office:value-type="float" office:value="16">
            <text:p>16</text:p>
          </table:table-cell>
          <table:table-cell office:value-type="float" office:value="20.92">
            <text:p>20.92</text:p>
          </table:table-cell>
          <table:table-cell office:value-type="float" office:value="334.72">
            <text:p>334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830">
            <text:p>227830</text:p>
          </table:table-cell>
          <table:table-cell office:value-type="string">
            <text:p>RSFDeLuze Ch.Caterane St.Emili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318">
            <text:p>3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832">
            <text:p>227832</text:p>
          </table:table-cell>
          <table:table-cell office:value-type="string">
            <text:p>2005DeLuzeCh.PontetFumetStEmil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920">
            <text:p>9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834">
            <text:p>227834</text:p>
          </table:table-cell>
          <table:table-cell office:value-type="string">
            <text:p>06R.Giraud PavillonCardinalStE</text:p>
          </table:table-cell>
          <table:table-cell office:value-type="float" office:value="8">
            <text:p>8</text:p>
          </table:table-cell>
          <table:table-cell office:value-type="float" office:value="5.66">
            <text:p>5.66</text:p>
          </table:table-cell>
          <table:table-cell office:value-type="float" office:value="45.28">
            <text:p>45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20">
            <text:p>228220</text:p>
          </table:table-cell>
          <table:table-cell office:value-type="string">
            <text:p>06Cte du RhoneParallele45Rge</text:p>
          </table:table-cell>
          <table:table-cell office:value-type="float" office:value="61">
            <text:p>61</text:p>
          </table:table-cell>
          <table:table-cell office:value-type="float" office:value="4.54">
            <text:p>4.54</text:p>
          </table:table-cell>
          <table:table-cell office:value-type="float" office:value="276.94">
            <text:p>276.9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21">
            <text:p>228221</text:p>
          </table:table-cell>
          <table:table-cell office:value-type="string">
            <text:p>04CrozesHermitageLesJaletsRge</text:p>
          </table:table-cell>
          <table:table-cell office:value-type="float" office:value="33">
            <text:p>33</text:p>
          </table:table-cell>
          <table:table-cell office:value-type="float" office:value="8.03">
            <text:p>8.03</text:p>
          </table:table-cell>
          <table:table-cell office:value-type="float" office:value="264.99">
            <text:p>264.9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8223">
            <text:p>228223</text:p>
          </table:table-cell>
          <table:table-cell office:value-type="string">
            <text:p>04JabouLHermitageLaPteChapel.R</text:p>
          </table:table-cell>
          <table:table-cell office:value-type="float" office:value="22">
            <text:p>22</text:p>
          </table:table-cell>
          <table:table-cell office:value-type="float" office:value="35.96">
            <text:p>35.96</text:p>
          </table:table-cell>
          <table:table-cell office:value-type="float" office:value="791.12">
            <text:p>791.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24">
            <text:p>228224</text:p>
          </table:table-cell>
          <table:table-cell office:value-type="string">
            <text:p>06ChateauneufduPapeLesCedresRg</text:p>
          </table:table-cell>
          <table:table-cell office:value-type="float" office:value="25">
            <text:p>25</text:p>
          </table:table-cell>
          <table:table-cell office:value-type="float" office:value="16.98">
            <text:p>16.98</text:p>
          </table:table-cell>
          <table:table-cell office:value-type="float" office:value="424.5">
            <text:p>424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8226">
            <text:p>228226</text:p>
          </table:table-cell>
          <table:table-cell office:value-type="string">
            <text:p>06Jab.GigondasPierreAiguilleRg</text:p>
          </table:table-cell>
          <table:table-cell office:value-type="float" office:value="33">
            <text:p>33</text:p>
          </table:table-cell>
          <table:table-cell office:value-type="float" office:value="10.09">
            <text:p>10.09</text:p>
          </table:table-cell>
          <table:table-cell office:value-type="float" office:value="332.97">
            <text:p>332.9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29">
            <text:p>228229</text:p>
          </table:table-cell>
          <table:table-cell office:value-type="string">
            <text:p>CrozeHermit.MuleBlancheCRTde6B</text:p>
          </table:table-cell>
          <table:table-cell office:value-type="float" office:value="6">
            <text:p>6</text:p>
          </table:table-cell>
          <table:table-cell office:value-type="float" office:value="6.96">
            <text:p>6.96</text:p>
          </table:table-cell>
          <table:table-cell office:value-type="float" office:value="41.76">
            <text:p>41.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30">
            <text:p>228230</text:p>
          </table:table-cell>
          <table:table-cell office:value-type="string">
            <text:p>06CrozesHermit.MuleBlancheBlan</text:p>
          </table:table-cell>
          <table:table-cell office:value-type="float" office:value="6">
            <text:p>6</text:p>
          </table:table-cell>
          <table:table-cell office:value-type="float" office:value="7.06">
            <text:p>7.06</text:p>
          </table:table-cell>
          <table:table-cell office:value-type="float" office:value="42.36">
            <text:p>42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31">
            <text:p>228231</text:p>
          </table:table-cell>
          <table:table-cell office:value-type="string">
            <text:p>04HermitageChev.de SterimbergB</text:p>
          </table:table-cell>
          <table:table-cell office:value-type="float" office:value="7">
            <text:p>7</text:p>
          </table:table-cell>
          <table:table-cell office:value-type="float" office:value="21.53">
            <text:p>21.53</text:p>
          </table:table-cell>
          <table:table-cell office:value-type="float" office:value="150.71">
            <text:p>150.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232">
            <text:p>228232</text:p>
          </table:table-cell>
          <table:table-cell office:value-type="string">
            <text:p>RS 07CtesRhoneParallele45 Blan</text:p>
          </table:table-cell>
          <table:table-cell office:value-type="float" office:value="38">
            <text:p>38</text:p>
          </table:table-cell>
          <table:table-cell office:value-type="float" office:value="4.93">
            <text:p>4.93</text:p>
          </table:table-cell>
          <table:table-cell office:value-type="float" office:value="187.34">
            <text:p>187.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39">
            <text:p>228239</text:p>
          </table:table-cell>
          <table:table-cell office:value-type="string">
            <text:p>ChablisVieil.Vig.Ven.CRTde6BL</text:p>
          </table:table-cell>
          <table:table-cell office:value-type="float" office:value="6">
            <text:p>6</text:p>
          </table:table-cell>
          <table:table-cell office:value-type="float" office:value="11.35">
            <text:p>11.35</text:p>
          </table:table-cell>
          <table:table-cell office:value-type="float" office:value="68.1">
            <text:p>68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40">
            <text:p>228240</text:p>
          </table:table-cell>
          <table:table-cell office:value-type="string">
            <text:p>La Chablisienne PetitChablis75</text:p>
          </table:table-cell>
          <table:table-cell office:value-type="float" office:value="24">
            <text:p>24</text:p>
          </table:table-cell>
          <table:table-cell office:value-type="float" office:value="6.7">
            <text:p>6.7</text:p>
          </table:table-cell>
          <table:table-cell office:value-type="float" office:value="160.8">
            <text:p>160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228241">
            <text:p>228241</text:p>
          </table:table-cell>
          <table:table-cell office:value-type="string">
            <text:p>ChablisVieillesVignesVenerabl</text:p>
          </table:table-cell>
          <table:table-cell office:value-type="float" office:value="32">
            <text:p>32</text:p>
          </table:table-cell>
          <table:table-cell office:value-type="float" office:value="9.53">
            <text:p>9.53</text:p>
          </table:table-cell>
          <table:table-cell office:value-type="float" office:value="304.96">
            <text:p>304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42">
            <text:p>228242</text:p>
          </table:table-cell>
          <table:table-cell office:value-type="string">
            <text:p>Chablis1erCruMonteedeTonnerre</text:p>
          </table:table-cell>
          <table:table-cell office:value-type="float" office:value="29">
            <text:p>29</text:p>
          </table:table-cell>
          <table:table-cell office:value-type="float" office:value="14.43">
            <text:p>14.43</text:p>
          </table:table-cell>
          <table:table-cell office:value-type="float" office:value="418.47">
            <text:p>418.4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44">
            <text:p>228244</text:p>
          </table:table-cell>
          <table:table-cell office:value-type="string">
            <text:p>ChablisGr.CruChateauGrenouille</text:p>
          </table:table-cell>
          <table:table-cell office:value-type="float" office:value="17">
            <text:p>17</text:p>
          </table:table-cell>
          <table:table-cell office:value-type="float" office:value="30.41">
            <text:p>30.41</text:p>
          </table:table-cell>
          <table:table-cell office:value-type="float" office:value="516.97">
            <text:p>516.9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256">
            <text:p>228256</text:p>
          </table:table-cell>
          <table:table-cell office:value-type="string">
            <text:p>RS 99Hosp.B.Pommard Cuv.Billar</text:p>
          </table:table-cell>
          <table:table-cell office:value-type="float" office:value="21">
            <text:p>21</text:p>
          </table:table-cell>
          <table:table-cell office:value-type="float" office:value="5.29">
            <text:p>5.29</text:p>
          </table:table-cell>
          <table:table-cell office:value-type="float" office:value="111.09">
            <text:p>111.0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261">
            <text:p>228261</text:p>
          </table:table-cell>
          <table:table-cell office:value-type="string">
            <text:p>RS Bouch.Pere Meursault Blanc7</text:p>
          </table:table-cell>
          <table:table-cell office:value-type="float" office:value="12">
            <text:p>12</text:p>
          </table:table-cell>
          <table:table-cell office:value-type="float" office:value="17.89">
            <text:p>17.89</text:p>
          </table:table-cell>
          <table:table-cell office:value-type="float" office:value="214.68">
            <text:p>214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263">
            <text:p>228263</text:p>
          </table:table-cell>
          <table:table-cell office:value-type="string">
            <text:p>Bouch.P.Gevrey ChambertinRge75</text:p>
          </table:table-cell>
          <table:table-cell office:value-type="float" office:value="2">
            <text:p>2</text:p>
          </table:table-cell>
          <table:table-cell office:value-type="float" office:value="14.4">
            <text:p>14.4</text:p>
          </table:table-cell>
          <table:table-cell office:value-type="float" office:value="28.8">
            <text:p>2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264">
            <text:p>228264</text:p>
          </table:table-cell>
          <table:table-cell office:value-type="string">
            <text:p>RS 99Bouch.PulignyMontrachetB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72">
            <text:p>2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65">
            <text:p>228265</text:p>
          </table:table-cell>
          <table:table-cell office:value-type="string">
            <text:p>06Bouch.P.PouillyFuisseBlanc</text:p>
          </table:table-cell>
          <table:table-cell office:value-type="float" office:value="54">
            <text:p>54</text:p>
          </table:table-cell>
          <table:table-cell office:value-type="float" office:value="13.1">
            <text:p>13.1</text:p>
          </table:table-cell>
          <table:table-cell office:value-type="float" office:value="707.4">
            <text:p>707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269">
            <text:p>228269</text:p>
          </table:table-cell>
          <table:table-cell office:value-type="string">
            <text:p>RS Bouch.P.ChablisWilliamFevre</text:p>
          </table:table-cell>
          <table:table-cell office:value-type="float" office:value="6">
            <text:p>6</text:p>
          </table:table-cell>
          <table:table-cell office:value-type="float" office:value="7.95">
            <text:p>7.95</text:p>
          </table:table-cell>
          <table:table-cell office:value-type="float" office:value="47.7">
            <text:p>47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76">
            <text:p>228276</text:p>
          </table:table-cell>
          <table:table-cell office:value-type="string">
            <text:p>LatourCremant de Bourgogne Bl.</text:p>
          </table:table-cell>
          <table:table-cell office:value-type="float" office:value="10">
            <text:p>10</text:p>
          </table:table-cell>
          <table:table-cell office:value-type="float" office:value="5.09">
            <text:p>5.09</text:p>
          </table:table-cell>
          <table:table-cell office:value-type="float" office:value="50.9">
            <text:p>50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86">
            <text:p>228286</text:p>
          </table:table-cell>
          <table:table-cell office:value-type="string">
            <text:p>07Latour Bourg.Pinot NoirRge</text:p>
          </table:table-cell>
          <table:table-cell office:value-type="float" office:value="12">
            <text:p>12</text:p>
          </table:table-cell>
          <table:table-cell office:value-type="float" office:value="16.6">
            <text:p>16.6</text:p>
          </table:table-cell>
          <table:table-cell office:value-type="float" office:value="199.2">
            <text:p>199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87">
            <text:p>228287</text:p>
          </table:table-cell>
          <table:table-cell office:value-type="string">
            <text:p>06Latour Mercurey Rouge 75cl</text:p>
          </table:table-cell>
          <table:table-cell office:value-type="float" office:value="24">
            <text:p>24</text:p>
          </table:table-cell>
          <table:table-cell office:value-type="float" office:value="11.65">
            <text:p>11.65</text:p>
          </table:table-cell>
          <table:table-cell office:value-type="float" office:value="279.6">
            <text:p>279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288">
            <text:p>228288</text:p>
          </table:table-cell>
          <table:table-cell office:value-type="string">
            <text:p>RS 01LatourCteNuitVillageRge</text:p>
          </table:table-cell>
          <table:table-cell office:value-type="float" office:value="6">
            <text:p>6</text:p>
          </table:table-cell>
          <table:table-cell office:value-type="float" office:value="13.69">
            <text:p>13.69</text:p>
          </table:table-cell>
          <table:table-cell office:value-type="float" office:value="82.14">
            <text:p>82.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302">
            <text:p>228302</text:p>
          </table:table-cell>
          <table:table-cell office:value-type="string">
            <text:p>RS 00L.Latour Pommard Rouge</text:p>
          </table:table-cell>
          <table:table-cell office:value-type="float" office:value="11">
            <text:p>11</text:p>
          </table:table-cell>
          <table:table-cell office:value-type="float" office:value="5.6">
            <text:p>5.6</text:p>
          </table:table-cell>
          <table:table-cell office:value-type="float" office:value="61.6">
            <text:p>61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305">
            <text:p>228305</text:p>
          </table:table-cell>
          <table:table-cell office:value-type="string">
            <text:p>RS 05LatourSantenaylaCommeRge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14.4">
            <text:p>14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28345">
            <text:p>228345</text:p>
          </table:table-cell>
          <table:table-cell office:value-type="string">
            <text:p>07Ch.MeursaultAligoteBlanc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350">
            <text:p>228350</text:p>
          </table:table-cell>
          <table:table-cell office:value-type="string">
            <text:p>05Chat.MeursaultPinotNoirRge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37.5">
            <text:p>37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353">
            <text:p>228353</text:p>
          </table:table-cell>
          <table:table-cell office:value-type="string">
            <text:p>05Ch.Meurs.PommardPtNoizonRg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356">
            <text:p>228356</text:p>
          </table:table-cell>
          <table:table-cell office:value-type="string">
            <text:p>04Ch.Meurs.Clos ChenesVolnayRg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461">
            <text:p>228461</text:p>
          </table:table-cell>
          <table:table-cell office:value-type="string">
            <text:p>07MerlotRgeBaronPh.Rotch.75cl</text:p>
          </table:table-cell>
          <table:table-cell office:value-type="float" office:value="48">
            <text:p>48</text:p>
          </table:table-cell>
          <table:table-cell office:value-type="float" office:value="3.77">
            <text:p>3.77</text:p>
          </table:table-cell>
          <table:table-cell office:value-type="float" office:value="180.96">
            <text:p>180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462">
            <text:p>228462</text:p>
          </table:table-cell>
          <table:table-cell office:value-type="string">
            <text:p>07BaronR.CabernetSauvignonRge7</text:p>
          </table:table-cell>
          <table:table-cell office:value-type="float" office:value="48">
            <text:p>48</text:p>
          </table:table-cell>
          <table:table-cell office:value-type="float" office:value="3.77">
            <text:p>3.77</text:p>
          </table:table-cell>
          <table:table-cell office:value-type="float" office:value="180.96">
            <text:p>180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464">
            <text:p>228464</text:p>
          </table:table-cell>
          <table:table-cell office:value-type="string">
            <text:p>07ChardonnayBlancBaron.Roth75c</text:p>
          </table:table-cell>
          <table:table-cell office:value-type="float" office:value="48">
            <text:p>48</text:p>
          </table:table-cell>
          <table:table-cell office:value-type="float" office:value="3.77">
            <text:p>3.77</text:p>
          </table:table-cell>
          <table:table-cell office:value-type="float" office:value="180.96">
            <text:p>180.9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480">
            <text:p>228480</text:p>
          </table:table-cell>
          <table:table-cell office:value-type="string">
            <text:p>RoedererDom.Ott Ch.SelleRose75</text:p>
          </table:table-cell>
          <table:table-cell office:value-type="float" office:value="6">
            <text:p>6</text:p>
          </table:table-cell>
          <table:table-cell office:value-type="float" office:value="15.7">
            <text:p>15.7</text:p>
          </table:table-cell>
          <table:table-cell office:value-type="float" office:value="94.2">
            <text:p>94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481">
            <text:p>228481</text:p>
          </table:table-cell>
          <table:table-cell office:value-type="string">
            <text:p>RoedererDom.Ott Ch.SelleRouge</text:p>
          </table:table-cell>
          <table:table-cell office:value-type="float" office:value="6">
            <text:p>6</text:p>
          </table:table-cell>
          <table:table-cell office:value-type="float" office:value="17.39">
            <text:p>17.39</text:p>
          </table:table-cell>
          <table:table-cell office:value-type="float" office:value="104.34">
            <text:p>104.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490">
            <text:p>228490</text:p>
          </table:table-cell>
          <table:table-cell office:value-type="string">
            <text:p>07BandolCuv.OliviersRose75CL</text:p>
          </table:table-cell>
          <table:table-cell office:value-type="float" office:value="10">
            <text:p>10</text:p>
          </table:table-cell>
          <table:table-cell office:value-type="float" office:value="5.3">
            <text:p>5.3</text:p>
          </table:table-cell>
          <table:table-cell office:value-type="float" office:value="53">
            <text:p>5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51">
            <text:p>228551</text:p>
          </table:table-cell>
          <table:table-cell office:value-type="string">
            <text:p>RSFChap.HermitageMuredeLarnage</text:p>
          </table:table-cell>
          <table:table-cell office:value-type="float" office:value="28">
            <text:p>28</text:p>
          </table:table-cell>
          <table:table-cell office:value-type="float" office:value="3.3">
            <text:p>3.3</text:p>
          </table:table-cell>
          <table:table-cell office:value-type="float" office:value="92.4">
            <text:p>92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52">
            <text:p>228552</text:p>
          </table:table-cell>
          <table:table-cell office:value-type="string">
            <text:p>07ChapoutierC.Hermit.Pt.RucheR</text:p>
          </table:table-cell>
          <table:table-cell office:value-type="float" office:value="1">
            <text:p>1</text:p>
          </table:table-cell>
          <table:table-cell table:number-columns-repeated="2" office:value-type="float" office:value="6.3">
            <text:p>6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8553">
            <text:p>228553</text:p>
          </table:table-cell>
          <table:table-cell office:value-type="string">
            <text:p>05Chapoutier Gigondas Rge</text:p>
          </table:table-cell>
          <table:table-cell office:value-type="float" office:value="8">
            <text:p>8</text:p>
          </table:table-cell>
          <table:table-cell office:value-type="float" office:value="10.34">
            <text:p>10.34</text:p>
          </table:table-cell>
          <table:table-cell office:value-type="float" office:value="82.72">
            <text:p>82.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 office:value-type="float" office:value="228554">
            <text:p>228554</text:p>
          </table:table-cell>
          <table:table-cell office:value-type="string">
            <text:p>RS 04Chapout.Cte RotieBecasses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56">
            <text:p>228556</text:p>
          </table:table-cell>
          <table:table-cell office:value-type="string">
            <text:p>05Chapout.ChNeuf.BernadineRge</text:p>
          </table:table-cell>
          <table:table-cell office:value-type="float" office:value="18">
            <text:p>18</text:p>
          </table:table-cell>
          <table:table-cell office:value-type="float" office:value="15.71">
            <text:p>15.71</text:p>
          </table:table-cell>
          <table:table-cell office:value-type="float" office:value="282.78">
            <text:p>282.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59">
            <text:p>228559</text:p>
          </table:table-cell>
          <table:table-cell office:value-type="string">
            <text:p>06Chapout.TavelRoseBeaurevoir</text:p>
          </table:table-cell>
          <table:table-cell office:value-type="float" office:value="3">
            <text:p>3</text:p>
          </table:table-cell>
          <table:table-cell office:value-type="float" office:value="5.67">
            <text:p>5.67</text:p>
          </table:table-cell>
          <table:table-cell office:value-type="float" office:value="17.01">
            <text:p>17.0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60">
            <text:p>228560</text:p>
          </table:table-cell>
          <table:table-cell office:value-type="string">
            <text:p>ChapoutierC.HermitagePtRucheB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73">
            <text:p>228573</text:p>
          </table:table-cell>
          <table:table-cell office:value-type="string">
            <text:p>Ferraud Chateauneuf du PapeRge</text:p>
          </table:table-cell>
          <table:table-cell office:value-type="float" office:value="31">
            <text:p>31</text:p>
          </table:table-cell>
          <table:table-cell office:value-type="float" office:value="5.26">
            <text:p>5.26</text:p>
          </table:table-cell>
          <table:table-cell office:value-type="float" office:value="163.06">
            <text:p>163.0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74">
            <text:p>228574</text:p>
          </table:table-cell>
          <table:table-cell office:value-type="string">
            <text:p>RS 06 Le Petit Jaboule Rouge 7</text:p>
          </table:table-cell>
          <table:table-cell office:value-type="float" office:value="12">
            <text:p>12</text:p>
          </table:table-cell>
          <table:table-cell office:value-type="float" office:value="3.6">
            <text:p>3.6</text:p>
          </table:table-cell>
          <table:table-cell office:value-type="float" office:value="43.2">
            <text:p>43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76">
            <text:p>228576</text:p>
          </table:table-cell>
          <table:table-cell office:value-type="string">
            <text:p>RS 04/05 Le Petit Jaboule Blan</text:p>
          </table:table-cell>
          <table:table-cell office:value-type="float" office:value="12">
            <text:p>12</text:p>
          </table:table-cell>
          <table:table-cell office:value-type="float" office:value="3.19">
            <text:p>3.19</text:p>
          </table:table-cell>
          <table:table-cell office:value-type="float" office:value="38.28">
            <text:p>38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77">
            <text:p>228577</text:p>
          </table:table-cell>
          <table:table-cell office:value-type="string">
            <text:p>06CteduVentouxLesTraversesRge</text:p>
          </table:table-cell>
          <table:table-cell office:value-type="float" office:value="12">
            <text:p>12</text:p>
          </table:table-cell>
          <table:table-cell office:value-type="float" office:value="3.19">
            <text:p>3.19</text:p>
          </table:table-cell>
          <table:table-cell office:value-type="float" office:value="38.28">
            <text:p>38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228580">
            <text:p>228580</text:p>
          </table:table-cell>
          <table:table-cell office:value-type="string">
            <text:p>03Chateau de Pibarnon BandolRg</text:p>
          </table:table-cell>
          <table:table-cell office:value-type="float" office:value="9">
            <text:p>9</text:p>
          </table:table-cell>
          <table:table-cell office:value-type="float" office:value="14.5">
            <text:p>14.5</text:p>
          </table:table-cell>
          <table:table-cell office:value-type="float" office:value="130.5">
            <text:p>130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82">
            <text:p>228582</text:p>
          </table:table-cell>
          <table:table-cell office:value-type="string">
            <text:p>06ChateauDePibarnon BandolRos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85">
            <text:p>228585</text:p>
          </table:table-cell>
          <table:table-cell office:value-type="string">
            <text:p>Dom.Tariquet Ugni BlancColomba</text:p>
          </table:table-cell>
          <table:table-cell office:value-type="float" office:value="12">
            <text:p>12</text:p>
          </table:table-cell>
          <table:table-cell office:value-type="float" office:value="2.45">
            <text:p>2.45</text:p>
          </table:table-cell>
          <table:table-cell office:value-type="float" office:value="29.4">
            <text:p>29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91">
            <text:p>228591</text:p>
          </table:table-cell>
          <table:table-cell office:value-type="string">
            <text:p>Torres Vina Esmeralda Cat.Blan</text:p>
          </table:table-cell>
          <table:table-cell office:value-type="float" office:value="37">
            <text:p>37</text:p>
          </table:table-cell>
          <table:table-cell office:value-type="float" office:value="5.51">
            <text:p>5.51</text:p>
          </table:table-cell>
          <table:table-cell office:value-type="float" office:value="203.87">
            <text:p>203.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595">
            <text:p>228595</text:p>
          </table:table-cell>
          <table:table-cell office:value-type="string">
            <text:p>RS Pacherench Vendemiaire Blan</text:p>
          </table:table-cell>
          <table:table-cell office:value-type="float" office:value="17">
            <text:p>17</text:p>
          </table:table-cell>
          <table:table-cell office:value-type="float" office:value="6.34">
            <text:p>6.34</text:p>
          </table:table-cell>
          <table:table-cell office:value-type="float" office:value="107.78">
            <text:p>107.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597">
            <text:p>228597</text:p>
          </table:table-cell>
          <table:table-cell office:value-type="string">
            <text:p>Torres Coronas CatalunaRge75cl</text:p>
          </table:table-cell>
          <table:table-cell office:value-type="float" office:value="4">
            <text:p>4</text:p>
          </table:table-cell>
          <table:table-cell office:value-type="float" office:value="5.37">
            <text:p>5.37</text:p>
          </table:table-cell>
          <table:table-cell office:value-type="float" office:value="21.48">
            <text:p>21.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8599">
            <text:p>228599</text:p>
          </table:table-cell>
          <table:table-cell office:value-type="string">
            <text:p>Torres Gran Coronas PenedesRge</text:p>
          </table:table-cell>
          <table:table-cell office:value-type="float" office:value="12">
            <text:p>12</text:p>
          </table:table-cell>
          <table:table-cell office:value-type="float" office:value="8.57">
            <text:p>8.57</text:p>
          </table:table-cell>
          <table:table-cell office:value-type="float" office:value="102.84">
            <text:p>102.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1090">
            <text:p>231090</text:p>
          </table:table-cell>
          <table:table-cell office:value-type="string">
            <text:p>Marlboro LSF Box.pr.1000</text:p>
          </table:table-cell>
          <table:table-cell office:value-type="float" office:value="38">
            <text:p>38</text:p>
          </table:table-cell>
          <table:table-cell office:value-type="float" office:value="69.95">
            <text:p>69.95</text:p>
          </table:table-cell>
          <table:table-cell office:value-type="float" office:value="2658.1">
            <text:p>2658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231110">
            <text:p>231110</text:p>
          </table:table-cell>
          <table:table-cell office:value-type="string">
            <text:p>Winston Box Filtre USA.1000</text:p>
          </table:table-cell>
          <table:table-cell office:value-type="float" office:value="3">
            <text:p>3</text:p>
          </table:table-cell>
          <table:table-cell office:value-type="float" office:value="43.05">
            <text:p>43.05</text:p>
          </table:table-cell>
          <table:table-cell office:value-type="float" office:value="129.15">
            <text:p>129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231110">
            <text:p>231110</text:p>
          </table:table-cell>
          <table:table-cell office:value-type="string">
            <text:p>Winston Box Filtre USA P.1000</text:p>
          </table:table-cell>
          <table:table-cell office:value-type="float" office:value="3">
            <text:p>3</text:p>
          </table:table-cell>
          <table:table-cell office:value-type="float" office:value="43.05">
            <text:p>43.05</text:p>
          </table:table-cell>
          <table:table-cell office:value-type="float" office:value="129.15">
            <text:p>129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232081">
            <text:p>232081</text:p>
          </table:table-cell>
          <table:table-cell office:value-type="string">
            <text:p>More Filtre 120mm (232080)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5000">
            <text:p>235000</text:p>
          </table:table-cell>
          <table:table-cell office:value-type="string">
            <text:p>Prince KSF pr.1000</text:p>
          </table:table-cell>
          <table:table-cell office:value-type="float" office:value="2">
            <text:p>2</text:p>
          </table:table-cell>
          <table:table-cell office:value-type="float" office:value="44.95">
            <text:p>44.95</text:p>
          </table:table-cell>
          <table:table-cell office:value-type="float" office:value="89.9">
            <text:p>89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5000">
            <text:p>235000</text:p>
          </table:table-cell>
          <table:table-cell office:value-type="string">
            <text:p>Prince KSF pr.1000</text:p>
          </table:table-cell>
          <table:table-cell office:value-type="float" office:value="2">
            <text:p>2</text:p>
          </table:table-cell>
          <table:table-cell office:value-type="float" office:value="44.95">
            <text:p>44.95</text:p>
          </table:table-cell>
          <table:table-cell office:value-type="float" office:value="89.9">
            <text:p>89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9830">
            <text:p>239830</text:p>
          </table:table-cell>
          <table:table-cell office:value-type="string">
            <text:p>Marlboro Light pr.1000</text:p>
          </table:table-cell>
          <table:table-cell office:value-type="float" office:value="12">
            <text:p>12</text:p>
          </table:table-cell>
          <table:table-cell office:value-type="float" office:value="70.34">
            <text:p>70.34</text:p>
          </table:table-cell>
          <table:table-cell office:value-type="float" office:value="844.08">
            <text:p>844.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239831">
            <text:p>239831</text:p>
          </table:table-cell>
          <table:table-cell office:value-type="string">
            <text:p>RS OFFRE SPEC.MARLBORO LIGHT10</text:p>
          </table:table-cell>
          <table:table-cell office:value-type="float" office:value="5">
            <text:p>5</text:p>
          </table:table-cell>
          <table:table-cell office:value-type="float" office:value="69.95">
            <text:p>69.95</text:p>
          </table:table-cell>
          <table:table-cell office:value-type="float" office:value="349.75">
            <text:p>349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9833">
            <text:p>239833</text:p>
          </table:table-cell>
          <table:table-cell office:value-type="string">
            <text:p>RSFMarlboro Medium box.1000</text:p>
          </table:table-cell>
          <table:table-cell office:value-type="float" office:value="5">
            <text:p>5</text:p>
          </table:table-cell>
          <table:table-cell office:value-type="float" office:value="69.95">
            <text:p>69.95</text:p>
          </table:table-cell>
          <table:table-cell office:value-type="float" office:value="349.75">
            <text:p>349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9850">
            <text:p>239850</text:p>
          </table:table-cell>
          <table:table-cell office:value-type="string">
            <text:p>Winston Light USA pr.1000</text:p>
          </table:table-cell>
          <table:table-cell office:value-type="float" office:value="5">
            <text:p>5</text:p>
          </table:table-cell>
          <table:table-cell office:value-type="float" office:value="28.35">
            <text:p>28.35</text:p>
          </table:table-cell>
          <table:table-cell office:value-type="float" office:value="141.75">
            <text:p>141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012">
            <text:p>240012</text:p>
          </table:table-cell>
          <table:table-cell office:value-type="string">
            <text:p>Camel Regular SizeUSA(240010)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780">
            <text:p>78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0070">
            <text:p>240070</text:p>
          </table:table-cell>
          <table:table-cell office:value-type="string">
            <text:p>Pall Mall KSF USA pr.1000</text:p>
          </table:table-cell>
          <table:table-cell office:value-type="float" office:value="5">
            <text:p>5</text:p>
          </table:table-cell>
          <table:table-cell office:value-type="float" office:value="21.15">
            <text:p>21.15</text:p>
          </table:table-cell>
          <table:table-cell office:value-type="float" office:value="105.75">
            <text:p>105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110">
            <text:p>240110</text:p>
          </table:table-cell>
          <table:table-cell office:value-type="string">
            <text:p>Salem Menthol KSF USA pr.1000</text:p>
          </table:table-cell>
          <table:table-cell office:value-type="float" office:value="10">
            <text:p>10</text:p>
          </table:table-cell>
          <table:table-cell office:value-type="float" office:value="42.35">
            <text:p>42.35</text:p>
          </table:table-cell>
          <table:table-cell office:value-type="float" office:value="423.5">
            <text:p>423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110">
            <text:p>240110</text:p>
          </table:table-cell>
          <table:table-cell office:value-type="string">
            <text:p>Salem Menthol KSF USA pr.1000</text:p>
          </table:table-cell>
          <table:table-cell office:value-type="float" office:value="10">
            <text:p>10</text:p>
          </table:table-cell>
          <table:table-cell office:value-type="float" office:value="42.35">
            <text:p>42.35</text:p>
          </table:table-cell>
          <table:table-cell office:value-type="float" office:value="423.5">
            <text:p>423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175">
            <text:p>240175</text:p>
          </table:table-cell>
          <table:table-cell office:value-type="string">
            <text:p>Chesterfield KSF box.pr.1000</text:p>
          </table:table-cell>
          <table:table-cell office:value-type="float" office:value="11">
            <text:p>11</text:p>
          </table:table-cell>
          <table:table-cell office:value-type="float" office:value="51.35">
            <text:p>51.35</text:p>
          </table:table-cell>
          <table:table-cell office:value-type="float" office:value="564.85">
            <text:p>564.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0182">
            <text:p>240182</text:p>
          </table:table-cell>
          <table:table-cell office:value-type="string">
            <text:p>L&amp;M KSF Box pr.1000</text:p>
          </table:table-cell>
          <table:table-cell office:value-type="float" office:value="36">
            <text:p>36</text:p>
          </table:table-cell>
          <table:table-cell office:value-type="float" office:value="33.08">
            <text:p>33.08</text:p>
          </table:table-cell>
          <table:table-cell office:value-type="float" office:value="1190.88">
            <text:p>1190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 office:value-type="float" office:value="240183">
            <text:p>240183</text:p>
          </table:table-cell>
          <table:table-cell office:value-type="string">
            <text:p>LM Filter Light pr.1000</text:p>
          </table:table-cell>
          <table:table-cell office:value-type="float" office:value="19">
            <text:p>19</text:p>
          </table:table-cell>
          <table:table-cell office:value-type="float" office:value="33.08">
            <text:p>33.08</text:p>
          </table:table-cell>
          <table:table-cell office:value-type="float" office:value="628.52">
            <text:p>628.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240580">
            <text:p>240580</text:p>
          </table:table-cell>
          <table:table-cell office:value-type="string">
            <text:p>RSFDunhill Int.Sup.Mild pr.10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652">
            <text:p>240652</text:p>
          </table:table-cell>
          <table:table-cell office:value-type="string">
            <text:p>Dunhill International(240653)</text:p>
          </table:table-cell>
          <table:table-cell office:value-type="float" office:value="13">
            <text:p>13</text:p>
          </table:table-cell>
          <table:table-cell office:value-type="float" office:value="49.22">
            <text:p>49.22</text:p>
          </table:table-cell>
          <table:table-cell office:value-type="float" office:value="639.86">
            <text:p>639.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653">
            <text:p>240653</text:p>
          </table:table-cell>
          <table:table-cell office:value-type="string">
            <text:p>Dunhill International(240652)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420">
            <text:p>4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661">
            <text:p>240661</text:p>
          </table:table-cell>
          <table:table-cell office:value-type="string">
            <text:p>Dunhill KSF pr.1000(240662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751">
            <text:p>240751</text:p>
          </table:table-cell>
          <table:table-cell office:value-type="string">
            <text:p>Rothmans KSF(240750/752)</text:p>
          </table:table-cell>
          <table:table-cell office:value-type="float" office:value="10">
            <text:p>10</text:p>
          </table:table-cell>
          <table:table-cell office:value-type="float" office:value="32.52">
            <text:p>32.52</text:p>
          </table:table-cell>
          <table:table-cell office:value-type="float" office:value="325.2">
            <text:p>325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0790">
            <text:p>240790</text:p>
          </table:table-cell>
          <table:table-cell office:value-type="string">
            <text:p>Silk Cut Ultra Low pr.1000</text:p>
          </table:table-cell>
          <table:table-cell office:value-type="float" office:value="5">
            <text:p>5</text:p>
          </table:table-cell>
          <table:table-cell office:value-type="float" office:value="42.35">
            <text:p>42.35</text:p>
          </table:table-cell>
          <table:table-cell office:value-type="float" office:value="211.75">
            <text:p>211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240801">
            <text:p>240801</text:p>
          </table:table-cell>
          <table:table-cell office:value-type="string">
            <text:p>Silk Cut pr.1000(240802)</text:p>
          </table:table-cell>
          <table:table-cell office:value-type="float" office:value="13">
            <text:p>13</text:p>
          </table:table-cell>
          <table:table-cell office:value-type="float" office:value="42.35">
            <text:p>42.35</text:p>
          </table:table-cell>
          <table:table-cell office:value-type="float" office:value="550.55">
            <text:p>550.5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802">
            <text:p>240802</text:p>
          </table:table-cell>
          <table:table-cell office:value-type="string">
            <text:p>Silk Cut pr.1000(240801)</text:p>
          </table:table-cell>
          <table:table-cell office:value-type="float" office:value="10">
            <text:p>10</text:p>
          </table:table-cell>
          <table:table-cell office:value-type="float" office:value="55.5">
            <text:p>55.5</text:p>
          </table:table-cell>
          <table:table-cell office:value-type="float" office:value="555">
            <text:p>55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830">
            <text:p>240830</text:p>
          </table:table-cell>
          <table:table-cell office:value-type="string">
            <text:p>Bens.&amp; Hedges Light pr.1000</text:p>
          </table:table-cell>
          <table:table-cell office:value-type="float" office:value="9">
            <text:p>9</text:p>
          </table:table-cell>
          <table:table-cell office:value-type="float" office:value="35.79">
            <text:p>35.79</text:p>
          </table:table-cell>
          <table:table-cell office:value-type="float" office:value="322.11">
            <text:p>322.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764">
            <text:p>241764</text:p>
          </table:table-cell>
          <table:table-cell office:value-type="string">
            <text:p>Gauloise Blonde pr.1000</text:p>
          </table:table-cell>
          <table:table-cell office:value-type="float" office:value="19">
            <text:p>19</text:p>
          </table:table-cell>
          <table:table-cell office:value-type="float" office:value="60.2">
            <text:p>60.2</text:p>
          </table:table-cell>
          <table:table-cell office:value-type="float" office:value="1143.8">
            <text:p>1143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766">
            <text:p>241766</text:p>
          </table:table-cell>
          <table:table-cell office:value-type="string">
            <text:p>Gauloise Blonde Legere.1000</text:p>
          </table:table-cell>
          <table:table-cell office:value-type="float" office:value="6">
            <text:p>6</text:p>
          </table:table-cell>
          <table:table-cell office:value-type="float" office:value="60.2">
            <text:p>60.2</text:p>
          </table:table-cell>
          <table:table-cell office:value-type="float" office:value="361.2">
            <text:p>361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1771">
            <text:p>241771</text:p>
          </table:table-cell>
          <table:table-cell office:value-type="string">
            <text:p>Gitanes Filtre pr.1000</text:p>
          </table:table-cell>
          <table:table-cell office:value-type="float" office:value="5">
            <text:p>5</text:p>
          </table:table-cell>
          <table:table-cell office:value-type="float" office:value="61.1">
            <text:p>61.1</text:p>
          </table:table-cell>
          <table:table-cell office:value-type="float" office:value="305.5">
            <text:p>305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772">
            <text:p>241772</text:p>
          </table:table-cell>
          <table:table-cell office:value-type="string">
            <text:p>Gauloise Bl.Utra.Legere1000</text:p>
          </table:table-cell>
          <table:table-cell office:value-type="float" office:value="5">
            <text:p>5</text:p>
          </table:table-cell>
          <table:table-cell office:value-type="float" office:value="57.9">
            <text:p>57.9</text:p>
          </table:table-cell>
          <table:table-cell office:value-type="float" office:value="289.5">
            <text:p>289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130">
            <text:p>242130</text:p>
          </table:table-cell>
          <table:table-cell office:value-type="string">
            <text:p>Stuyv.KSF Extra Light pr.1000</text:p>
          </table:table-cell>
          <table:table-cell office:value-type="float" office:value="3">
            <text:p>3</text:p>
          </table:table-cell>
          <table:table-cell office:value-type="float" office:value="38.95">
            <text:p>38.95</text:p>
          </table:table-cell>
          <table:table-cell office:value-type="float" office:value="116.85">
            <text:p>116.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130">
            <text:p>242130</text:p>
          </table:table-cell>
          <table:table-cell office:value-type="string">
            <text:p>Stuyv.KSFextraLight(242133)</text:p>
          </table:table-cell>
          <table:table-cell office:value-type="float" office:value="3">
            <text:p>3</text:p>
          </table:table-cell>
          <table:table-cell office:value-type="float" office:value="38.95">
            <text:p>38.95</text:p>
          </table:table-cell>
          <table:table-cell office:value-type="float" office:value="116.85">
            <text:p>116.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160">
            <text:p>242160</text:p>
          </table:table-cell>
          <table:table-cell office:value-type="string">
            <text:p>Vogue Super Slim 100mm p.1000</text:p>
          </table:table-cell>
          <table:table-cell office:value-type="float" office:value="15">
            <text:p>15</text:p>
          </table:table-cell>
          <table:table-cell office:value-type="float" office:value="46.2">
            <text:p>46.2</text:p>
          </table:table-cell>
          <table:table-cell office:value-type="float" office:value="693">
            <text:p>6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160">
            <text:p>242160</text:p>
          </table:table-cell>
          <table:table-cell office:value-type="string">
            <text:p>VogueSuper Slim100mm(242162)</text:p>
          </table:table-cell>
          <table:table-cell office:value-type="float" office:value="15">
            <text:p>15</text:p>
          </table:table-cell>
          <table:table-cell office:value-type="float" office:value="46.2">
            <text:p>46.2</text:p>
          </table:table-cell>
          <table:table-cell office:value-type="float" office:value="693">
            <text:p>6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161">
            <text:p>242161</text:p>
          </table:table-cell>
          <table:table-cell office:value-type="string">
            <text:p>Vogue Sup.Slim 100m Menthol</text:p>
          </table:table-cell>
          <table:table-cell office:value-type="float" office:value="9">
            <text:p>9</text:p>
          </table:table-cell>
          <table:table-cell office:value-type="float" office:value="43.6">
            <text:p>43.6</text:p>
          </table:table-cell>
          <table:table-cell office:value-type="float" office:value="392.4">
            <text:p>392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161">
            <text:p>242161</text:p>
          </table:table-cell>
          <table:table-cell office:value-type="string">
            <text:p>Vogue Sup.Slim 100m Menthol</text:p>
          </table:table-cell>
          <table:table-cell office:value-type="float" office:value="9">
            <text:p>9</text:p>
          </table:table-cell>
          <table:table-cell office:value-type="float" office:value="43.6">
            <text:p>43.6</text:p>
          </table:table-cell>
          <table:table-cell office:value-type="float" office:value="392.4">
            <text:p>392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2605">
            <text:p>242605</text:p>
          </table:table-cell>
          <table:table-cell office:value-type="string">
            <text:p>Fortuna Box pr.1000</text:p>
          </table:table-cell>
          <table:table-cell office:value-type="float" office:value="12">
            <text:p>12</text:p>
          </table:table-cell>
          <table:table-cell office:value-type="float" office:value="47.25">
            <text:p>47.25</text:p>
          </table:table-cell>
          <table:table-cell office:value-type="float" office:value="567">
            <text:p>5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2606">
            <text:p>242606</text:p>
          </table:table-cell>
          <table:table-cell office:value-type="string">
            <text:p>Fortuna Lights pr.1000</text:p>
          </table:table-cell>
          <table:table-cell office:value-type="float" office:value="10">
            <text:p>10</text:p>
          </table:table-cell>
          <table:table-cell office:value-type="float" office:value="49.15">
            <text:p>49.15</text:p>
          </table:table-cell>
          <table:table-cell office:value-type="float" office:value="491.5">
            <text:p>491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242611">
            <text:p>242611</text:p>
          </table:table-cell>
          <table:table-cell office:value-type="string">
            <text:p>Davidoff Classic pr.1000</text:p>
          </table:table-cell>
          <table:table-cell office:value-type="float" office:value="11">
            <text:p>11</text:p>
          </table:table-cell>
          <table:table-cell office:value-type="float" office:value="65.8">
            <text:p>65.8</text:p>
          </table:table-cell>
          <table:table-cell office:value-type="float" office:value="723.8">
            <text:p>723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611">
            <text:p>242611</text:p>
          </table:table-cell>
          <table:table-cell office:value-type="string">
            <text:p>Davidoff Classic pr.1000</text:p>
          </table:table-cell>
          <table:table-cell office:value-type="float" office:value="11">
            <text:p>11</text:p>
          </table:table-cell>
          <table:table-cell office:value-type="float" office:value="65.8">
            <text:p>65.8</text:p>
          </table:table-cell>
          <table:table-cell office:value-type="float" office:value="723.8">
            <text:p>723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614">
            <text:p>242614</text:p>
          </table:table-cell>
          <table:table-cell office:value-type="string">
            <text:p>RS Davidoff Magnum pr.1000</text:p>
          </table:table-cell>
          <table:table-cell office:value-type="float" office:value="14">
            <text:p>14</text:p>
          </table:table-cell>
          <table:table-cell office:value-type="float" office:value="43.6">
            <text:p>43.6</text:p>
          </table:table-cell>
          <table:table-cell office:value-type="float" office:value="610.4">
            <text:p>610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2615">
            <text:p>242615</text:p>
          </table:table-cell>
          <table:table-cell office:value-type="string">
            <text:p>RS Davidoff Magnum Lights pr.1</text:p>
          </table:table-cell>
          <table:table-cell office:value-type="float" office:value="17">
            <text:p>17</text:p>
          </table:table-cell>
          <table:table-cell office:value-type="float" office:value="59.22">
            <text:p>59.22</text:p>
          </table:table-cell>
          <table:table-cell office:value-type="float" office:value="1006.74">
            <text:p>1006.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2619">
            <text:p>242619</text:p>
          </table:table-cell>
          <table:table-cell office:value-type="string">
            <text:p>Davidoff Gold Slims pr.1000</text:p>
          </table:table-cell>
          <table:table-cell office:value-type="float" office:value="12">
            <text:p>12</text:p>
          </table:table-cell>
          <table:table-cell office:value-type="float" office:value="65.8">
            <text:p>65.8</text:p>
          </table:table-cell>
          <table:table-cell office:value-type="float" office:value="789.6">
            <text:p>789.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080">
            <text:p>244080</text:p>
          </table:table-cell>
          <table:table-cell office:value-type="string">
            <text:p>Cig.Monte Cristo No 2 Boite 25</text:p>
          </table:table-cell>
          <table:table-cell office:value-type="float" office:value="3">
            <text:p>3</text:p>
          </table:table-cell>
          <table:table-cell office:value-type="float" office:value="101.25">
            <text:p>101.25</text:p>
          </table:table-cell>
          <table:table-cell office:value-type="float" office:value="303.75">
            <text:p>303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00">
            <text:p>244100</text:p>
          </table:table-cell>
          <table:table-cell office:value-type="string">
            <text:p>Cig.Monte Cristo No 1 bte 25</text:p>
          </table:table-cell>
          <table:table-cell office:value-type="float" office:value="1">
            <text:p>1</text:p>
          </table:table-cell>
          <table:table-cell table:number-columns-repeated="2" office:value-type="float" office:value="88.75">
            <text:p>88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10">
            <text:p>244110</text:p>
          </table:table-cell>
          <table:table-cell office:value-type="string">
            <text:p>Cig.Monte Cristo No3 bte 25</text:p>
          </table:table-cell>
          <table:table-cell office:value-type="float" office:value="4">
            <text:p>4</text:p>
          </table:table-cell>
          <table:table-cell office:value-type="float" office:value="76.75">
            <text:p>76.75</text:p>
          </table:table-cell>
          <table:table-cell office:value-type="float" office:value="307">
            <text:p>30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50">
            <text:p>244150</text:p>
          </table:table-cell>
          <table:table-cell office:value-type="string">
            <text:p>Cigares Cuaba Salomon Bte 1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53">
            <text:p>244153</text:p>
          </table:table-cell>
          <table:table-cell office:value-type="string">
            <text:p>Cig.Partagas Mille Fleurs.2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54">
            <text:p>244154</text:p>
          </table:table-cell>
          <table:table-cell office:value-type="string">
            <text:p>Cig.Partagas Lusitanias bte.25</text:p>
          </table:table-cell>
          <table:table-cell office:value-type="float" office:value="1">
            <text:p>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78">
            <text:p>244178</text:p>
          </table:table-cell>
          <table:table-cell office:value-type="string">
            <text:p>Cig.H.Upman ConnaisseurNo1bte2</text:p>
          </table:table-cell>
          <table:table-cell office:value-type="float" office:value="3">
            <text:p>3</text:p>
          </table:table-cell>
          <table:table-cell office:value-type="float" office:value="68.75">
            <text:p>68.75</text:p>
          </table:table-cell>
          <table:table-cell office:value-type="float" office:value="206.25">
            <text:p>206.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79">
            <text:p>244179</text:p>
          </table:table-cell>
          <table:table-cell office:value-type="string">
            <text:p>Cig.H.Upman Magnum 46 Btede25</text:p>
          </table:table-cell>
          <table:table-cell office:value-type="float" office:value="4">
            <text:p>4</text:p>
          </table:table-cell>
          <table:table-cell office:value-type="float" office:value="78.75">
            <text:p>78.75</text:p>
          </table:table-cell>
          <table:table-cell office:value-type="float" office:value="315">
            <text:p>3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197">
            <text:p>244197</text:p>
          </table:table-cell>
          <table:table-cell office:value-type="string">
            <text:p>Cig.R&amp;J Cedros Luxe No 3 bte25</text:p>
          </table:table-cell>
          <table:table-cell office:value-type="float" office:value="4">
            <text:p>4</text:p>
          </table:table-cell>
          <table:table-cell office:value-type="float" office:value="53.75">
            <text:p>53.75</text:p>
          </table:table-cell>
          <table:table-cell office:value-type="float" office:value="215">
            <text:p>2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4205">
            <text:p>244205</text:p>
          </table:table-cell>
          <table:table-cell office:value-type="string">
            <text:p>Cig.Romeo No3 bte 25</text:p>
          </table:table-cell>
          <table:table-cell office:value-type="float" office:value="5">
            <text:p>5</text:p>
          </table:table-cell>
          <table:table-cell office:value-type="float" office:value="38.25">
            <text:p>38.25</text:p>
          </table:table-cell>
          <table:table-cell office:value-type="float" office:value="191.25">
            <text:p>191.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210">
            <text:p>244210</text:p>
          </table:table-cell>
          <table:table-cell office:value-type="string">
            <text:p>Cig.Rom.Jul.Churchill Tube 2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214">
            <text:p>244214</text:p>
          </table:table-cell>
          <table:table-cell office:value-type="string">
            <text:p>Cig.Romeo et Juliette No2 bte2</text:p>
          </table:table-cell>
          <table:table-cell office:value-type="float" office:value="1">
            <text:p>1</text:p>
          </table:table-cell>
          <table:table-cell table:number-columns-repeated="2" office:value-type="float" office:value="38.5">
            <text:p>38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216">
            <text:p>244216</text:p>
          </table:table-cell>
          <table:table-cell office:value-type="string">
            <text:p>Cig.Romeo Jul.Regalias Londres</text:p>
          </table:table-cell>
          <table:table-cell office:value-type="float" office:value="2">
            <text:p>2</text:p>
          </table:table-cell>
          <table:table-cell office:value-type="float" office:value="29.5">
            <text:p>29.5</text:p>
          </table:table-cell>
          <table:table-cell office:value-type="float" office:value="59">
            <text:p>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4276">
            <text:p>244276</text:p>
          </table:table-cell>
          <table:table-cell office:value-type="string">
            <text:p>Cig.Cohiba Siglo 1 bte2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4277">
            <text:p>244277</text:p>
          </table:table-cell>
          <table:table-cell office:value-type="string">
            <text:p>Cig.Cohiba Siglo 4 bte 25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4278">
            <text:p>244278</text:p>
          </table:table-cell>
          <table:table-cell office:value-type="string">
            <text:p>Cig.Cohiba Siglo II bte.25</text:p>
          </table:table-cell>
          <table:table-cell office:value-type="float" office:value="1">
            <text:p>1</text:p>
          </table:table-cell>
          <table:table-cell table:number-columns-repeated="2" office:value-type="float" office:value="93.75">
            <text:p>93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4281">
            <text:p>244281</text:p>
          </table:table-cell>
          <table:table-cell office:value-type="string">
            <text:p>Cig.Cohiba Siglo 6 bte 25</text:p>
          </table:table-cell>
          <table:table-cell office:value-type="float" office:value="2">
            <text:p>2</text:p>
          </table:table-cell>
          <table:table-cell office:value-type="float" office:value="202.5">
            <text:p>202.5</text:p>
          </table:table-cell>
          <table:table-cell office:value-type="float" office:value="405">
            <text:p>4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282">
            <text:p>244282</text:p>
          </table:table-cell>
          <table:table-cell office:value-type="string">
            <text:p>RS Cohiba Siglo6 tube5etuide3</text:p>
          </table:table-cell>
          <table:table-cell office:value-type="float" office:value="1">
            <text:p>1</text:p>
          </table:table-cell>
          <table:table-cell table:number-columns-repeated="2" office:value-type="float" office:value="136.5">
            <text:p>136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360">
            <text:p>244360</text:p>
          </table:table-cell>
          <table:table-cell office:value-type="string">
            <text:p>Cig. Punch Punch Bte de 25</text:p>
          </table:table-cell>
          <table:table-cell office:value-type="float" office:value="1">
            <text:p>1</text:p>
          </table:table-cell>
          <table:table-cell table:number-columns-repeated="2" office:value-type="float" office:value="78.75">
            <text:p>78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420">
            <text:p>244420</text:p>
          </table:table-cell>
          <table:table-cell office:value-type="string">
            <text:p>Cig.Hoyo Mt.Epicure No2 bte25</text:p>
          </table:table-cell>
          <table:table-cell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421">
            <text:p>244421</text:p>
          </table:table-cell>
          <table:table-cell office:value-type="string">
            <text:p>Cig.Quintero Londres bte 25</text:p>
          </table:table-cell>
          <table:table-cell office:value-type="float" office:value="2">
            <text:p>2</text:p>
          </table:table-cell>
          <table:table-cell office:value-type="float" office:value="15.5">
            <text:p>15.5</text:p>
          </table:table-cell>
          <table:table-cell office:value-type="float" office:value="31">
            <text:p>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505">
            <text:p>245505</text:p>
          </table:table-cell>
          <table:table-cell office:value-type="string">
            <text:p>H.WintermanCafeCr.Mild5X20</text:p>
          </table:table-cell>
          <table:table-cell office:value-type="float" office:value="26">
            <text:p>26</text:p>
          </table:table-cell>
          <table:table-cell office:value-type="float" office:value="10.73">
            <text:p>10.73</text:p>
          </table:table-cell>
          <table:table-cell office:value-type="float" office:value="278.98">
            <text:p>278.9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5505">
            <text:p>245505</text:p>
          </table:table-cell>
          <table:table-cell office:value-type="string">
            <text:p>BIS H.WintermanCafeCr.Mild5X20</text:p>
          </table:table-cell>
          <table:table-cell office:value-type="float" office:value="26">
            <text:p>26</text:p>
          </table:table-cell>
          <table:table-cell office:value-type="float" office:value="10.73">
            <text:p>10.73</text:p>
          </table:table-cell>
          <table:table-cell office:value-type="float" office:value="278.98">
            <text:p>278.9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7134">
            <text:p>247134</text:p>
          </table:table-cell>
          <table:table-cell office:value-type="string">
            <text:p>Davidoff Primeros bte de 6</text:p>
          </table:table-cell>
          <table:table-cell office:value-type="float" office:value="1">
            <text:p>1</text:p>
          </table:table-cell>
          <table:table-cell table:number-columns-repeated="2" office:value-type="float" office:value="9.44">
            <text:p>9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7136">
            <text:p>247136</text:p>
          </table:table-cell>
          <table:table-cell office:value-type="string">
            <text:p>Davidoff Short Robusto bte20</text:p>
          </table:table-cell>
          <table:table-cell office:value-type="float" office:value="1">
            <text:p>1</text:p>
          </table:table-cell>
          <table:table-cell table:number-columns-repeated="2" office:value-type="float" office:value="99.74">
            <text:p>99.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300">
            <text:p>330300</text:p>
          </table:table-cell>
          <table:table-cell office:value-type="string">
            <text:p>DieselFuel For LifeFem.EDPvp75</text:p>
          </table:table-cell>
          <table:table-cell office:value-type="float" office:value="4">
            <text:p>4</text:p>
          </table:table-cell>
          <table:table-cell office:value-type="float" office:value="42.59">
            <text:p>42.59</text:p>
          </table:table-cell>
          <table:table-cell office:value-type="float" office:value="170.36">
            <text:p>170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610">
            <text:p>330610</text:p>
          </table:table-cell>
          <table:table-cell office:value-type="string">
            <text:p>ValentinoRockNroseCoutureEDP90</text:p>
          </table:table-cell>
          <table:table-cell office:value-type="float" office:value="3">
            <text:p>3</text:p>
          </table:table-cell>
          <table:table-cell office:value-type="float" office:value="36.22">
            <text:p>36.22</text:p>
          </table:table-cell>
          <table:table-cell office:value-type="float" office:value="108.66">
            <text:p>108.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611">
            <text:p>330611</text:p>
          </table:table-cell>
          <table:table-cell office:value-type="string">
            <text:p>V.Valentino Rock N RoseEDPvp90</text:p>
          </table:table-cell>
          <table:table-cell office:value-type="float" office:value="5">
            <text:p>5</text:p>
          </table:table-cell>
          <table:table-cell office:value-type="float" office:value="32.42">
            <text:p>32.42</text:p>
          </table:table-cell>
          <table:table-cell office:value-type="float" office:value="162.1">
            <text:p>162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844">
            <text:p>330844</text:p>
          </table:table-cell>
          <table:table-cell office:value-type="string">
            <text:p>7718KenzoPf.d ete EDP vp.75ml</text:p>
          </table:table-cell>
          <table:table-cell office:value-type="float" office:value="2">
            <text:p>2</text:p>
          </table:table-cell>
          <table:table-cell office:value-type="float" office:value="33.75">
            <text:p>33.75</text:p>
          </table:table-cell>
          <table:table-cell office:value-type="float" office:value="67.5">
            <text:p>67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858">
            <text:p>330858</text:p>
          </table:table-cell>
          <table:table-cell office:value-type="string">
            <text:p>7608 Kenzo Homme EDT vp.100ml</text:p>
          </table:table-cell>
          <table:table-cell office:value-type="float" office:value="6">
            <text:p>6</text:p>
          </table:table-cell>
          <table:table-cell office:value-type="float" office:value="29.7">
            <text:p>29.7</text:p>
          </table:table-cell>
          <table:table-cell office:value-type="float" office:value="178.2">
            <text:p>178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892">
            <text:p>330892</text:p>
          </table:table-cell>
          <table:table-cell office:value-type="string">
            <text:p>7918 L Eau par KenzoEDTvp100ml</text:p>
          </table:table-cell>
          <table:table-cell office:value-type="float" office:value="5">
            <text:p>5</text:p>
          </table:table-cell>
          <table:table-cell office:value-type="float" office:value="25.88">
            <text:p>25.88</text:p>
          </table:table-cell>
          <table:table-cell office:value-type="float" office:value="129.4">
            <text:p>129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900">
            <text:p>330900</text:p>
          </table:table-cell>
          <table:table-cell office:value-type="string">
            <text:p>EauParKenzoHom.EauIndigoEDT100</text:p>
          </table:table-cell>
          <table:table-cell office:value-type="float" office:value="4">
            <text:p>4</text:p>
          </table:table-cell>
          <table:table-cell office:value-type="float" office:value="40.35">
            <text:p>40.35</text:p>
          </table:table-cell>
          <table:table-cell office:value-type="float" office:value="161.4">
            <text:p>161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30902">
            <text:p>330902</text:p>
          </table:table-cell>
          <table:table-cell office:value-type="string">
            <text:p>8308Eau par Kenzo HomEDTvp100m</text:p>
          </table:table-cell>
          <table:table-cell office:value-type="float" office:value="8">
            <text:p>8</text:p>
          </table:table-cell>
          <table:table-cell office:value-type="float" office:value="25.88">
            <text:p>25.88</text:p>
          </table:table-cell>
          <table:table-cell office:value-type="float" office:value="207.04">
            <text:p>207.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910">
            <text:p>330910</text:p>
          </table:table-cell>
          <table:table-cell office:value-type="string">
            <text:p>8517 Flowerbykenzo EDP vp50ml</text:p>
          </table:table-cell>
          <table:table-cell office:value-type="float" office:value="2">
            <text:p>2</text:p>
          </table:table-cell>
          <table:table-cell office:value-type="float" office:value="27.9">
            <text:p>27.9</text:p>
          </table:table-cell>
          <table:table-cell office:value-type="float" office:value="55.8">
            <text:p>55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926">
            <text:p>330926</text:p>
          </table:table-cell>
          <table:table-cell office:value-type="string">
            <text:p>Kenzo Amour EDP vapo 100ml</text:p>
          </table:table-cell>
          <table:table-cell office:value-type="float" office:value="2">
            <text:p>2</text:p>
          </table:table-cell>
          <table:table-cell office:value-type="float" office:value="50.17">
            <text:p>50.17</text:p>
          </table:table-cell>
          <table:table-cell office:value-type="float" office:value="100.34">
            <text:p>100.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932">
            <text:p>330932</text:p>
          </table:table-cell>
          <table:table-cell office:value-type="string">
            <text:p>Tokyo By Kenzo(Hom)EDT vp100ml</text:p>
          </table:table-cell>
          <table:table-cell office:value-type="float" office:value="3">
            <text:p>3</text:p>
          </table:table-cell>
          <table:table-cell office:value-type="float" office:value="35.56">
            <text:p>35.56</text:p>
          </table:table-cell>
          <table:table-cell office:value-type="float" office:value="106.68">
            <text:p>106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940">
            <text:p>330940</text:p>
          </table:table-cell>
          <table:table-cell office:value-type="string">
            <text:p>Kenzo Power Hom.EDTvp125ml</text:p>
          </table:table-cell>
          <table:table-cell office:value-type="float" office:value="2">
            <text:p>2</text:p>
          </table:table-cell>
          <table:table-cell office:value-type="float" office:value="39.69">
            <text:p>39.69</text:p>
          </table:table-cell>
          <table:table-cell office:value-type="float" office:value="79.38">
            <text:p>79.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30942">
            <text:p>330942</text:p>
          </table:table-cell>
          <table:table-cell office:value-type="string">
            <text:p>Kenzo PowerHommeAft.Sh.vp125ml</text:p>
          </table:table-cell>
          <table:table-cell office:value-type="float" office:value="3">
            <text:p>3</text:p>
          </table:table-cell>
          <table:table-cell office:value-type="float" office:value="25.4">
            <text:p>25.4</text:p>
          </table:table-cell>
          <table:table-cell office:value-type="float" office:value="76.2">
            <text:p>76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591">
            <text:p>335591</text:p>
          </table:table-cell>
          <table:table-cell office:value-type="string">
            <text:p>2009Dior Poison EDT vapo50ml</text:p>
          </table:table-cell>
          <table:table-cell office:value-type="float" office:value="9">
            <text:p>9</text:p>
          </table:table-cell>
          <table:table-cell office:value-type="float" office:value="31.8">
            <text:p>31.8</text:p>
          </table:table-cell>
          <table:table-cell office:value-type="float" office:value="286.2">
            <text:p>286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608">
            <text:p>335608</text:p>
          </table:table-cell>
          <table:table-cell office:value-type="string">
            <text:p>4009Dior Dolce Vita EDTvp100ml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28">
            <text:p>3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35614">
            <text:p>335614</text:p>
          </table:table-cell>
          <table:table-cell office:value-type="string">
            <text:p>2009DiorHypnotic PoisonEDTvp50</text:p>
          </table:table-cell>
          <table:table-cell office:value-type="float" office:value="6">
            <text:p>6</text:p>
          </table:table-cell>
          <table:table-cell office:value-type="float" office:value="31.5">
            <text:p>31.5</text:p>
          </table:table-cell>
          <table:table-cell office:value-type="float" office:value="189">
            <text:p>18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335930">
            <text:p>335930</text:p>
          </table:table-cell>
          <table:table-cell office:value-type="string">
            <text:p>6224 EDT Miss Dior Vapo 100ml</text:p>
          </table:table-cell>
          <table:table-cell office:value-type="float" office:value="3">
            <text:p>3</text:p>
          </table:table-cell>
          <table:table-cell office:value-type="float" office:value="42.02">
            <text:p>42.02</text:p>
          </table:table-cell>
          <table:table-cell office:value-type="float" office:value="126.06">
            <text:p>126.0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35950">
            <text:p>335950</text:p>
          </table:table-cell>
          <table:table-cell office:value-type="string">
            <text:p>71524009C.Dior J AdoreEDPvp100</text:p>
          </table:table-cell>
          <table:table-cell office:value-type="float" office:value="9">
            <text:p>9</text:p>
          </table:table-cell>
          <table:table-cell office:value-type="float" office:value="54.53">
            <text:p>54.53</text:p>
          </table:table-cell>
          <table:table-cell office:value-type="float" office:value="490.77">
            <text:p>490.7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 office:value-type="float" office:value="335965">
            <text:p>335965</text:p>
          </table:table-cell>
          <table:table-cell office:value-type="string">
            <text:p>C.Dior Addict 2 EDT vp.50ml</text:p>
          </table:table-cell>
          <table:table-cell office:value-type="float" office:value="10">
            <text:p>10</text:p>
          </table:table-cell>
          <table:table-cell office:value-type="float" office:value="30.88">
            <text:p>30.88</text:p>
          </table:table-cell>
          <table:table-cell office:value-type="float" office:value="308.8">
            <text:p>30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030">
            <text:p>336030</text:p>
          </table:table-cell>
          <table:table-cell office:value-type="string">
            <text:p>6824 EDT Diorella vp 100ml</text:p>
          </table:table-cell>
          <table:table-cell office:value-type="float" office:value="3">
            <text:p>3</text:p>
          </table:table-cell>
          <table:table-cell office:value-type="float" office:value="42.02">
            <text:p>42.02</text:p>
          </table:table-cell>
          <table:table-cell office:value-type="float" office:value="126.06">
            <text:p>126.0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394">
            <text:p>336394</text:p>
          </table:table-cell>
          <table:table-cell office:value-type="string">
            <text:p>Hugo Element(hom) EDT vp 90 ml</text:p>
          </table:table-cell>
          <table:table-cell office:value-type="float" office:value="1">
            <text:p>1</text:p>
          </table:table-cell>
          <table:table-cell table:number-columns-repeated="2" office:value-type="float" office:value="26.31">
            <text:p>26.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397">
            <text:p>336397</text:p>
          </table:table-cell>
          <table:table-cell office:value-type="string">
            <text:p>32009H.Boss Hugo EDT vp.150ml</text:p>
          </table:table-cell>
          <table:table-cell office:value-type="float" office:value="10">
            <text:p>10</text:p>
          </table:table-cell>
          <table:table-cell office:value-type="float" office:value="28.2">
            <text:p>28.2</text:p>
          </table:table-cell>
          <table:table-cell office:value-type="float" office:value="282">
            <text:p>28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411">
            <text:p>336411</text:p>
          </table:table-cell>
          <table:table-cell office:value-type="string">
            <text:p>Hugo Boss HUGO XY EDT vp100 ml</text:p>
          </table:table-cell>
          <table:table-cell office:value-type="float" office:value="3">
            <text:p>3</text:p>
          </table:table-cell>
          <table:table-cell office:value-type="float" office:value="26.31">
            <text:p>26.31</text:p>
          </table:table-cell>
          <table:table-cell office:value-type="float" office:value="78.93">
            <text:p>78.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412">
            <text:p>336412</text:p>
          </table:table-cell>
          <table:table-cell office:value-type="string">
            <text:p>Hugo Boss HUGO XY Aft.Sh.100ml</text:p>
          </table:table-cell>
          <table:table-cell office:value-type="float" office:value="1">
            <text:p>1</text:p>
          </table:table-cell>
          <table:table-cell table:number-columns-repeated="2" office:value-type="float" office:value="20.59">
            <text:p>20.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424">
            <text:p>336424</text:p>
          </table:table-cell>
          <table:table-cell office:value-type="string">
            <text:p>5203Boss In Motion EDTvp.90ml</text:p>
          </table:table-cell>
          <table:table-cell office:value-type="float" office:value="4">
            <text:p>4</text:p>
          </table:table-cell>
          <table:table-cell office:value-type="float" office:value="24.41">
            <text:p>24.41</text:p>
          </table:table-cell>
          <table:table-cell office:value-type="float" office:value="97.64">
            <text:p>97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36750">
            <text:p>336750</text:p>
          </table:table-cell>
          <table:table-cell office:value-type="string">
            <text:p>P.Raban.Black XS forHerEDTvp80</text:p>
          </table:table-cell>
          <table:table-cell office:value-type="float" office:value="19">
            <text:p>19</text:p>
          </table:table-cell>
          <table:table-cell office:value-type="float" office:value="25.37">
            <text:p>25.37</text:p>
          </table:table-cell>
          <table:table-cell office:value-type="float" office:value="482.03">
            <text:p>482.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770">
            <text:p>336770</text:p>
          </table:table-cell>
          <table:table-cell office:value-type="string">
            <text:p>P.Rabanne XS Hom.EDTvp100</text:p>
          </table:table-cell>
          <table:table-cell office:value-type="float" office:value="9">
            <text:p>9</text:p>
          </table:table-cell>
          <table:table-cell office:value-type="float" office:value="28.5">
            <text:p>28.5</text:p>
          </table:table-cell>
          <table:table-cell office:value-type="float" office:value="256.5">
            <text:p>256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36781">
            <text:p>336781</text:p>
          </table:table-cell>
          <table:table-cell office:value-type="string">
            <text:p>RS CoffretP.Rab.BlackXS.Hom100</text:p>
          </table:table-cell>
          <table:table-cell office:value-type="float" office:value="4">
            <text:p>4</text:p>
          </table:table-cell>
          <table:table-cell office:value-type="float" office:value="25.45">
            <text:p>25.45</text:p>
          </table:table-cell>
          <table:table-cell office:value-type="float" office:value="101.8">
            <text:p>101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10">
            <text:p>336810</text:p>
          </table:table-cell>
          <table:table-cell office:value-type="string">
            <text:p>P.Rab.1 MillionHom.EDTvp100</text:p>
          </table:table-cell>
          <table:table-cell office:value-type="float" office:value="4">
            <text:p>4</text:p>
          </table:table-cell>
          <table:table-cell office:value-type="float" office:value="29.08">
            <text:p>29.08</text:p>
          </table:table-cell>
          <table:table-cell office:value-type="float" office:value="116.32">
            <text:p>116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462">
            <text:p>337462</text:p>
          </table:table-cell>
          <table:table-cell office:value-type="string">
            <text:p>RSFV706N.RicciPremierJourEDTVp</text:p>
          </table:table-cell>
          <table:table-cell office:value-type="float" office:value="10">
            <text:p>10</text:p>
          </table:table-cell>
          <table:table-cell office:value-type="float" office:value="30.25">
            <text:p>30.25</text:p>
          </table:table-cell>
          <table:table-cell office:value-type="float" office:value="302.5">
            <text:p>302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806">
            <text:p>337806</text:p>
          </table:table-cell>
          <table:table-cell office:value-type="string">
            <text:p>Gucci Flora By Gucci Fem.EDT50</text:p>
          </table:table-cell>
          <table:table-cell office:value-type="float" office:value="10">
            <text:p>10</text:p>
          </table:table-cell>
          <table:table-cell office:value-type="float" office:value="23.39">
            <text:p>23.39</text:p>
          </table:table-cell>
          <table:table-cell office:value-type="float" office:value="233.9">
            <text:p>233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858">
            <text:p>337858</text:p>
          </table:table-cell>
          <table:table-cell office:value-type="string">
            <text:p>DolceGab.The OneForMen.EDT100m</text:p>
          </table:table-cell>
          <table:table-cell office:value-type="float" office:value="4">
            <text:p>4</text:p>
          </table:table-cell>
          <table:table-cell office:value-type="float" office:value="32.47">
            <text:p>32.47</text:p>
          </table:table-cell>
          <table:table-cell office:value-type="float" office:value="129.88">
            <text:p>129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866">
            <text:p>337866</text:p>
          </table:table-cell>
          <table:table-cell office:value-type="string">
            <text:p>D.GabbanaLightBlue(Fem)EDT100</text:p>
          </table:table-cell>
          <table:table-cell office:value-type="float" office:value="1">
            <text:p>1</text:p>
          </table:table-cell>
          <table:table-cell table:number-columns-repeated="2" office:value-type="float" office:value="33.15">
            <text:p>33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870">
            <text:p>337870</text:p>
          </table:table-cell>
          <table:table-cell office:value-type="string">
            <text:p>DolceGab.TheOne(Fem)EDP vp50ml</text:p>
          </table:table-cell>
          <table:table-cell office:value-type="float" office:value="3">
            <text:p>3</text:p>
          </table:table-cell>
          <table:table-cell office:value-type="float" office:value="31.65">
            <text:p>31.65</text:p>
          </table:table-cell>
          <table:table-cell office:value-type="float" office:value="94.95">
            <text:p>94.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170">
            <text:p>339170</text:p>
          </table:table-cell>
          <table:table-cell office:value-type="string">
            <text:p>Dior Higher Energy EDT vp100ml</text:p>
          </table:table-cell>
          <table:table-cell office:value-type="float" office:value="9">
            <text:p>9</text:p>
          </table:table-cell>
          <table:table-cell office:value-type="float" office:value="34.47">
            <text:p>34.47</text:p>
          </table:table-cell>
          <table:table-cell office:value-type="float" office:value="310.23">
            <text:p>310.2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173">
            <text:p>339173</text:p>
          </table:table-cell>
          <table:table-cell office:value-type="string">
            <text:p>5614Dior Farenheit.A.Sh.FL100m</text:p>
          </table:table-cell>
          <table:table-cell office:value-type="float" office:value="3">
            <text:p>3</text:p>
          </table:table-cell>
          <table:table-cell office:value-type="float" office:value="23.5">
            <text:p>23.5</text:p>
          </table:table-cell>
          <table:table-cell office:value-type="float" office:value="70.5">
            <text:p>70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176">
            <text:p>339176</text:p>
          </table:table-cell>
          <table:table-cell office:value-type="string">
            <text:p>6624Dior Farenh.EDT Vap 100ml</text:p>
          </table:table-cell>
          <table:table-cell office:value-type="float" office:value="7">
            <text:p>7</text:p>
          </table:table-cell>
          <table:table-cell office:value-type="float" office:value="38.4">
            <text:p>38.4</text:p>
          </table:table-cell>
          <table:table-cell office:value-type="float" office:value="268.8">
            <text:p>268.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178">
            <text:p>339178</text:p>
          </table:table-cell>
          <table:table-cell office:value-type="string">
            <text:p>6622Dior Fahrenheit EDTvp.50ml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181">
            <text:p>339181</text:p>
          </table:table-cell>
          <table:table-cell office:value-type="string">
            <text:p>5663C.Dior FahrenheitDeo.Stick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190">
            <text:p>339190</text:p>
          </table:table-cell>
          <table:table-cell office:value-type="string">
            <text:p>24009Dior Dune Homme EDTvp100m</text:p>
          </table:table-cell>
          <table:table-cell office:value-type="float" office:value="4">
            <text:p>4</text:p>
          </table:table-cell>
          <table:table-cell office:value-type="float" office:value="34.47">
            <text:p>34.47</text:p>
          </table:table-cell>
          <table:table-cell office:value-type="float" office:value="137.88">
            <text:p>137.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194">
            <text:p>339194</text:p>
          </table:table-cell>
          <table:table-cell office:value-type="string">
            <text:p>046924009 Dior Homme EDTvp100m</text:p>
          </table:table-cell>
          <table:table-cell office:value-type="float" office:value="13">
            <text:p>13</text:p>
          </table:table-cell>
          <table:table-cell office:value-type="float" office:value="38.4">
            <text:p>38.4</text:p>
          </table:table-cell>
          <table:table-cell office:value-type="float" office:value="499.2">
            <text:p>499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200">
            <text:p>339200</text:p>
          </table:table-cell>
          <table:table-cell office:value-type="string">
            <text:p>Dior Homme Sport EDT vp.100ml</text:p>
          </table:table-cell>
          <table:table-cell office:value-type="float" office:value="11">
            <text:p>11</text:p>
          </table:table-cell>
          <table:table-cell office:value-type="float" office:value="38.4">
            <text:p>38.4</text:p>
          </table:table-cell>
          <table:table-cell office:value-type="float" office:value="422.4">
            <text:p>422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204">
            <text:p>339204</text:p>
          </table:table-cell>
          <table:table-cell office:value-type="string">
            <text:p>Dior Homme Sport Aft.Sh.100 ml</text:p>
          </table:table-cell>
          <table:table-cell office:value-type="float" office:value="2">
            <text:p>2</text:p>
          </table:table-cell>
          <table:table-cell office:value-type="float" office:value="24.18">
            <text:p>24.18</text:p>
          </table:table-cell>
          <table:table-cell office:value-type="float" office:value="48.36">
            <text:p>48.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87">
            <text:p>340087</text:p>
          </table:table-cell>
          <table:table-cell office:value-type="string">
            <text:p>Given.VeryIrresistibleEDTvp75m</text:p>
          </table:table-cell>
          <table:table-cell office:value-type="float" office:value="4">
            <text:p>4</text:p>
          </table:table-cell>
          <table:table-cell office:value-type="float" office:value="33.83">
            <text:p>33.83</text:p>
          </table:table-cell>
          <table:table-cell office:value-type="float" office:value="135.32">
            <text:p>135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340090">
            <text:p>340090</text:p>
          </table:table-cell>
          <table:table-cell office:value-type="string">
            <text:p>Giv.V.Irr.Fem.Sum.SorbetEDT75m</text:p>
          </table:table-cell>
          <table:table-cell office:value-type="float" office:value="2">
            <text:p>2</text:p>
          </table:table-cell>
          <table:table-cell office:value-type="float" office:value="27.32">
            <text:p>27.32</text:p>
          </table:table-cell>
          <table:table-cell office:value-type="float" office:value="54.64">
            <text:p>54.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96">
            <text:p>340096</text:p>
          </table:table-cell>
          <table:table-cell office:value-type="string">
            <text:p>21235Giv.Organza EDP vp.50ml</text:p>
          </table:table-cell>
          <table:table-cell office:value-type="float" office:value="4">
            <text:p>4</text:p>
          </table:table-cell>
          <table:table-cell office:value-type="float" office:value="40.67">
            <text:p>40.67</text:p>
          </table:table-cell>
          <table:table-cell office:value-type="float" office:value="162.68">
            <text:p>162.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98">
            <text:p>340098</text:p>
          </table:table-cell>
          <table:table-cell office:value-type="string">
            <text:p>Givenchy.Organza EDP vapo.100m</text:p>
          </table:table-cell>
          <table:table-cell office:value-type="float" office:value="1">
            <text:p>1</text:p>
          </table:table-cell>
          <table:table-cell table:number-columns-repeated="2" office:value-type="float" office:value="41.63">
            <text:p>41.6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146">
            <text:p>340146</text:p>
          </table:table-cell>
          <table:table-cell office:value-type="string">
            <text:p>22256Givenchy Pi EDT Hom.vp100</text:p>
          </table:table-cell>
          <table:table-cell office:value-type="float" office:value="1">
            <text:p>1</text:p>
          </table:table-cell>
          <table:table-cell table:number-columns-repeated="2" office:value-type="float" office:value="31.28">
            <text:p>31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148">
            <text:p>340148</text:p>
          </table:table-cell>
          <table:table-cell office:value-type="string">
            <text:p>Givenchy Pi Neo EDT Hom.vp.100</text:p>
          </table:table-cell>
          <table:table-cell office:value-type="float" office:value="3">
            <text:p>3</text:p>
          </table:table-cell>
          <table:table-cell office:value-type="float" office:value="40.35">
            <text:p>40.35</text:p>
          </table:table-cell>
          <table:table-cell office:value-type="float" office:value="121.05">
            <text:p>121.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170">
            <text:p>340170</text:p>
          </table:table-cell>
          <table:table-cell office:value-type="string">
            <text:p>Very IrresistibleHOM.EDT100ml</text:p>
          </table:table-cell>
          <table:table-cell office:value-type="float" office:value="1">
            <text:p>1</text:p>
          </table:table-cell>
          <table:table-cell table:number-columns-repeated="2" office:value-type="float" office:value="37.49">
            <text:p>37.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175">
            <text:p>340175</text:p>
          </table:table-cell>
          <table:table-cell office:value-type="string">
            <text:p>Givenchy Play Hom.EDT vp.100ml</text:p>
          </table:table-cell>
          <table:table-cell office:value-type="float" office:value="6">
            <text:p>6</text:p>
          </table:table-cell>
          <table:table-cell office:value-type="float" office:value="27.9">
            <text:p>27.9</text:p>
          </table:table-cell>
          <table:table-cell office:value-type="float" office:value="167.4">
            <text:p>167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40176">
            <text:p>340176</text:p>
          </table:table-cell>
          <table:table-cell office:value-type="string">
            <text:p>Giv.Play Intense Hom.EDTvp100m</text:p>
          </table:table-cell>
          <table:table-cell office:value-type="float" office:value="6">
            <text:p>6</text:p>
          </table:table-cell>
          <table:table-cell office:value-type="float" office:value="29.7">
            <text:p>29.7</text:p>
          </table:table-cell>
          <table:table-cell office:value-type="float" office:value="178.2">
            <text:p>178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446">
            <text:p>340446</text:p>
          </table:table-cell>
          <table:table-cell office:value-type="string">
            <text:p>G010965GuerlainInstantEDTvp50m</text:p>
          </table:table-cell>
          <table:table-cell office:value-type="float" office:value="5">
            <text:p>5</text:p>
          </table:table-cell>
          <table:table-cell office:value-type="float" office:value="36.68">
            <text:p>36.68</text:p>
          </table:table-cell>
          <table:table-cell office:value-type="float" office:value="183.4">
            <text:p>183.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460">
            <text:p>340460</text:p>
          </table:table-cell>
          <table:table-cell office:value-type="string">
            <text:p>Guerlain Instant Magic EDPvp50</text:p>
          </table:table-cell>
          <table:table-cell office:value-type="float" office:value="1">
            <text:p>1</text:p>
          </table:table-cell>
          <table:table-cell table:number-columns-repeated="2" office:value-type="float" office:value="43.3">
            <text:p>43.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584">
            <text:p>340584</text:p>
          </table:table-cell>
          <table:table-cell office:value-type="string">
            <text:p>33758Guerl.H.Rouge Aft.Sh.100m</text:p>
          </table:table-cell>
          <table:table-cell office:value-type="float" office:value="5">
            <text:p>5</text:p>
          </table:table-cell>
          <table:table-cell office:value-type="float" office:value="25.98">
            <text:p>25.98</text:p>
          </table:table-cell>
          <table:table-cell office:value-type="float" office:value="129.9">
            <text:p>129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592">
            <text:p>340592</text:p>
          </table:table-cell>
          <table:table-cell office:value-type="string">
            <text:p>Guerlain Homme EDT vp.80ml</text:p>
          </table:table-cell>
          <table:table-cell office:value-type="float" office:value="5">
            <text:p>5</text:p>
          </table:table-cell>
          <table:table-cell office:value-type="float" office:value="37.7">
            <text:p>37.7</text:p>
          </table:table-cell>
          <table:table-cell office:value-type="float" office:value="188.5">
            <text:p>188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594">
            <text:p>340594</text:p>
          </table:table-cell>
          <table:table-cell office:value-type="string">
            <text:p>Guerlain Homme Deo.Stick75ml</text:p>
          </table:table-cell>
          <table:table-cell office:value-type="float" office:value="2">
            <text:p>2</text:p>
          </table:table-cell>
          <table:table-cell office:value-type="float" office:value="13.25">
            <text:p>13.25</text:p>
          </table:table-cell>
          <table:table-cell office:value-type="float" office:value="26.5">
            <text:p>26.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612">
            <text:p>340612</text:p>
          </table:table-cell>
          <table:table-cell office:value-type="string">
            <text:p>399Guerlain Heritage EDT vp100</text:p>
          </table:table-cell>
          <table:table-cell office:value-type="float" office:value="7">
            <text:p>7</text:p>
          </table:table-cell>
          <table:table-cell office:value-type="float" office:value="41.26">
            <text:p>41.26</text:p>
          </table:table-cell>
          <table:table-cell office:value-type="float" office:value="288.82">
            <text:p>288.8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727">
            <text:p>340727</text:p>
          </table:table-cell>
          <table:table-cell office:value-type="string">
            <text:p>EmporioDiamondsElleEDP100ml</text:p>
          </table:table-cell>
          <table:table-cell office:value-type="float" office:value="1">
            <text:p>1</text:p>
          </table:table-cell>
          <table:table-cell table:number-columns-repeated="2" office:value-type="float" office:value="45.15">
            <text:p>45.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50622">
            <text:p>350622</text:p>
          </table:table-cell>
          <table:table-cell office:value-type="string">
            <text:p>71451Hermes Eau OrangeVerte100</text:p>
          </table:table-cell>
          <table:table-cell office:value-type="float" office:value="5">
            <text:p>5</text:p>
          </table:table-cell>
          <table:table-cell office:value-type="float" office:value="38.31">
            <text:p>38.31</text:p>
          </table:table-cell>
          <table:table-cell office:value-type="float" office:value="191.55">
            <text:p>191.5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820">
            <text:p>350820</text:p>
          </table:table-cell>
          <table:table-cell office:value-type="string">
            <text:p>Hermes Eau desMerveillesEDTvp5</text:p>
          </table:table-cell>
          <table:table-cell office:value-type="float" office:value="5">
            <text:p>5</text:p>
          </table:table-cell>
          <table:table-cell office:value-type="float" office:value="36.07">
            <text:p>36.07</text:p>
          </table:table-cell>
          <table:table-cell office:value-type="float" office:value="180.35">
            <text:p>180.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824">
            <text:p>350824</text:p>
          </table:table-cell>
          <table:table-cell office:value-type="string">
            <text:p>75650 Hermes Caleche EDTvp.100</text:p>
          </table:table-cell>
          <table:table-cell office:value-type="float" office:value="2">
            <text:p>2</text:p>
          </table:table-cell>
          <table:table-cell office:value-type="float" office:value="51.08">
            <text:p>51.08</text:p>
          </table:table-cell>
          <table:table-cell office:value-type="float" office:value="102.16">
            <text:p>102.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828">
            <text:p>350828</text:p>
          </table:table-cell>
          <table:table-cell office:value-type="string">
            <text:p>Hermes Kelly Caleche EDTvp50ml</text:p>
          </table:table-cell>
          <table:table-cell office:value-type="float" office:value="5">
            <text:p>5</text:p>
          </table:table-cell>
          <table:table-cell office:value-type="float" office:value="30.42">
            <text:p>30.42</text:p>
          </table:table-cell>
          <table:table-cell office:value-type="float" office:value="152.1">
            <text:p>152.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830">
            <text:p>350830</text:p>
          </table:table-cell>
          <table:table-cell office:value-type="string">
            <text:p>HermesJardinSurleNilEDTvp50ml</text:p>
          </table:table-cell>
          <table:table-cell office:value-type="float" office:value="6">
            <text:p>6</text:p>
          </table:table-cell>
          <table:table-cell office:value-type="float" office:value="29.7">
            <text:p>29.7</text:p>
          </table:table-cell>
          <table:table-cell office:value-type="float" office:value="178.2">
            <text:p>178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958">
            <text:p>350958</text:p>
          </table:table-cell>
          <table:table-cell office:value-type="string">
            <text:p>78650Herm.24 FaubourgEDTvp.100</text:p>
          </table:table-cell>
          <table:table-cell office:value-type="float" office:value="3">
            <text:p>3</text:p>
          </table:table-cell>
          <table:table-cell office:value-type="float" office:value="49.44">
            <text:p>49.44</text:p>
          </table:table-cell>
          <table:table-cell office:value-type="float" office:value="148.32">
            <text:p>148.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012">
            <text:p>357012</text:p>
          </table:table-cell>
          <table:table-cell office:value-type="string">
            <text:p>815510 Lanc.Poeme EDP vp.50 ml</text:p>
          </table:table-cell>
          <table:table-cell office:value-type="float" office:value="2">
            <text:p>2</text:p>
          </table:table-cell>
          <table:table-cell office:value-type="float" office:value="40.72">
            <text:p>40.72</text:p>
          </table:table-cell>
          <table:table-cell office:value-type="float" office:value="81.44">
            <text:p>81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530">
            <text:p>358530</text:p>
          </table:table-cell>
          <table:table-cell office:value-type="string">
            <text:p>YSL Coffret Classic Miniatures</text:p>
          </table:table-cell>
          <table:table-cell office:value-type="float" office:value="8">
            <text:p>8</text:p>
          </table:table-cell>
          <table:table-cell office:value-type="float" office:value="24.18">
            <text:p>24.18</text:p>
          </table:table-cell>
          <table:table-cell office:value-type="float" office:value="193.44">
            <text:p>193.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821">
            <text:p>358821</text:p>
          </table:table-cell>
          <table:table-cell office:value-type="string">
            <text:p>7177Jacomo de Jacomo EDTvp100m</text:p>
          </table:table-cell>
          <table:table-cell office:value-type="float" office:value="5">
            <text:p>5</text:p>
          </table:table-cell>
          <table:table-cell office:value-type="float" office:value="33.04">
            <text:p>33.04</text:p>
          </table:table-cell>
          <table:table-cell office:value-type="float" office:value="165.2">
            <text:p>165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924">
            <text:p>358924</text:p>
          </table:table-cell>
          <table:table-cell office:value-type="string">
            <text:p>5117Jac.Silences Pf.Toil.vp100</text:p>
          </table:table-cell>
          <table:table-cell office:value-type="float" office:value="3">
            <text:p>3</text:p>
          </table:table-cell>
          <table:table-cell office:value-type="float" office:value="40.9">
            <text:p>40.9</text:p>
          </table:table-cell>
          <table:table-cell office:value-type="float" office:value="122.7">
            <text:p>122.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2560">
            <text:p>512560</text:p>
          </table:table-cell>
          <table:table-cell office:value-type="string">
            <text:p>Artzner Bloc Foie Gras Oie145g</text:p>
          </table:table-cell>
          <table:table-cell office:value-type="float" office:value="1">
            <text:p>1</text:p>
          </table:table-cell>
          <table:table-cell table:number-columns-repeated="2" office:value-type="float" office:value="13.9">
            <text:p>13.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12563">
            <text:p>512563</text:p>
          </table:table-cell>
          <table:table-cell office:value-type="string">
            <text:p>RS Artz.FGrasCanardEntierengel</text:p>
          </table:table-cell>
          <table:table-cell office:value-type="float" office:value="7">
            <text:p>7</text:p>
          </table:table-cell>
          <table:table-cell office:value-type="float" office:value="18.55">
            <text:p>18.55</text:p>
          </table:table-cell>
          <table:table-cell office:value-type="float" office:value="129.85">
            <text:p>129.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2566">
            <text:p>512566</text:p>
          </table:table-cell>
          <table:table-cell office:value-type="string">
            <text:p>F.Artzner Foie Gras Canard130g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2568">
            <text:p>512568</text:p>
          </table:table-cell>
          <table:table-cell office:value-type="string">
            <text:p>ArtznerTubode 3pates finsx65gr</text:p>
          </table:table-cell>
          <table:table-cell office:value-type="float" office:value="17">
            <text:p>17</text:p>
          </table:table-cell>
          <table:table-cell office:value-type="float" office:value="4.15">
            <text:p>4.15</text:p>
          </table:table-cell>
          <table:table-cell office:value-type="float" office:value="70.55">
            <text:p>70.5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656">
            <text:p>519656</text:p>
          </table:table-cell>
          <table:table-cell office:value-type="string">
            <text:p>lanc.RenergieCreme DoublePerfo</text:p>
          </table:table-cell>
          <table:table-cell office:value-type="float" office:value="1">
            <text:p>1</text:p>
          </table:table-cell>
          <table:table-cell table:number-columns-repeated="2" office:value-type="float" office:value="45.35">
            <text:p>45.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664">
            <text:p>519664</text:p>
          </table:table-cell>
          <table:table-cell office:value-type="string">
            <text:p>Lanc.Aqua FusionSPF15 creme50m</text:p>
          </table:table-cell>
          <table:table-cell office:value-type="float" office:value="1">
            <text:p>1</text:p>
          </table:table-cell>
          <table:table-cell table:number-columns-repeated="2" office:value-type="float" office:value="24.18">
            <text:p>24.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19678">
            <text:p>519678</text:p>
          </table:table-cell>
          <table:table-cell office:value-type="string">
            <text:p>Lanc.Mascara L extreme Noir</text:p>
          </table:table-cell>
          <table:table-cell office:value-type="float" office:value="7">
            <text:p>7</text:p>
          </table:table-cell>
          <table:table-cell office:value-type="float" office:value="16.25">
            <text:p>16.25</text:p>
          </table:table-cell>
          <table:table-cell office:value-type="float" office:value="113.75">
            <text:p>113.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687">
            <text:p>519687</text:p>
          </table:table-cell>
          <table:table-cell office:value-type="string">
            <text:p>Lanc.Clarte Galateis FL.200ml</text:p>
          </table:table-cell>
          <table:table-cell office:value-type="float" office:value="2">
            <text:p>2</text:p>
          </table:table-cell>
          <table:table-cell office:value-type="float" office:value="12.57">
            <text:p>12.57</text:p>
          </table:table-cell>
          <table:table-cell office:value-type="float" office:value="25.14">
            <text:p>25.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6605">
            <text:p>526605</text:p>
          </table:table-cell>
          <table:table-cell office:value-type="string">
            <text:p>Dior Lait Demaquillant 200ml</text:p>
          </table:table-cell>
          <table:table-cell office:value-type="float" office:value="5">
            <text:p>5</text:p>
          </table:table-cell>
          <table:table-cell office:value-type="float" office:value="11.69">
            <text:p>11.69</text:p>
          </table:table-cell>
          <table:table-cell office:value-type="float" office:value="58.45">
            <text:p>58.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6610">
            <text:p>526610</text:p>
          </table:table-cell>
          <table:table-cell office:value-type="string">
            <text:p>Dior Lotion Tonique Vivif.200m</text:p>
          </table:table-cell>
          <table:table-cell office:value-type="float" office:value="3">
            <text:p>3</text:p>
          </table:table-cell>
          <table:table-cell office:value-type="float" office:value="11.69">
            <text:p>11.69</text:p>
          </table:table-cell>
          <table:table-cell office:value-type="float" office:value="35.07">
            <text:p>35.0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26636">
            <text:p>526636</text:p>
          </table:table-cell>
          <table:table-cell office:value-type="string">
            <text:p>DiorCaptureCr.Correct.Rides</text:p>
          </table:table-cell>
          <table:table-cell office:value-type="float" office:value="6">
            <text:p>6</text:p>
          </table:table-cell>
          <table:table-cell office:value-type="float" office:value="39.2">
            <text:p>39.2</text:p>
          </table:table-cell>
          <table:table-cell office:value-type="float" office:value="235.2">
            <text:p>235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6637">
            <text:p>526637</text:p>
          </table:table-cell>
          <table:table-cell office:value-type="string">
            <text:p>DiorCapture Eye WinkleCream</text:p>
          </table:table-cell>
          <table:table-cell office:value-type="float" office:value="2">
            <text:p>2</text:p>
          </table:table-cell>
          <table:table-cell office:value-type="float" office:value="25.5">
            <text:p>25.5</text:p>
          </table:table-cell>
          <table:table-cell office:value-type="float" office:value="51">
            <text:p>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6652">
            <text:p>526652</text:p>
          </table:table-cell>
          <table:table-cell office:value-type="string">
            <text:p>DiorCaptureSculpt10 Visage</text:p>
          </table:table-cell>
          <table:table-cell office:value-type="float" office:value="20">
            <text:p>20</text:p>
          </table:table-cell>
          <table:table-cell office:value-type="float" office:value="38.5">
            <text:p>38.5</text:p>
          </table:table-cell>
          <table:table-cell office:value-type="float" office:value="770">
            <text:p>77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6660">
            <text:p>526660</text:p>
          </table:table-cell>
          <table:table-cell office:value-type="string">
            <text:p>DiorCaptureTot.Cr.MultiPerfect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960">
            <text:p>9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20">
            <text:p>527620</text:p>
          </table:table-cell>
          <table:table-cell office:value-type="string">
            <text:p>Givenchy Palette Maquillage</text:p>
          </table:table-cell>
          <table:table-cell office:value-type="float" office:value="4">
            <text:p>4</text:p>
          </table:table-cell>
          <table:table-cell office:value-type="float" office:value="41.3">
            <text:p>41.3</text:p>
          </table:table-cell>
          <table:table-cell office:value-type="float" office:value="165.2">
            <text:p>165.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527630">
            <text:p>527630</text:p>
          </table:table-cell>
          <table:table-cell office:value-type="string">
            <text:p>Giv.Mascara+Demaquil+Crayon</text:p>
          </table:table-cell>
          <table:table-cell office:value-type="float" office:value="7">
            <text:p>7</text:p>
          </table:table-cell>
          <table:table-cell office:value-type="float" office:value="26.69">
            <text:p>26.69</text:p>
          </table:table-cell>
          <table:table-cell office:value-type="float" office:value="186.83">
            <text:p>186.8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007">
            <text:p>528007</text:p>
          </table:table-cell>
          <table:table-cell office:value-type="string">
            <text:p>Guerl.SuccessFuturCr.Nuit50ml</text:p>
          </table:table-cell>
          <table:table-cell office:value-type="float" office:value="1">
            <text:p>1</text:p>
          </table:table-cell>
          <table:table-cell table:number-columns-repeated="2" office:value-type="float" office:value="69.28">
            <text:p>69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060">
            <text:p>528060</text:p>
          </table:table-cell>
          <table:table-cell office:value-type="string">
            <text:p>998Guerl.Meteorite.Poudre29grs</text:p>
          </table:table-cell>
          <table:table-cell office:value-type="float" office:value="3">
            <text:p>3</text:p>
          </table:table-cell>
          <table:table-cell office:value-type="float" office:value="29.55">
            <text:p>29.55</text:p>
          </table:table-cell>
          <table:table-cell office:value-type="float" office:value="88.65">
            <text:p>88.6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632">
            <text:p>548632</text:p>
          </table:table-cell>
          <table:table-cell office:value-type="string">
            <text:p>Sam.AerisComfortUpright 64cm</text:p>
          </table:table-cell>
          <table:table-cell office:value-type="float" office:value="1">
            <text:p>1</text:p>
          </table:table-cell>
          <table:table-cell table:number-columns-repeated="2" office:value-type="float" office:value="95.74">
            <text:p>95.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637">
            <text:p>548637</text:p>
          </table:table-cell>
          <table:table-cell office:value-type="string">
            <text:p>Sam.AerisComfortSpinner82CM</text:p>
          </table:table-cell>
          <table:table-cell office:value-type="float" office:value="1">
            <text:p>1</text:p>
          </table:table-cell>
          <table:table-cell table:number-columns-repeated="2" office:value-type="float" office:value="121.28">
            <text:p>121.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090">
            <text:p>555090</text:p>
          </table:table-cell>
          <table:table-cell office:value-type="string">
            <text:p>Emballages et conditionnements</text:p>
          </table:table-cell>
          <table:table-cell office:value-type="float" office:value="-1">
            <text:p>-1</text:p>
          </table:table-cell>
          <table:table-cell office:value-type="float" office:value="400.86">
            <text:p>400.86</text:p>
          </table:table-cell>
          <table:table-cell office:value-type="float" office:value="-400.86">
            <text:p>-400.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table:style-name="Default" table:number-columns-repeated="4"/>
          <table:table-cell table:style-name="ce3" table:formula="of:=SUM([.E1:.E683])" office:value-type="float" office:value="182470.86">
            <text:p>182470.86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25/08/2017</text:date>, <text:time>20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0:48:23.56</meta:creation-date>
    <dc:date>2017-08-25T20:48:56.02</dc:date>
    <meta:editing-duration>PT32S</meta:editing-duration>
    <meta:editing-cycles>1</meta:editing-cycles>
    <meta:document-statistic meta:table-count="3" meta:cell-count="5466" meta:object-count="0"/>
    <meta:generator>OpenOffice/4.1.3$Win32 OpenOffice.org_project/413m1$Build-9783</meta:generator>
  </office:meta>
</office:document-meta>
</file>